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342" svg:font-family="MSI_Z342" style:font-pitch="variable"/>
    <style:font-face style:name="MSI_Z343" svg:font-family="MSI_Z343" style:font-pitch="variable"/>
    <style:font-face style:name="MSI_Z344" svg:font-family="MSI_Z344" style:font-pitch="variable"/>
    <style:font-face style:name="MSI_Z345" svg:font-family="MSI_Z345" style:font-pitch="variable"/>
    <style:font-face style:name="MSI_Z346" svg:font-family="MSI_Z346" style:font-pitch="variable"/>
    <style:font-face style:name="MSI_Z347" svg:font-family="MSI_Z347" style:font-pitch="variable"/>
    <style:font-face style:name="MSI_Z348" svg:font-family="MSI_Z348" style:font-pitch="variable"/>
    <style:font-face style:name="MSI_Z349" svg:font-family="MSI_Z349" style:font-pitch="variable"/>
    <style:font-face style:name="MSI_Z350" svg:font-family="MSI_Z350" style:font-pitch="variable"/>
    <style:font-face style:name="MSI_Z351" svg:font-family="MSI_Z351" style:font-pitch="variable"/>
    <style:font-face style:name="MSI_Z352" svg:font-family="MSI_Z352" style:font-pitch="variable"/>
    <style:font-face style:name="MSI_Z353" svg:font-family="MSI_Z353" style:font-pitch="variable"/>
    <style:font-face style:name="MSI_Z354" svg:font-family="MSI_Z354" style:font-pitch="variable"/>
    <style:font-face style:name="MSI_Z355" svg:font-family="MSI_Z355" style:font-pitch="variable"/>
    <style:font-face style:name="MSI_Z356" svg:font-family="MSI_Z356" style:font-pitch="variable"/>
    <style:font-face style:name="MSI_Z357" svg:font-family="MSI_Z357" style:font-pitch="variable"/>
    <style:font-face style:name="MSI_Z358" svg:font-family="MSI_Z358" style:font-pitch="variable"/>
    <style:font-face style:name="MSI_Z359" svg:font-family="MSI_Z359" style:font-pitch="variable"/>
    <style:font-face style:name="MSI_Z360" svg:font-family="MSI_Z360" style:font-pitch="variable"/>
    <style:font-face style:name="MSI_Z361" svg:font-family="MSI_Z361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342" svg:font-family="QCF_P342" style:font-family-generic="roman" style:font-pitch="variable"/>
    <style:font-face style:name="QCF_P343" svg:font-family="QCF_P343" style:font-family-generic="roman" style:font-pitch="variable"/>
    <style:font-face style:name="QCF_P344" svg:font-family="QCF_P344" style:font-family-generic="roman" style:font-pitch="variable"/>
    <style:font-face style:name="QCF_P345" svg:font-family="QCF_P345" style:font-family-generic="roman" style:font-pitch="variable"/>
    <style:font-face style:name="QCF_P346" svg:font-family="QCF_P346" style:font-family-generic="roman" style:font-pitch="variable"/>
    <style:font-face style:name="QCF_P347" svg:font-family="QCF_P347" style:font-family-generic="roman" style:font-pitch="variable"/>
    <style:font-face style:name="QCF_P348" svg:font-family="QCF_P348" style:font-family-generic="roman" style:font-pitch="variable"/>
    <style:font-face style:name="QCF_P349" svg:font-family="QCF_P349" style:font-family-generic="roman" style:font-pitch="variable"/>
    <style:font-face style:name="QCF_P350" svg:font-family="QCF_P350" style:font-family-generic="roman" style:font-pitch="variable"/>
    <style:font-face style:name="QCF_P351" svg:font-family="QCF_P351" style:font-family-generic="roman" style:font-pitch="variable"/>
    <style:font-face style:name="QCF_P352" svg:font-family="QCF_P352" style:font-family-generic="roman" style:font-pitch="variable"/>
    <style:font-face style:name="QCF_P353" svg:font-family="QCF_P353" style:font-family-generic="roman" style:font-pitch="variable"/>
    <style:font-face style:name="QCF_P354" svg:font-family="QCF_P354" style:font-family-generic="roman" style:font-pitch="variable"/>
    <style:font-face style:name="QCF_P355" svg:font-family="QCF_P355" style:font-family-generic="roman" style:font-pitch="variable"/>
    <style:font-face style:name="QCF_P356" svg:font-family="QCF_P356" style:font-family-generic="roman" style:font-pitch="variable"/>
    <style:font-face style:name="QCF_P357" svg:font-family="QCF_P357" style:font-family-generic="roman" style:font-pitch="variable"/>
    <style:font-face style:name="QCF_P358" svg:font-family="QCF_P358" style:font-family-generic="roman" style:font-pitch="variable"/>
    <style:font-face style:name="QCF_P359" svg:font-family="QCF_P359" style:font-family-generic="roman" style:font-pitch="variable"/>
    <style:font-face style:name="QCF_P360" svg:font-family="QCF_P360" style:font-family-generic="roman" style:font-pitch="variable"/>
    <style:font-face style:name="QCF_P361" svg:font-family="QCF_P3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441" svg:font-family="QCF_P344" style:font-family-generic="system" style:font-pitch="variable"/>
    <style:font-face style:name="QCF_P3451" svg:font-family="QCF_P345" style:font-family-generic="system" style:font-pitch="variable"/>
    <style:font-face style:name="QCF_P3461" svg:font-family="QCF_P346" style:font-family-generic="system" style:font-pitch="variable"/>
    <style:font-face style:name="QCF_P3471" svg:font-family="QCF_P347" style:font-family-generic="system" style:font-pitch="variable"/>
    <style:font-face style:name="QCF_P3481" svg:font-family="QCF_P348" style:font-family-generic="system" style:font-pitch="variable"/>
    <style:font-face style:name="QCF_P3491" svg:font-family="QCF_P349" style:font-family-generic="system" style:font-pitch="variable"/>
    <style:font-face style:name="QCF_P3501" svg:font-family="QCF_P350" style:font-family-generic="system" style:font-pitch="variable"/>
    <style:font-face style:name="QCF_P3511" svg:font-family="QCF_P351" style:font-family-generic="system" style:font-pitch="variable"/>
    <style:font-face style:name="QCF_P3521" svg:font-family="QCF_P352" style:font-family-generic="system" style:font-pitch="variable"/>
    <style:font-face style:name="QCF_P3531" svg:font-family="QCF_P353" style:font-family-generic="system" style:font-pitch="variable"/>
    <style:font-face style:name="QCF_P3541" svg:font-family="QCF_P354" style:font-family-generic="system" style:font-pitch="variable"/>
    <style:font-face style:name="QCF_P3551" svg:font-family="QCF_P355" style:font-family-generic="system" style:font-pitch="variable"/>
    <style:font-face style:name="QCF_P3561" svg:font-family="QCF_P356" style:font-family-generic="system" style:font-pitch="variable"/>
    <style:font-face style:name="QCF_P3571" svg:font-family="QCF_P357" style:font-family-generic="system" style:font-pitch="variable"/>
    <style:font-face style:name="QCF_P3581" svg:font-family="QCF_P358" style:font-family-generic="system" style:font-pitch="variable"/>
    <style:font-face style:name="QCF_P3591" svg:font-family="QCF_P359" style:font-family-generic="system" style:font-pitch="variable"/>
    <style:font-face style:name="QCF_P3601" svg:font-family="QCF_P360" style:font-family-generic="system" style:font-pitch="variable"/>
    <style:font-face style:name="QCF_P3611" svg:font-family="QCF_P36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399f2c" style:font-size-asian="23.5pt" style:font-name-complex="MSI_Z342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3f3f2" style:font-size-asian="23.5pt" style:font-name-complex="MSI_Z344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51353" style:font-size-asian="23.5pt" style:font-name-complex="MSI_Z348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49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3b91a5" style:font-size-asian="23.5pt" style:font-name-complex="MSI_Z350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1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2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3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4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5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709fe" style:font-size-asian="23.5pt" style:font-name-complex="MSI_Z358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MS Sans Serif" fo:font-size="23.5pt" officeooo:rsid="0134ce9b" officeooo:paragraph-rsid="0148cd8f" style:font-size-asian="23.5pt" style:font-name-complex="MSI_Z360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99f2c" style:font-size-asian="23.5pt" style:font-name-complex="MSI_Z343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3f3f2" style:font-size-asian="23.5pt" style:font-name-complex="MSI_Z344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b91a5" style:font-size-asian="23.5pt" style:font-name-complex="MSI_Z345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b91a5" style:font-size-asian="23.5pt" style:font-name-complex="MSI_Z346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51353" style:font-size-asian="23.5pt" style:font-name-complex="MSI_Z347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51353" style:font-size-asian="23.5pt" style:font-name-complex="MSI_Z348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49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1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2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3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4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67bb4" style:font-size-asian="23.5pt" style:font-name-complex="MSI_Z355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f6166" style:font-size-asian="23.5pt" style:font-name-complex="MSI_Z356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f6166" style:font-size-asian="23.5pt" style:font-name-complex="MSI_Z357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709fe" style:font-size-asian="23.5pt" style:font-name-complex="MSI_Z358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48cd8f" style:font-size-asian="23.5pt" style:font-name-complex="MSI_Z360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f6166" style:font-size-asian="23.5pt" style:font-name-complex="MSI_Z361" style:font-size-complex="23.5pt"/>
    </style:style>
    <style:style style:name="P34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349" fo:font-size="23.5pt" officeooo:rsid="0149304f" officeooo:paragraph-rsid="0149304f" style:font-size-asian="23.5pt" style:font-name-complex="MSI_Z349" style:font-size-complex="23.5pt"/>
    </style:style>
    <style:style style:name="P35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359" fo:font-size="23.5pt" officeooo:rsid="014a7ff3" officeooo:paragraph-rsid="014a7ff3" style:font-size-asian="23.5pt" style:font-name-complex="MSI_Z359" style:font-size-complex="23.5pt"/>
    </style:style>
    <style:style style:name="P3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fo:color="#000000" style:font-name="QCF_P359" fo:font-size="23.5pt" officeooo:rsid="0134ce9b" officeooo:paragraph-rsid="014709fe" style:font-size-asian="23.5pt" style:font-name-complex="MSI_Z359" style:font-size-complex="23.5pt"/>
    </style:style>
    <style:style style:name="P37" style:family="paragraph" style:parent-style-name="Standard" style:master-page-name="Standard">
      <style:paragraph-properties fo:text-align="center" style:justify-single-word="false" style:page-number="342" fo:break-before="auto" fo:break-after="auto" style:writing-mode="rl-tb">
        <style:tab-stops/>
      </style:paragraph-properties>
      <style:text-properties style:use-window-font-color="true" style:font-name="QCF_P342" fo:font-size="23.5pt" officeooo:rsid="0149304f" officeooo:paragraph-rsid="0149304f" style:font-size-asian="23.5pt" style:font-name-complex="MSI_Z342" style:font-size-complex="23.5pt"/>
    </style:style>
    <style:style style:name="P38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style:font-name="QCF_P349" fo:font-size="23.5pt" officeooo:rsid="0149304f" officeooo:paragraph-rsid="0149304f" style:font-size-asian="23.5pt" style:font-name-complex="MSI_Z349" style:font-size-complex="23.5pt"/>
    </style:style>
    <style:style style:name="P39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style:font-name="MS Sans Serif" fo:font-size="23.5pt" officeooo:rsid="0134ce9b" officeooo:paragraph-rsid="013f6166" style:font-size-asian="23.5pt" style:font-name-complex="MSI_Z359" style:font-size-complex="23.5pt"/>
    </style:style>
    <style:style style:name="T1" style:family="text">
      <style:text-properties officeooo:rsid="012706cb"/>
    </style:style>
    <style:style style:name="T2" style:family="text">
      <style:text-properties officeooo:rsid="01390bc4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0pt" officeooo:rsid="0075019c" style:font-size-asian="10pt" style:font-size-complex="10pt"/>
    </style:style>
    <style:style style:name="T5" style:family="text">
      <style:text-properties style:font-name="Liberation Sans Narrow" fo:font-size="10pt" officeooo:rsid="0136b361" style:font-size-asian="10pt" style:font-size-complex="10pt"/>
    </style:style>
    <style:style style:name="T6" style:family="text">
      <style:text-properties style:font-name="Liberation Sans Narrow" fo:font-size="10pt" officeooo:rsid="00b43692" style:font-size-asian="10pt" style:font-size-complex="10pt"/>
    </style:style>
    <style:style style:name="T7" style:family="text">
      <style:text-properties style:font-name="Liberation Sans Narrow" fo:font-size="10pt" officeooo:rsid="014b1ed1" style:font-size-asian="10pt" style:font-size-complex="10pt"/>
    </style:style>
    <style:style style:name="T8" style:family="text">
      <style:text-properties officeooo:rsid="011f8199"/>
    </style:style>
    <style:style style:name="T9" style:family="text">
      <style:text-properties officeooo:rsid="00b43692"/>
    </style:style>
    <style:style style:name="T10" style:family="text">
      <style:text-properties style:font-name="QCF_P342"/>
    </style:style>
    <style:style style:name="T11" style:family="text">
      <style:text-properties style:font-name="QCF_P343"/>
    </style:style>
    <style:style style:name="T12" style:family="text">
      <style:text-properties style:font-name="QCF_P344"/>
    </style:style>
    <style:style style:name="T13" style:family="text">
      <style:text-properties style:font-name="QCF_P345"/>
    </style:style>
    <style:style style:name="T14" style:family="text">
      <style:text-properties style:font-name="QCF_P346"/>
    </style:style>
    <style:style style:name="T15" style:family="text">
      <style:text-properties style:font-name="QCF_P347"/>
    </style:style>
    <style:style style:name="T16" style:family="text">
      <style:text-properties style:font-name="QCF_P348"/>
    </style:style>
    <style:style style:name="T17" style:family="text">
      <style:text-properties style:font-name="QCF_P349"/>
    </style:style>
    <style:style style:name="T18" style:family="text">
      <style:text-properties style:font-name="QCF_P350"/>
    </style:style>
    <style:style style:name="T19" style:family="text">
      <style:text-properties style:font-name="QCF_P351"/>
    </style:style>
    <style:style style:name="T20" style:family="text">
      <style:text-properties style:font-name="QCF_P352"/>
    </style:style>
    <style:style style:name="T21" style:family="text">
      <style:text-properties style:font-name="QCF_P353"/>
    </style:style>
    <style:style style:name="T22" style:family="text">
      <style:text-properties style:font-name="QCF_P354"/>
    </style:style>
    <style:style style:name="T23" style:family="text">
      <style:text-properties style:font-name="QCF_P355"/>
    </style:style>
    <style:style style:name="T24" style:family="text">
      <style:text-properties style:font-name="QCF_P356"/>
    </style:style>
    <style:style style:name="T25" style:family="text">
      <style:text-properties style:font-name="QCF_P357"/>
    </style:style>
    <style:style style:name="T26" style:family="text">
      <style:text-properties style:font-name="QCF_P358"/>
    </style:style>
    <style:style style:name="T27" style:family="text">
      <style:text-properties style:font-name="QCF_P359"/>
    </style:style>
    <style:style style:name="T28" style:family="text">
      <style:text-properties style:font-name="QCF_P360"/>
    </style:style>
    <style:style style:name="T29" style:family="text">
      <style:text-properties style:font-name="QCF_P361"/>
    </style:style>
    <style:style style:name="T30" style:family="text">
      <style:text-properties style:font-name-complex="MSI_BASMALAH"/>
    </style:style>
    <style:style style:name="T31" style:family="text">
      <style:text-properties style:font-name-complex="MSI_Z342"/>
    </style:style>
    <style:style style:name="T32" style:family="text">
      <style:text-properties officeooo:rsid="014b1ed1"/>
    </style:style>
    <style:style style:name="T33" style:family="text">
      <style:text-properties style:font-name="Liberation Sans Narrow"/>
    </style:style>
    <style:style style:name="T34" style:family="text">
      <style:text-properties style:font-name="Liberation Sans Narrow" officeooo:rsid="012706cb"/>
    </style:style>
    <style:style style:name="T35" style:family="text">
      <style:text-properties style:font-name="Liberation Sans Narrow" fo:font-size="10pt" officeooo:rsid="0075019c" style:font-size-asian="10pt" style:font-size-complex="10pt"/>
    </style:style>
    <style:style style:name="T36" style:family="text">
      <style:text-properties style:font-name="Liberation Sans Narrow" fo:font-size="10pt" officeooo:rsid="014b1ed1" style:font-size-asian="10pt" style:font-size-complex="10pt"/>
    </style:style>
    <style:style style:name="T37" style:family="text">
      <style:text-properties style:font-name="Liberation Sans Narrow" officeooo:rsid="014b1e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oft-page-break/><text:span text:style-name="T30">ﭤﭥﭦ</text:span></text:p>
      <text:p text:style-name="P5"><text:span text:style-name="T10">ﭑ</text:span><text:span text:style-name="T3"> </text:span><text:span text:style-name="T10">ﭒ</text:span><text:span text:style-name="T3"> </text:span><text:span text:style-name="T10">ﭓ</text:span><text:span text:style-name="T3"> </text:span><text:span text:style-name="T10">ﭔ</text:span><text:span text:style-name="T3"> </text:span><text:span text:style-name="T10">ﭕ</text:span><text:span text:style-name="T3"> </text:span><text:span text:style-name="T10">ﭖ</text:span><text:span text:style-name="T3"> </text:span><text:span text:style-name="T10">ﭗ</text:span><text:span text:style-name="T3"> </text:span><text:span text:style-name="T10">ﭘ</text:span><text:span text:style-name="T3"> </text:span><text:span text:style-name="T10">ﭙ</text:span><text:span text:style-name="T3"> </text:span><text:span text:style-name="T10">ﭚ</text:span><text:span text:style-name="T3"> </text:span><text:span text:style-name="T10">ﭛ</text:span><text:span text:style-name="T3"> </text:span><text:span text:style-name="T10">ﭜ</text:span><text:span text:style-name="T3"> </text:span><text:span text:style-name="T10">ﭝ</text:span><text:span text:style-name="T3"> </text:span><text:span text:style-name="T10">ﭞ</text:span><text:span text:style-name="T3"> </text:span><text:span text:style-name="T10">ﭟ</text:span><text:span text:style-name="T3"> </text:span><text:span text:style-name="T10">ﭠ</text:span><text:span text:style-name="T3"> </text:span><text:span text:style-name="T10">ﭡ</text:span><text:span text:style-name="T3"> </text:span><text:span text:style-name="T10">ﭢ</text:span><text:span text:style-name="T3"> </text:span><text:span text:style-name="T10">ﭣ</text:span><text:span text:style-name="T3"> </text:span><text:span text:style-name="T10">ﭤ</text:span><text:span text:style-name="T3"> </text:span><text:span text:style-name="T10">ﭥ</text:span><text:span text:style-name="T3"> </text:span><text:span text:style-name="T10">ﭦ</text:span><text:span text:style-name="T3"> </text:span><text:span text:style-name="T10">ﭧ</text:span><text:span text:style-name="T3"> </text:span><text:span text:style-name="T10">ﭨ</text:span><text:span text:style-name="T3"> </text:span><text:span text:style-name="T10">ﭩ</text:span><text:span text:style-name="T3"> </text:span><text:span text:style-name="T10">ﭪ</text:span><text:span text:style-name="T3"> </text:span><text:span text:style-name="T10">ﭫ</text:span><text:span text:style-name="T3"> </text:span><text:span text:style-name="T10">ﭬ</text:span><text:span text:style-name="T3"> </text:span><text:span text:style-name="T10">ﭭ</text:span><text:span text:style-name="T3"> </text:span><text:span text:style-name="T10">ﭮ</text:span><text:span text:style-name="T3"> </text:span><text:span text:style-name="T10">ﭯ</text:span><text:span text:style-name="T3"> </text:span><text:span text:style-name="T10">ﭰ</text:span><text:span text:style-name="T3"> </text:span><text:span text:style-name="T10">ﭱ</text:span><text:span text:style-name="T3"> </text:span><text:span text:style-name="T10">ﭲ</text:span><text:span text:style-name="T3"> </text:span><text:span text:style-name="T10">ﭳ</text:span><text:span text:style-name="T3"> </text:span><text:span text:style-name="T10">ﭴ</text:span><text:span text:style-name="T3"> </text:span><text:span text:style-name="T10">ﭵ</text:span><text:span text:style-name="T3"> </text:span><text:span text:style-name="T10">ﭶ</text:span><text:span text:style-name="T3"> </text:span><text:span text:style-name="T10">ﭷ</text:span><text:span text:style-name="T3"> </text:span><text:span text:style-name="T10">ﭸ</text:span><text:span text:style-name="T3"> </text:span><text:span text:style-name="T10">ﭹ</text:span><text:span text:style-name="T3"> </text:span><text:span text:style-name="T10">ﭺ</text:span><text:span text:style-name="T3"> </text:span><text:span text:style-name="T10">ﭻ</text:span><text:span text:style-name="T3"> </text:span><text:span text:style-name="T10">ﭼ</text:span><text:span text:style-name="T3"> </text:span><text:span text:style-name="T10">ﭽ</text:span><text:span text:style-name="T3"> </text:span><text:span text:style-name="T10">ﭾ</text:span><text:span text:style-name="T3"> </text:span><text:span text:style-name="T10">ﭿ</text:span><text:span text:style-name="T3"> </text:span><text:span text:style-name="T10">ﮀ</text:span><text:span text:style-name="T3"> </text:span><text:span text:style-name="T10">ﮁ</text:span><text:span text:style-name="T3"> </text:span><text:span text:style-name="T10">ﮂ</text:span><text:span text:style-name="T3"> </text:span><text:span text:style-name="T10">ﮃ</text:span><text:span text:style-name="T3"> </text:span><text:span text:style-name="T10">ﮄ</text:span><text:span text:style-name="T3"> </text:span><text:span text:style-name="T10">ﮅ</text:span><text:span text:style-name="T3"> </text:span><text:span text:style-name="T10">ﮆ</text:span><text:span text:style-name="T3"> </text:span><text:span text:style-name="T10">ﮇ</text:span><text:span text:style-name="T3"> </text:span><text:span text:style-name="T10">ﮈ</text:span><text:span text:style-name="T3"> </text:span><text:span text:style-name="T10">ﮉ</text:span><text:span text:style-name="T3"> </text:span><text:span text:style-name="T10">ﮊ</text:span><text:span text:style-name="T3"> </text:span><text:span text:style-name="T10">ﮋ</text:span><text:span text:style-name="T3"> </text:span><text:span text:style-name="T10">ﮌ</text:span><text:span text:style-name="T3"> </text:span><text:span text:style-name="T10">ﮍ</text:span><text:span text:style-name="T3"> </text:span><text:span text:style-name="T10">ﮎ</text:span><text:span text:style-name="T3"> </text:span><text:span text:style-name="T10">ﮏ</text:span><text:span text:style-name="T3"> </text:span><text:span text:style-name="T10">ﮐ</text:span><text:span text:style-name="T3"> </text:span><text:span text:style-name="T10">ﮑ</text:span><text:span text:style-name="T3"> </text:span><text:span text:style-name="T10">ﮒ</text:span><text:span text:style-name="T3"> </text:span><text:span text:style-name="T10">ﮓ</text:span><text:span text:style-name="T3"> </text:span><text:span text:style-name="T10">ﮔ</text:span><text:span text:style-name="T3"> </text:span><text:span text:style-name="T10">ﮕ</text:span><text:span text:style-name="T3"> </text:span><text:span text:style-name="T10">ﮖ</text:span><text:span text:style-name="T3"> </text:span><text:span text:style-name="T10">ﮗ</text:span><text:span text:style-name="T3"> </text:span><text:span text:style-name="T10">ﮘ</text:span><text:span text:style-name="T3"> </text:span><text:span text:style-name="T10">ﮙ</text:span><text:span text:style-name="T3"> </text:span><text:span text:style-name="T10">ﮚ</text:span><text:span text:style-name="T3"> </text:span><text:span text:style-name="T10">ﮛ</text:span><text:span text:style-name="T3"> </text:span><text:span text:style-name="T10">ﮜ</text:span><text:span text:style-name="T3"> </text:span><text:span text:style-name="T10">ﮝ</text:span><text:span text:style-name="T3"> </text:span><text:span text:style-name="T10">ﮞ</text:span><text:span text:style-name="T3"> </text:span><text:span text:style-name="T10">ﮟ</text:span><text:span text:style-name="T3"> </text:span><text:span text:style-name="T10">ﮠ</text:span><text:span text:style-name="T3"> </text:span><text:span text:style-name="T10">ﮡ</text:span><text:span text:style-name="T3"> </text:span><text:span text:style-name="T10">ﮢ</text:span><text:span text:style-name="T3"> </text:span><text:span text:style-name="T10">ﮣ</text:span><text:span text:style-name="T3"> </text:span><text:span text:style-name="T10">ﮤ</text:span><text:span text:style-name="T3"> </text:span><text:span text:style-name="T10">ﮥ</text:span><text:span text:style-name="T3"> </text:span><text:span text:style-name="T10">ﮦ</text:span><text:span text:style-name="T3"> </text:span><text:span text:style-name="T10">ﮧ</text:span><text:span text:style-name="T3"> </text:span><text:span text:style-name="T10">ﮨ</text:span><text:span text:style-name="T3"> </text:span><text:span text:style-name="T10">ﮩ</text:span><text:span text:style-name="T3"> </text:span><text:span text:style-name="T10">ﮪ</text:span><text:span text:style-name="T3"> </text:span><text:span text:style-name="T10">ﮫ</text:span><text:span text:style-name="T3"> </text:span><text:span text:style-name="T10">ﮬ</text:span><text:span text:style-name="T3"> </text:span><text:span text:style-name="T10">ﮭ</text:span><text:span text:style-name="T3"> </text:span><text:span text:style-name="T10">ﮮ</text:span><text:span text:style-name="T3"> </text:span><text:span text:style-name="T10">ﮯ</text:span><text:span text:style-name="T3"> </text:span><text:span text:style-name="T10">ﮰ</text:span><text:span text:style-name="T3"> </text:span><text:span text:style-name="T10">ﮱ</text:span><text:span text:style-name="T3"> </text:span><text:span text:style-name="T10">ﯓ</text:span><text:span text:style-name="T3"> </text:span><text:span text:style-name="T10">ﯔ</text:span><text:span text:style-name="T3"> </text:span><text:span text:style-name="T10">ﯕﯖ</text:span><text:span text:style-name="T3"> </text:span><text:span text:style-name="T10">ﯗ</text:span><text:span text:style-name="T3"> </text:span><text:span text:style-name="T10">ﯘ</text:span><text:span text:style-name="T3"> </text:span><text:span text:style-name="T10">ﯙ</text:span><text:span text:style-name="T3"> </text:span><text:span text:style-name="T10">ﯚ</text:span><text:span text:style-name="T3"> </text:span><text:span text:style-name="T10">ﯛ</text:span><text:span text:style-name="T3"> </text:span><text:span text:style-name="T10">ﯜ</text:span><text:span text:style-name="T3"> </text:span><text:span text:style-name="T10">ﯝ</text:span><text:span text:style-name="T3"> </text:span><text:span text:style-name="T10">ﯞ</text:span><text:span text:style-name="T3"> </text:span><text:span text:style-name="T10">ﯟ</text:span><text:span text:style-name="T3"> </text:span><text:span text:style-name="T10">ﯠ</text:span><text:span text:style-name="T3"> </text:span><text:span text:style-name="T10">ﯡ</text:span><text:span text:style-name="T3"> </text:span><text:span text:style-name="T10">ﯢ</text:span><text:span text:style-name="T3"> </text:span><text:span text:style-name="T10">ﯣ</text:span><text:span text:style-name="T3"> </text:span><text:span text:style-name="T10">ﯤ</text:span><text:span text:style-name="T3"> </text:span><text:span text:style-name="T10">ﯥ</text:span><text:span text:style-name="T3"> </text:span><text:span text:style-name="T10">ﯦ</text:span><text:span text:style-name="T3"> </text:span><text:span text:style-name="T10">ﯧ</text:span><text:span text:style-name="T3"> </text:span><text:span text:style-name="T10">ﯨ</text:span><text:span text:style-name="T3"> </text:span><text:span text:style-name="T10">ﯩ</text:span><text:span text:style-name="T3"> </text:span><text:span text:style-name="T10">ﯪ</text:span><text:span text:style-name="T3"> </text:span><text:span text:style-name="T10">ﯫ</text:span><text:span text:style-name="T3"> </text:span><text:span text:style-name="T10">ﯬ</text:span><text:span text:style-name="T3"> </text:span><text:span text:style-name="T10">ﯭ</text:span><text:span text:style-name="T3"> </text:span><text:span text:style-name="T10">ﯮ</text:span><text:span text:style-name="T3"> </text:span><text:span text:style-name="T10">ﯯ</text:span><text:span text:style-name="T3"> </text:span><text:span text:style-name="T10">ﯰ</text:span><text:span text:style-name="T3"> </text:span><text:span text:style-name="T10">ﯱ</text:span><text:span text:style-name="T3"> </text:span><text:span text:style-name="T10">ﯲ</text:span></text:p>
      <text:p text:style-name="P17"><text:span text:style-name="T11">ﭑ</text:span><text:span text:style-name="T3"> </text:span><text:span text:style-name="T11">ﭒ</text:span><text:span text:style-name="T3"> </text:span><text:span text:style-name="T11">ﭓ</text:span><text:span text:style-name="T3"> </text:span><text:span text:style-name="T11">ﭔ</text:span><text:span text:style-name="T3"> </text:span><text:span text:style-name="T11">ﭕ</text:span><text:span text:style-name="T3"> </text:span><text:span text:style-name="T11">ﭖ</text:span><text:span text:style-name="T3"> </text:span><text:span text:style-name="T11">ﭗ</text:span><text:span text:style-name="T3"> </text:span><text:span text:style-name="T11">ﭘﭙ</text:span><text:span text:style-name="T3"> </text:span><text:span text:style-name="T11">ﭚ</text:span><text:span text:style-name="T3"> </text:span><text:span text:style-name="T11">ﭛ</text:span><text:span text:style-name="T3"> </text:span><text:span text:style-name="T11">ﭜ</text:span><text:span text:style-name="T3"> </text:span><text:span text:style-name="T11">ﭝ</text:span><text:span text:style-name="T3"> </text:span><text:span text:style-name="T11">ﭞ</text:span><text:span text:style-name="T3"> </text:span><text:span text:style-name="T11">ﭟ</text:span><text:span text:style-name="T3"> </text:span><text:span text:style-name="T11">ﭠ</text:span><text:span text:style-name="T3"> </text:span><text:span text:style-name="T11">ﭡ</text:span><text:span text:style-name="T3"> </text:span><text:span text:style-name="T11">ﭢ</text:span><text:span text:style-name="T3"> </text:span><text:span text:style-name="T11">ﭣ</text:span><text:span text:style-name="T3"> </text:span><text:span text:style-name="T11">ﭤ</text:span><text:span text:style-name="T3"> </text:span><text:span text:style-name="T11">ﭥ</text:span><text:span text:style-name="T3"> </text:span><text:span text:style-name="T11">ﭦ</text:span><text:span text:style-name="T3"> </text:span><text:span text:style-name="T11">ﭧ</text:span><text:span text:style-name="T3"> </text:span><text:span text:style-name="T11">ﭨ</text:span><text:span text:style-name="T3"> </text:span><text:span text:style-name="T11">ﭩ</text:span><text:span text:style-name="T3"> </text:span><text:span text:style-name="T11">ﭪ</text:span><text:span text:style-name="T3"> </text:span><text:span text:style-name="T11">ﭫ</text:span><text:span text:style-name="T3"> </text:span><text:span text:style-name="T11">ﭬ</text:span><text:span text:style-name="T3"> </text:span><text:span text:style-name="T11">ﭭ</text:span><text:span text:style-name="T3"> </text:span><text:span text:style-name="T11">ﭮ</text:span><text:span text:style-name="T3"> </text:span><text:span text:style-name="T11">ﭯ</text:span><text:span text:style-name="T3"> </text:span><text:span text:style-name="T11">ﭰ</text:span><text:span text:style-name="T3"> </text:span><text:span text:style-name="T11">ﭱ</text:span><text:span text:style-name="T3"> </text:span><text:span text:style-name="T11">ﭲ</text:span><text:span text:style-name="T3"> </text:span><text:span text:style-name="T11">ﭳ</text:span><text:span text:style-name="T3"> </text:span><text:span text:style-name="T11">ﭴ</text:span><text:span text:style-name="T3"> </text:span><text:span text:style-name="T11">ﭵ</text:span><text:span text:style-name="T3"> </text:span><text:span text:style-name="T11">ﭶ</text:span><text:span text:style-name="T3"> </text:span><text:span text:style-name="T11">ﭷ</text:span><text:span text:style-name="T3"> </text:span><text:span text:style-name="T11">ﭸ</text:span><text:span text:style-name="T3"> </text:span><text:span text:style-name="T11">ﭹ</text:span><text:span text:style-name="T3"> </text:span><text:span text:style-name="T11">ﭺ</text:span><text:span text:style-name="T3"> </text:span><text:span text:style-name="T11">ﭻ</text:span><text:span text:style-name="T3"> </text:span><text:span text:style-name="T11">ﭼﭽ</text:span><text:span text:style-name="T3"> </text:span><text:span text:style-name="T11">ﭾ</text:span><text:span text:style-name="T3"> </text:span><text:span text:style-name="T11">ﭿ</text:span><text:span text:style-name="T3"> </text:span><text:span text:style-name="T11">ﮀ</text:span><text:span text:style-name="T3"> </text:span><text:span text:style-name="T11">ﮁ</text:span><text:span text:style-name="T3"> </text:span><text:span text:style-name="T11">ﮂ</text:span><text:span text:style-name="T3"> </text:span><text:span text:style-name="T11">ﮃ</text:span><text:span text:style-name="T3"> </text:span><text:span text:style-name="T11">ﮄ</text:span><text:span text:style-name="T3"> </text:span><text:span text:style-name="T11">ﮅ</text:span><text:span text:style-name="T3"> </text:span><text:span text:style-name="T11">ﮆ</text:span><text:span text:style-name="T3"> </text:span><text:span text:style-name="T11">ﮇ</text:span><text:span text:style-name="T3"> </text:span><text:span text:style-name="T11">ﮈ</text:span><text:span text:style-name="T3"> </text:span><text:span text:style-name="T11">ﮉ</text:span><text:span text:style-name="T3"> </text:span><text:span text:style-name="T11">ﮊ</text:span><text:span text:style-name="T3"> </text:span><text:span text:style-name="T11">ﮋ</text:span><text:span text:style-name="T3"> </text:span><text:span text:style-name="T11">ﮌ</text:span><text:span text:style-name="T3"> </text:span><text:span text:style-name="T11">ﮍ</text:span><text:span text:style-name="T3"> </text:span><text:span text:style-name="T11">ﮎ</text:span><text:span text:style-name="T3"> </text:span><text:span text:style-name="T11">ﮏ</text:span><text:span text:style-name="T3"> </text:span><text:span text:style-name="T11">ﮐ</text:span><text:span text:style-name="T3"> </text:span><text:span text:style-name="T11">ﮑ</text:span><text:span text:style-name="T3"> </text:span><text:span text:style-name="T11">ﮒ</text:span><text:span text:style-name="T3"> </text:span><text:span text:style-name="T11">ﮓ</text:span><text:span text:style-name="T3"> </text:span><text:span text:style-name="T11">ﮔ</text:span><text:span text:style-name="T3"> </text:span><text:span text:style-name="T11">ﮕ</text:span><text:span text:style-name="T3"> </text:span><text:span text:style-name="T11">ﮖ</text:span><text:span text:style-name="T3"> </text:span><text:span text:style-name="T11">ﮗ</text:span><text:span text:style-name="T3"> </text:span><text:span text:style-name="T11">ﮘ</text:span><text:span text:style-name="T3"> </text:span><text:span text:style-name="T11">ﮙ</text:span><text:span text:style-name="T3"> </text:span><text:span text:style-name="T11">ﮚ</text:span><text:span text:style-name="T3"> </text:span><text:span text:style-name="T11">ﮛﮜ</text:span><text:span text:style-name="T3"> </text:span><text:span text:style-name="T11">ﮝ</text:span><text:span text:style-name="T3"> </text:span><text:span text:style-name="T11">ﮞ</text:span><text:span text:style-name="T3"> </text:span><text:span text:style-name="T11">ﮟ</text:span><text:span text:style-name="T3"> </text:span><text:span text:style-name="T11">ﮠ</text:span><text:span text:style-name="T3"> </text:span><text:span text:style-name="T11">ﮡ</text:span><text:span text:style-name="T3"> </text:span><text:span text:style-name="T11">ﮢ</text:span><text:span text:style-name="T3"> </text:span><text:span text:style-name="T11">ﮣ</text:span><text:span text:style-name="T3"> </text:span><text:span text:style-name="T11">ﮤ</text:span><text:span text:style-name="T3"> </text:span><text:span text:style-name="T11">ﮥ</text:span><text:span text:style-name="T3"> </text:span><text:span text:style-name="T11">ﮦ</text:span><text:span text:style-name="T3"> </text:span><text:span text:style-name="T11">ﮧ</text:span><text:span text:style-name="T3"> </text:span><text:span text:style-name="T11">ﮨ</text:span><text:span text:style-name="T3"> </text:span><text:span text:style-name="T11">ﮩ</text:span><text:span text:style-name="T3"> </text:span><text:span text:style-name="T11">ﮪ</text:span><text:span text:style-name="T3"> </text:span><text:span text:style-name="T11">ﮫﮬﮭ</text:span><text:span text:style-name="T3"> </text:span><text:span text:style-name="T11">ﮮ</text:span><text:span text:style-name="T3"> </text:span><text:span text:style-name="T11">ﮯ</text:span><text:span text:style-name="T3"> </text:span><text:span text:style-name="T11">ﮰ</text:span><text:span text:style-name="T3"> </text:span><text:span text:style-name="T11">ﮱ</text:span><text:span text:style-name="T3"> </text:span><text:span text:style-name="T11">ﯓ</text:span><text:span text:style-name="T3"> </text:span><text:span text:style-name="T11">ﯔ</text:span><text:span text:style-name="T3"> </text:span><text:span text:style-name="T11">ﯕ</text:span><text:span text:style-name="T3"> </text:span><text:span text:style-name="T11">ﯖ</text:span><text:span text:style-name="T3"> </text:span><text:span text:style-name="T11">ﯗ</text:span><text:span text:style-name="T3"> </text:span><text:span text:style-name="T11">ﯘ</text:span><text:span text:style-name="T3"> </text:span><text:span text:style-name="T11">ﯙ</text:span><text:span text:style-name="T3"> </text:span><text:span text:style-name="T11">ﯚ</text:span><text:span text:style-name="T3"> </text:span><text:span text:style-name="T11">ﯛ</text:span><text:span text:style-name="T3"> </text:span><text:span text:style-name="T11">ﯜ</text:span><text:span text:style-name="T3"> </text:span><text:span text:style-name="T11">ﯝ</text:span><text:span text:style-name="T3"> </text:span><text:span text:style-name="T11">ﯞ</text:span><text:span text:style-name="T3"> </text:span><text:span text:style-name="T11">ﯟ</text:span><text:span text:style-name="T3"> </text:span><text:span text:style-name="T11">ﯠ</text:span><text:span text:style-name="T3"> </text:span><text:span text:style-name="T11">ﯡ</text:span><text:span text:style-name="T3"> </text:span><text:span text:style-name="T11">ﯢ</text:span><text:span text:style-name="T3"> </text:span><text:span text:style-name="T11">ﯣ</text:span><text:span text:style-name="T3"> </text:span><text:span text:style-name="T11">ﯤ</text:span><text:span text:style-name="T3"> </text:span><text:span text:style-name="T11">ﯥ</text:span><text:span text:style-name="T3"> </text:span><text:span text:style-name="T11">ﯦ</text:span><text:span text:style-name="T3"> </text:span><text:span text:style-name="T11">ﯧ</text:span><text:span text:style-name="T3"> </text:span><text:span text:style-name="T11">ﯨ</text:span><text:span text:style-name="T3"> </text:span><text:span text:style-name="T11">ﯩ</text:span><text:span text:style-name="T3"> </text:span><text:span text:style-name="T11">ﯪ</text:span><text:span text:style-name="T3"> </text:span><text:span text:style-name="T11">ﯫ</text:span><text:span text:style-name="T3"> </text:span><text:span text:style-name="T11">ﯬ</text:span><text:span text:style-name="T3"> </text:span><text:span text:style-name="T11">ﯭ</text:span><text:span text:style-name="T3"> </text:span><text:span text:style-name="T11">ﯮ</text:span><text:span text:style-name="T3"> </text:span><text:span text:style-name="T11">ﯯ</text:span><text:span text:style-name="T3"> </text:span><text:span text:style-name="T11">ﯰ</text:span><text:span text:style-name="T3"> </text:span><text:span text:style-name="T11">ﯱ</text:span><text:span text:style-name="T3"> </text:span><text:span text:style-name="T11">ﯲ</text:span><text:span text:style-name="T3"> </text:span><text:span text:style-name="T11">ﯳ</text:span><text:span text:style-name="T3"> </text:span><text:span text:style-name="T11">ﯴ</text:span><text:span text:style-name="T3"> </text:span><text:span text:style-name="T11">ﯵ</text:span><text:span text:style-name="T3"> </text:span><text:span text:style-name="T11">ﯶ</text:span><text:span text:style-name="T3"> </text:span><text:span text:style-name="T11">ﯷ</text:span><text:span text:style-name="T3"> </text:span><text:span text:style-name="T11">ﯸﯹ</text:span><text:span text:style-name="T3"> </text:span><text:span text:style-name="T11">ﯺ</text:span><text:span text:style-name="T3"> </text:span><text:span text:style-name="T11">ﯻ</text:span><text:span text:style-name="T3"> </text:span><text:span text:style-name="T11">ﯼ</text:span><text:span text:style-name="T3"> </text:span><text:span text:style-name="T11">ﯽ</text:span><text:span text:style-name="T3"> </text:span><text:span text:style-name="T11">ﯾ</text:span><text:span text:style-name="T3"> </text:span><text:span text:style-name="T11">ﯿ</text:span><text:span text:style-name="T3"> </text:span><text:span text:style-name="T11">ﰀ</text:span><text:span text:style-name="T3"> </text:span><text:span text:style-name="T11">ﰁ</text:span><text:span text:style-name="T3"> </text:span><text:span text:style-name="T11">ﰂ</text:span><text:span text:style-name="T3"> </text:span><text:span text:style-name="T11">ﰃ</text:span><text:span text:style-name="T3"> </text:span><text:span text:style-name="T11">ﰄ</text:span><text:span text:style-name="T3"> </text:span><text:span text:style-name="T11">ﰅ</text:span><text:span text:style-name="T3"> </text:span><text:span text:style-name="T11">ﰆﰇ</text:span><text:span text:style-name="T3"> </text:span><text:span text:style-name="T11">ﰈ</text:span><text:span text:style-name="T3"> </text:span><text:span text:style-name="T11">ﰉ</text:span><text:span text:style-name="T3"> </text:span><text:span text:style-name="T11">ﰊ</text:span><text:span text:style-name="T3"> </text:span><text:span text:style-name="T11">ﰋ</text:span><text:span text:style-name="T3"> </text:span><text:span text:style-name="T11">ﰌﰍ</text:span><text:span text:style-name="T3"> </text:span><text:span text:style-name="T11">ﰎ</text:span><text:span text:style-name="T3"> </text:span><text:span text:style-name="T11">ﰏ</text:span><text:span text:style-name="T3"> </text:span><text:span text:style-name="T11">ﰐ</text:span></text:p>
      <text:p text:style-name="P18"><text:span text:style-name="T12">ﭑ</text:span><text:span text:style-name="T3"> </text:span><text:span text:style-name="T12">ﭒ</text:span><text:span text:style-name="T3"> </text:span><text:span text:style-name="T12">ﭓ</text:span><text:span text:style-name="T3"> </text:span><text:span text:style-name="T12">ﭔ</text:span><text:span text:style-name="T3"> </text:span><text:span text:style-name="T12">ﭕ</text:span><text:span text:style-name="T3"> </text:span><text:span text:style-name="T12">ﭖ</text:span><text:span text:style-name="T3"> </text:span><text:span text:style-name="T12">ﭗ</text:span><text:span text:style-name="T3"> </text:span><text:span text:style-name="T12">ﭘ</text:span><text:span text:style-name="T3"> </text:span><text:span text:style-name="T12">ﭙ</text:span><text:span text:style-name="T3"> </text:span><text:span text:style-name="T12">ﭚ</text:span><text:span text:style-name="T3"> </text:span><text:span text:style-name="T12">ﭛ</text:span><text:span text:style-name="T3"> </text:span><text:span text:style-name="T12">ﭜ</text:span><text:span text:style-name="T3"> </text:span><text:span text:style-name="T12">ﭝ</text:span><text:span text:style-name="T3"> </text:span><text:span text:style-name="T12">ﭞ</text:span><text:span text:style-name="T3"> </text:span><text:span text:style-name="T12">ﭟ</text:span><text:span text:style-name="T3"> </text:span><text:span text:style-name="T12">ﭠ</text:span><text:span text:style-name="T3"> </text:span><text:span text:style-name="T12">ﭡ</text:span><text:span text:style-name="T3"> </text:span><text:span text:style-name="T12">ﭢ</text:span><text:span text:style-name="T3"> </text:span><text:span text:style-name="T12">ﭣ</text:span><text:span text:style-name="T3"> </text:span><text:span text:style-name="T12">ﭤ</text:span><text:span text:style-name="T3"> </text:span><text:span text:style-name="T12">ﭥ</text:span><text:span text:style-name="T3"> </text:span><text:span text:style-name="T12">ﭦ</text:span><text:span text:style-name="T3"> </text:span><text:span text:style-name="T12">ﭧ</text:span><text:span text:style-name="T3"> </text:span><text:span text:style-name="T12">ﭨ</text:span><text:span text:style-name="T3"> </text:span><text:span text:style-name="T12">ﭩ</text:span><text:span text:style-name="T3"> </text:span><text:span text:style-name="T12">ﭪ</text:span><text:span text:style-name="T3"> </text:span><text:span text:style-name="T12">ﭫ</text:span><text:span text:style-name="T3"> </text:span><text:span text:style-name="T12">ﭬ</text:span><text:span text:style-name="T3"> </text:span><text:span text:style-name="T12">ﭭ</text:span><text:span text:style-name="T3"> </text:span><text:span text:style-name="T12">ﭮ</text:span><text:span text:style-name="T3"> </text:span><text:span text:style-name="T12">ﭯ</text:span><text:span text:style-name="T3"> </text:span><text:span text:style-name="T12">ﭰ</text:span><text:span text:style-name="T3"> </text:span><text:span text:style-name="T12">ﭱ</text:span><text:span text:style-name="T3"> </text:span><text:span text:style-name="T12">ﭲ</text:span><text:span text:style-name="T3"> </text:span><text:span text:style-name="T12">ﭳ</text:span><text:span text:style-name="T3"> </text:span><text:span text:style-name="T12">ﭴ</text:span><text:span text:style-name="T3"> </text:span><text:span text:style-name="T12">ﭵ</text:span><text:span text:style-name="T3"> </text:span><text:span text:style-name="T12">ﭶ</text:span><text:span text:style-name="T3"> </text:span><text:span text:style-name="T12">ﭷ</text:span><text:span text:style-name="T3"> </text:span><text:span text:style-name="T12">ﭸ</text:span><text:span text:style-name="T3"> </text:span><text:span text:style-name="T12">ﭹ</text:span><text:span text:style-name="T3"> </text:span><text:span text:style-name="T12">ﭺ</text:span><text:span text:style-name="T3"> </text:span><text:span text:style-name="T12">ﭻ</text:span><text:span text:style-name="T3"> </text:span><text:span text:style-name="T12">ﭼ</text:span><text:span text:style-name="T3"> </text:span><text:span text:style-name="T12">ﭽ</text:span><text:span text:style-name="T3"> </text:span><text:span text:style-name="T12">ﭾ</text:span><text:span text:style-name="T3"> </text:span><text:span text:style-name="T12">ﭿ</text:span><text:span text:style-name="T3"> </text:span><text:span text:style-name="T12">ﮀ</text:span><text:span text:style-name="T3"> </text:span><text:span text:style-name="T12">ﮁ</text:span><text:span text:style-name="T3"> </text:span><text:span text:style-name="T12">ﮂ</text:span><text:span text:style-name="T3"> </text:span><text:span text:style-name="T12">ﮃ</text:span><text:span text:style-name="T3"> </text:span><text:span text:style-name="T12">ﮄﮅ</text:span><text:span text:style-name="T3"> </text:span><text:span text:style-name="T12">ﮆ</text:span><text:span text:style-name="T3"> </text:span><text:span text:style-name="T12">ﮇ</text:span><text:span text:style-name="T3"> </text:span><text:span text:style-name="T12">ﮈ</text:span><text:span text:style-name="T3"> </text:span><text:span text:style-name="T12">ﮉ</text:span><text:span text:style-name="T3"> </text:span><text:span text:style-name="T12">ﮊ</text:span><text:span text:style-name="T3"> </text:span><text:span text:style-name="T12">ﮋ</text:span><text:span text:style-name="T3"> </text:span><text:span text:style-name="T12">ﮌ</text:span><text:span text:style-name="T3"> </text:span><text:span text:style-name="T12">ﮍ</text:span><text:span text:style-name="T3"> </text:span><text:span text:style-name="T12">ﮎ</text:span><text:span text:style-name="T3"> </text:span><text:span text:style-name="T12">ﮏ</text:span><text:span text:style-name="T3"> </text:span><text:span text:style-name="T12">ﮐ</text:span><text:span text:style-name="T3"> </text:span><text:span text:style-name="T12">ﮑ</text:span><text:span text:style-name="T3"> </text:span><text:span text:style-name="T12">ﮒ</text:span><text:span text:style-name="T3"> </text:span><text:span text:style-name="T12">ﮓ</text:span><text:span text:style-name="T3"> </text:span><text:span text:style-name="T12">ﮔ</text:span><text:span text:style-name="T3"> </text:span><text:span text:style-name="T12">ﮕ</text:span></text:p>
      <text:p text:style-name="P6"><text:span text:style-name="T12">ﮖ</text:span><text:span text:style-name="T3"> </text:span><text:span text:style-name="T12">ﮗ</text:span><text:span text:style-name="T3"> </text:span><text:span text:style-name="T12">ﮘ</text:span><text:span text:style-name="T3"> </text:span><text:span text:style-name="T12">ﮙ</text:span><text:span text:style-name="T3"> </text:span><text:span text:style-name="T12">ﮚ</text:span><text:span text:style-name="T3"> </text:span><text:span text:style-name="T12">ﮛ</text:span><text:span text:style-name="T3"> </text:span><text:span text:style-name="T12">ﮜ</text:span><text:span text:style-name="T3"> </text:span><text:span text:style-name="T12">ﮝ</text:span><text:span text:style-name="T3"> </text:span><text:span text:style-name="T12">ﮞ</text:span><text:span text:style-name="T3"> </text:span><text:span text:style-name="T12">ﮟ</text:span><text:span text:style-name="T3"> </text:span><text:span text:style-name="T12">ﮠ</text:span><text:span text:style-name="T3"> </text:span><text:span text:style-name="T12">ﮡ</text:span><text:span text:style-name="T3"> </text:span><text:span text:style-name="T12">ﮢ</text:span><text:span text:style-name="T3"> </text:span><text:span text:style-name="T12">ﮣ</text:span><text:span text:style-name="T3"> </text:span><text:span text:style-name="T12">ﮤ</text:span><text:span text:style-name="T3"> </text:span><text:span text:style-name="T12">ﮥ</text:span><text:span text:style-name="T3"> </text:span><text:span text:style-name="T12">ﮦ</text:span><text:span text:style-name="T3"> </text:span><text:span text:style-name="T12">ﮧ</text:span><text:span text:style-name="T3"> </text:span><text:span text:style-name="T12">ﮨ</text:span><text:span text:style-name="T3"> </text:span><text:span text:style-name="T12">ﮩ</text:span><text:span text:style-name="T3"> </text:span><text:span text:style-name="T12">ﮪ</text:span><text:span text:style-name="T3"> </text:span><text:span text:style-name="T12">ﮫ</text:span><text:span text:style-name="T3"> </text:span><text:span text:style-name="T12">ﮬ</text:span><text:span text:style-name="T3"> </text:span><text:span text:style-name="T12">ﮭ</text:span><text:span text:style-name="T3"> </text:span><text:span text:style-name="T12">ﮮ</text:span><text:span text:style-name="T3"> </text:span><text:span text:style-name="T12">ﮯ</text:span><text:span text:style-name="T3"> </text:span><text:span text:style-name="T12">ﮰ</text:span><text:span text:style-name="T3"> </text:span><text:span text:style-name="T12">ﮱ</text:span><text:span text:style-name="T3"> </text:span><text:span text:style-name="T12">ﯓ</text:span><text:span text:style-name="T3"> </text:span><text:span text:style-name="T12">ﯔ</text:span><text:span text:style-name="T3"> </text:span><text:span text:style-name="T12">ﯕ</text:span><text:span text:style-name="T3"> </text:span><text:span text:style-name="T12">ﯖ</text:span><text:span text:style-name="T3"> </text:span><text:span text:style-name="T12">ﯗ</text:span><text:span text:style-name="T3"> </text:span><text:span text:style-name="T12">ﯘ</text:span><text:span text:style-name="T3"> </text:span><text:span text:style-name="T12">ﯙ</text:span><text:span text:style-name="T3"> </text:span><text:span text:style-name="T12">ﯚ</text:span><text:span text:style-name="T3"> </text:span><text:span text:style-name="T12">ﯛ</text:span><text:span text:style-name="T3"> </text:span><text:span text:style-name="T12">ﯜ</text:span><text:span text:style-name="T3"> </text:span><text:span text:style-name="T12">ﯝ</text:span><text:span text:style-name="T3"> </text:span><text:span text:style-name="T12">ﯞ</text:span><text:span text:style-name="T3"> </text:span><text:span text:style-name="T12">ﯟ</text:span><text:span text:style-name="T3"> </text:span><text:span text:style-name="T12">ﯠ</text:span><text:span text:style-name="T3"> </text:span><text:span text:style-name="T12">ﯡ</text:span><text:span text:style-name="T3"> </text:span><text:span text:style-name="T12">ﯢ</text:span><text:span text:style-name="T3"> </text:span><text:span text:style-name="T12">ﯣ</text:span><text:span text:style-name="T3"> </text:span><text:span text:style-name="T12">ﯤ</text:span><text:span text:style-name="T3"> </text:span><text:span text:style-name="T12">ﯥ</text:span><text:span text:style-name="T3"> </text:span><text:span text:style-name="T12">ﯦ</text:span><text:span text:style-name="T3"> </text:span><text:span text:style-name="T12">ﯧ</text:span><text:span text:style-name="T3"> </text:span><text:span text:style-name="T12">ﯨ</text:span><text:span text:style-name="T3"> </text:span><text:span text:style-name="T12">ﯩ</text:span><text:span text:style-name="T3"> </text:span><text:span text:style-name="T12">ﯪ</text:span><text:span text:style-name="T3"> </text:span><text:span text:style-name="T12">ﯫ</text:span><text:span text:style-name="T3"> </text:span><text:span text:style-name="T12">ﯬ</text:span><text:span text:style-name="T3"> </text:span><text:span text:style-name="T12">ﯭ</text:span><text:span text:style-name="T3"> </text:span><text:span text:style-name="T12">ﯮ</text:span><text:span text:style-name="T3"> </text:span><text:span text:style-name="T12">ﯯ</text:span><text:span text:style-name="T3"> </text:span><text:span text:style-name="T12">ﯰ</text:span><text:span text:style-name="T3"> </text:span><text:span text:style-name="T12">ﯱ</text:span><text:span text:style-name="T3"> </text:span><text:span text:style-name="T12">ﯲ</text:span><text:span text:style-name="T3"> </text:span><text:span text:style-name="T12">ﯳ</text:span><text:span text:style-name="T3"> </text:span><text:span text:style-name="T12">ﯴ</text:span><text:span text:style-name="T3"> </text:span><text:span text:style-name="T12">ﯵ</text:span><text:span text:style-name="T3"> </text:span><text:span text:style-name="T12">ﯶ</text:span><text:span text:style-name="T3"> </text:span><text:span text:style-name="T12">ﯷ</text:span><text:span text:style-name="T3"> </text:span><text:span text:style-name="T12">ﯸ</text:span><text:span text:style-name="T3"> </text:span><text:span text:style-name="T12">ﯹ</text:span><text:span text:style-name="T3"> </text:span><text:span text:style-name="T12">ﯺ</text:span><text:span text:style-name="T3"> </text:span><text:span text:style-name="T12">ﯻ</text:span><text:span text:style-name="T3"> </text:span><text:span text:style-name="T12">ﯼ</text:span><text:span text:style-name="T3"> </text:span><text:span text:style-name="T12">ﯽ</text:span><text:span text:style-name="T3"> </text:span><text:span text:style-name="T12">ﯾ</text:span><text:span text:style-name="T3"> </text:span><text:span text:style-name="T12">ﯿ</text:span><text:span text:style-name="T3"> </text:span><text:span text:style-name="T12">ﰀ</text:span><text:span text:style-name="T3"> </text:span><text:span text:style-name="T12">ﰁ</text:span><text:span text:style-name="T3"> </text:span><text:span text:style-name="T12">ﰂ</text:span><text:span text:style-name="T3"> </text:span><text:span text:style-name="T12">ﰃ</text:span><text:span text:style-name="T3"> </text:span><text:span text:style-name="T12">ﰄﰅ</text:span><text:span text:style-name="T3"> </text:span><text:span text:style-name="T12">ﰆ</text:span><text:span text:style-name="T3"> </text:span><text:span text:style-name="T12">ﰇ</text:span><text:span text:style-name="T3"> </text:span><text:span text:style-name="T12">ﰈ</text:span><text:span text:style-name="T3"> </text:span><text:span text:style-name="T12">ﰉ</text:span><text:span text:style-name="T3"> </text:span><text:span text:style-name="T12">ﰊ</text:span><text:span text:style-name="T3"> </text:span><text:span text:style-name="T12">ﰋ</text:span><text:span text:style-name="T3"> </text:span><text:span text:style-name="T12">ﰌ</text:span><text:span text:style-name="T3"> </text:span><text:span text:style-name="T12">ﰍ</text:span><text:span text:style-name="T3"> </text:span><text:span text:style-name="T12">ﰎ</text:span><text:span text:style-name="T3"> </text:span><text:span text:style-name="T12">ﰏ</text:span><text:span text:style-name="T3"> </text:span><text:span text:style-name="T12">ﰐ</text:span></text:p>
      <text:p text:style-name="P19"><text:span text:style-name="T13">ﭑ</text:span><text:span text:style-name="T3"> </text:span><text:span text:style-name="T13">ﭒ</text:span><text:span text:style-name="T3"> </text:span><text:span text:style-name="T13">ﭓ</text:span><text:span text:style-name="T3"> </text:span><text:span text:style-name="T13">ﭔ</text:span><text:span text:style-name="T3"> </text:span><text:span text:style-name="T13">ﭕ</text:span><text:span text:style-name="T3"> </text:span><text:span text:style-name="T13">ﭖ</text:span><text:span text:style-name="T3"> </text:span><text:span text:style-name="T13">ﭗ</text:span><text:span text:style-name="T3"> </text:span><text:span text:style-name="T13">ﭘ</text:span><text:span text:style-name="T3"> </text:span><text:span text:style-name="T13">ﭙ</text:span><text:span text:style-name="T3"> </text:span><text:span text:style-name="T13">ﭚ</text:span><text:span text:style-name="T3"> </text:span><text:span text:style-name="T13">ﭛ</text:span><text:span text:style-name="T3"> </text:span><text:span text:style-name="T13">ﭜﭝ</text:span><text:span text:style-name="T3"> </text:span><text:span text:style-name="T13">ﭞ</text:span><text:span text:style-name="T3"> </text:span><text:span text:style-name="T13">ﭟ</text:span><text:span text:style-name="T3"> </text:span><text:span text:style-name="T13">ﭠ</text:span><text:span text:style-name="T3"> </text:span><text:span text:style-name="T13">ﭡ</text:span><text:span text:style-name="T3"> </text:span><text:span text:style-name="T13">ﭢ</text:span><text:span text:style-name="T3"> </text:span><text:span text:style-name="T13">ﭣﭤ</text:span><text:span text:style-name="T3"> </text:span><text:span text:style-name="T13">ﭥ</text:span><text:span text:style-name="T3"> </text:span><text:span text:style-name="T13">ﭦ</text:span><text:span text:style-name="T3"> </text:span><text:span text:style-name="T13">ﭧ</text:span><text:span text:style-name="T3"> </text:span><text:span text:style-name="T13">ﭨ</text:span><text:span text:style-name="T3"> </text:span><text:span text:style-name="T13">ﭩﭪ</text:span><text:span text:style-name="T3"> </text:span><text:span text:style-name="T13">ﭫ</text:span><text:span text:style-name="T3"> </text:span><text:span text:style-name="T13">ﭬ</text:span><text:span text:style-name="T3"> </text:span><text:span text:style-name="T13">ﭭ</text:span><text:span text:style-name="T3"> </text:span><text:span text:style-name="T13">ﭮ</text:span><text:span text:style-name="T3"> </text:span><text:span text:style-name="T13">ﭯ</text:span><text:span text:style-name="T3"> </text:span><text:span text:style-name="T13">ﭰ</text:span><text:span text:style-name="T3"> </text:span><text:span text:style-name="T13">ﭱ</text:span><text:span text:style-name="T3"> </text:span><text:span text:style-name="T13">ﭲ</text:span><text:span text:style-name="T3"> </text:span><text:span text:style-name="T13">ﭳ</text:span><text:span text:style-name="T3"> </text:span><text:span text:style-name="T13">ﭴ</text:span><text:span text:style-name="T3"> </text:span><text:span text:style-name="T13">ﭵ</text:span><text:span text:style-name="T3"> </text:span><text:span text:style-name="T13">ﭶ</text:span><text:span text:style-name="T3"> </text:span><text:span text:style-name="T13">ﭷ</text:span><text:span text:style-name="T3"> </text:span><text:span text:style-name="T13">ﭸ</text:span><text:span text:style-name="T3"> </text:span><text:span text:style-name="T13">ﭹ</text:span><text:span text:style-name="T3"> </text:span><text:span text:style-name="T13">ﭺ</text:span><text:span text:style-name="T3"> </text:span><text:span text:style-name="T13">ﭻ</text:span><text:span text:style-name="T3"> </text:span><text:span text:style-name="T13">ﭼ</text:span><text:span text:style-name="T3"> </text:span><text:span text:style-name="T13">ﭽ</text:span><text:span text:style-name="T3"> </text:span><text:span text:style-name="T13">ﭾ</text:span><text:span text:style-name="T3"> </text:span><text:span text:style-name="T13">ﭿ</text:span><text:span text:style-name="T3"> </text:span><text:span text:style-name="T13">ﮀ</text:span><text:span text:style-name="T3"> </text:span><text:span text:style-name="T13">ﮁ</text:span><text:span text:style-name="T3"> </text:span><text:span text:style-name="T13">ﮂ</text:span><text:span text:style-name="T3"> </text:span><text:span text:style-name="T13">ﮃ</text:span><text:span text:style-name="T3"> </text:span><text:span text:style-name="T13">ﮄ</text:span><text:span text:style-name="T3"> </text:span><text:span text:style-name="T13">ﮅ</text:span><text:span text:style-name="T3"> </text:span><text:span text:style-name="T13">ﮆ</text:span><text:span text:style-name="T3"> </text:span><text:span text:style-name="T13">ﮇ</text:span><text:span text:style-name="T3"> </text:span><text:span text:style-name="T13">ﮈ</text:span><text:span text:style-name="T3"> </text:span><text:span text:style-name="T13">ﮉ</text:span><text:span text:style-name="T3"> </text:span><text:span text:style-name="T13">ﮊ</text:span><text:span text:style-name="T3"> </text:span><text:span text:style-name="T13">ﮋ</text:span><text:span text:style-name="T3"> </text:span><text:span text:style-name="T13">ﮌ</text:span><text:span text:style-name="T3"> </text:span><text:span text:style-name="T13">ﮍ</text:span><text:span text:style-name="T3"> </text:span><text:span text:style-name="T13">ﮎ</text:span><text:span text:style-name="T3"> </text:span><text:span text:style-name="T13">ﮏ</text:span><text:span text:style-name="T3"> </text:span><text:span text:style-name="T13">ﮐ</text:span><text:span text:style-name="T3"> </text:span><text:span text:style-name="T13">ﮑ</text:span><text:span text:style-name="T3"> </text:span><text:span text:style-name="T13">ﮒ</text:span><text:span text:style-name="T3"> </text:span><text:span text:style-name="T13">ﮓ</text:span><text:span text:style-name="T3"> </text:span><text:span text:style-name="T13">ﮔ</text:span><text:span text:style-name="T3"> </text:span><text:span text:style-name="T13">ﮕ</text:span><text:span text:style-name="T3"> </text:span><text:span text:style-name="T13">ﮖ</text:span><text:span text:style-name="T3"> </text:span><text:span text:style-name="T13">ﮗ</text:span><text:span text:style-name="T3"> </text:span><text:span text:style-name="T13">ﮘ</text:span><text:span text:style-name="T3"> </text:span><text:span text:style-name="T13">ﮙ</text:span><text:span text:style-name="T3"> </text:span><text:span text:style-name="T13">ﮚ</text:span><text:span text:style-name="T3"> </text:span><text:span text:style-name="T13">ﮛ</text:span><text:span text:style-name="T3"> </text:span><text:span text:style-name="T13">ﮜ</text:span><text:span text:style-name="T3"> </text:span><text:span text:style-name="T13">ﮝ</text:span><text:span text:style-name="T3"> </text:span><text:span text:style-name="T13">ﮞ</text:span><text:span text:style-name="T3"> </text:span><text:span text:style-name="T13">ﮟ</text:span><text:span text:style-name="T3"> </text:span><text:span text:style-name="T13">ﮠ</text:span><text:span text:style-name="T3"> </text:span><text:span text:style-name="T13">ﮡ</text:span><text:span text:style-name="T3"> </text:span><text:span text:style-name="T13">ﮢ</text:span><text:span text:style-name="T3"> </text:span><text:span text:style-name="T13">ﮣ</text:span><text:span text:style-name="T3"> </text:span><text:span text:style-name="T13">ﮤ</text:span><text:span text:style-name="T3"> </text:span><text:span text:style-name="T13">ﮥ</text:span><text:span text:style-name="T3"> </text:span><text:span text:style-name="T13">ﮦ</text:span><text:span text:style-name="T3"> </text:span><text:span text:style-name="T13">ﮧﮨ</text:span><text:span text:style-name="T3"> </text:span><text:span text:style-name="T13">ﮩ</text:span><text:span text:style-name="T3"> </text:span><text:span text:style-name="T13">ﮪ</text:span><text:span text:style-name="T3"> </text:span><text:span text:style-name="T13">ﮫ</text:span><text:span text:style-name="T3"> </text:span><text:span text:style-name="T13">ﮬ</text:span><text:span text:style-name="T3"> </text:span><text:span text:style-name="T13">ﮭ</text:span><text:span text:style-name="T3"> </text:span><text:span text:style-name="T13">ﮮ</text:span><text:span text:style-name="T3"> </text:span><text:span text:style-name="T13">ﮯ</text:span><text:span text:style-name="T3"> </text:span><text:span text:style-name="T13">ﮰ</text:span><text:span text:style-name="T3"> </text:span><text:span text:style-name="T13">ﮱ</text:span><text:span text:style-name="T3"> </text:span><text:span text:style-name="T13">ﯓ</text:span><text:span text:style-name="T3"> </text:span><text:span text:style-name="T13">ﯔ</text:span><text:span text:style-name="T3"> </text:span><text:span text:style-name="T13">ﯕ</text:span><text:span text:style-name="T3"> </text:span><text:span text:style-name="T13">ﯖ</text:span><text:span text:style-name="T3"> </text:span><text:span text:style-name="T13">ﯗ</text:span><text:span text:style-name="T3"> </text:span><text:span text:style-name="T13">ﯘ</text:span><text:span text:style-name="T3"> </text:span><text:span text:style-name="T13">ﯙ</text:span><text:span text:style-name="T3"> </text:span><text:span text:style-name="T13">ﯚ</text:span><text:span text:style-name="T3"> </text:span><text:span text:style-name="T13">ﯛﯜ</text:span><text:span text:style-name="T3"> </text:span><text:span text:style-name="T13">ﯝ</text:span><text:span text:style-name="T3"> </text:span><text:span text:style-name="T13">ﯞ</text:span><text:span text:style-name="T3"> </text:span><text:span text:style-name="T13">ﯟ</text:span><text:span text:style-name="T3"> </text:span><text:span text:style-name="T13">ﯠ</text:span><text:span text:style-name="T3"> </text:span><text:span text:style-name="T13">ﯡ</text:span><text:span text:style-name="T3"> </text:span><text:span text:style-name="T13">ﯢ</text:span><text:span text:style-name="T3"> </text:span><text:span text:style-name="T13">ﯣ</text:span><text:span text:style-name="T3"> </text:span><text:span text:style-name="T13">ﯤ</text:span><text:span text:style-name="T3"> </text:span><text:span text:style-name="T13">ﯥ</text:span><text:span text:style-name="T3"> </text:span><text:span text:style-name="T13">ﯦ</text:span><text:span text:style-name="T3"> </text:span><text:span text:style-name="T13">ﯧ</text:span><text:span text:style-name="T3"> </text:span><text:span text:style-name="T13">ﯨ</text:span><text:span text:style-name="T3"> </text:span><text:span text:style-name="T13">ﯩ</text:span><text:span text:style-name="T3"> </text:span><text:span text:style-name="T13">ﯪ</text:span><text:span text:style-name="T3"> </text:span><text:span text:style-name="T13">ﯫ</text:span><text:span text:style-name="T3"> </text:span><text:span text:style-name="T13">ﯬ</text:span><text:span text:style-name="T3"> </text:span><text:span text:style-name="T13">ﯭ</text:span><text:span text:style-name="T3"> </text:span><text:span text:style-name="T13">ﯮ</text:span><text:span text:style-name="T3"> </text:span><text:span text:style-name="T13">ﯯ</text:span><text:span text:style-name="T3"> </text:span><text:span text:style-name="T13">ﯰ</text:span><text:span text:style-name="T3"> </text:span><text:span text:style-name="T13">ﯱ</text:span><text:span text:style-name="T3"> </text:span><text:span text:style-name="T13">ﯲ</text:span><text:span text:style-name="T3"> </text:span><text:span text:style-name="T13">ﯳ</text:span><text:span text:style-name="T3"> </text:span><text:span text:style-name="T13">ﯴﯵ</text:span><text:span text:style-name="T3"> </text:span><text:span text:style-name="T13">ﯶ</text:span><text:span text:style-name="T3"> </text:span><text:span text:style-name="T13">ﯷ</text:span><text:span text:style-name="T3"> </text:span><text:span text:style-name="T13">ﯸ</text:span><text:span text:style-name="T3"> </text:span><text:span text:style-name="T13">ﯹ</text:span><text:span text:style-name="T3"> </text:span><text:span text:style-name="T13">ﯺ</text:span><text:span text:style-name="T3"> </text:span><text:span text:style-name="T13">ﯻ</text:span><text:span text:style-name="T3"> </text:span><text:span text:style-name="T13">ﯼ</text:span><text:span text:style-name="T3"> </text:span><text:span text:style-name="T13">ﯽ</text:span><text:span text:style-name="T3"> </text:span><text:span text:style-name="T13">ﯾ</text:span><text:span text:style-name="T3"> </text:span><text:span text:style-name="T13">ﯿ</text:span><text:span text:style-name="T3"> </text:span><text:span text:style-name="T13">ﰀ</text:span><text:span text:style-name="T3"> </text:span><text:span text:style-name="T13">ﰁ</text:span><text:span text:style-name="T3"> </text:span><text:span text:style-name="T13">ﰂ</text:span><text:span text:style-name="T3"> </text:span><text:span text:style-name="T13">ﰃ</text:span><text:span text:style-name="T3"> </text:span><text:span text:style-name="T13">ﰄ</text:span><text:span text:style-name="T3"> </text:span><text:span text:style-name="T13">ﰅ</text:span><text:span text:style-name="T3"> </text:span><text:span text:style-name="T13">ﰆ</text:span><text:span text:style-name="T3"> </text:span><text:span text:style-name="T13">ﰇ</text:span><text:span text:style-name="T3"> </text:span><text:span text:style-name="T13">ﰈ</text:span><text:span text:style-name="T3"> </text:span><text:span text:style-name="T13">ﰉ</text:span><text:span text:style-name="T3"> </text:span><text:span text:style-name="T13">ﰊ</text:span><text:span text:style-name="T3"> </text:span><text:span text:style-name="T13">ﰋ</text:span><text:span text:style-name="T3"> </text:span><text:span text:style-name="T13">ﰌ</text:span><text:span text:style-name="T3"> </text:span><text:span text:style-name="T13">ﰍ</text:span></text:p>
      <text:p text:style-name="P20"><text:span text:style-name="T14">ﭑ</text:span><text:span text:style-name="T3"> </text:span><text:span text:style-name="T14">ﭒ</text:span><text:span text:style-name="T3"> </text:span><text:span text:style-name="T14">ﭓ</text:span><text:span text:style-name="T3"> </text:span><text:span text:style-name="T14">ﭔ</text:span><text:span text:style-name="T3"> </text:span><text:span text:style-name="T14">ﭕ</text:span><text:span text:style-name="T3"> </text:span><text:span text:style-name="T14">ﭖ</text:span><text:span text:style-name="T3"> </text:span><text:span text:style-name="T14">ﭗ</text:span><text:span text:style-name="T3"> </text:span><text:span text:style-name="T14">ﭘ</text:span><text:span text:style-name="T3"> </text:span><text:span text:style-name="T14">ﭙ</text:span><text:span text:style-name="T3"> </text:span><text:span text:style-name="T14">ﭚ</text:span><text:span text:style-name="T3"> </text:span><text:span text:style-name="T14">ﭛ</text:span><text:span text:style-name="T3"> </text:span><text:span text:style-name="T14">ﭜ</text:span><text:span text:style-name="T3"> </text:span><text:span text:style-name="T14">ﭝ</text:span><text:span text:style-name="T3"> </text:span><text:span text:style-name="T14">ﭞ</text:span><text:span text:style-name="T3"> </text:span><text:span text:style-name="T14">ﭟ</text:span><text:span text:style-name="T3"> </text:span><text:span text:style-name="T14">ﭠ</text:span><text:span text:style-name="T3"> </text:span><text:span text:style-name="T14">ﭡ</text:span><text:span text:style-name="T3"> </text:span><text:span text:style-name="T14">ﭢ</text:span><text:span text:style-name="T3"> </text:span><text:span text:style-name="T14">ﭣ</text:span><text:span text:style-name="T3"> </text:span><text:span text:style-name="T14">ﭤ</text:span><text:span text:style-name="T3"> </text:span><text:span text:style-name="T14">ﭥ</text:span><text:span text:style-name="T3"> </text:span><text:span text:style-name="T14">ﭦ</text:span><text:span text:style-name="T3"> </text:span><text:span text:style-name="T14">ﭧ</text:span><text:span text:style-name="T3"> </text:span><text:span text:style-name="T14">ﭨﭩ</text:span><text:span text:style-name="T3"> </text:span><text:span text:style-name="T14">ﭪ</text:span><text:span text:style-name="T3"> </text:span><text:span text:style-name="T14">ﭫ</text:span><text:span text:style-name="T3"> </text:span><text:span text:style-name="T14">ﭬ</text:span><text:span text:style-name="T3"> </text:span><text:span text:style-name="T14">ﭭﭮ</text:span><text:span text:style-name="T3"> </text:span><text:span text:style-name="T14">ﭯ</text:span><text:span text:style-name="T3"> </text:span><text:span text:style-name="T14">ﭰ</text:span><text:span text:style-name="T3"> </text:span><text:span text:style-name="T14">ﭱ</text:span><text:span text:style-name="T3"> </text:span><text:span text:style-name="T14">ﭲ</text:span><text:span text:style-name="T3"> </text:span><text:span text:style-name="T14">ﭳ</text:span><text:span text:style-name="T3"> </text:span><text:span text:style-name="T14">ﭴ</text:span><text:span text:style-name="T3"> </text:span><text:span text:style-name="T14">ﭵ</text:span><text:span text:style-name="T3"> </text:span><text:span text:style-name="T14">ﭶ</text:span><text:span text:style-name="T3"> </text:span><text:span text:style-name="T14">ﭷ</text:span><text:span text:style-name="T3"> </text:span><text:span text:style-name="T14">ﭸ</text:span><text:span text:style-name="T3"> </text:span><text:span text:style-name="T14">ﭹ</text:span><text:span text:style-name="T3"> </text:span><text:span text:style-name="T14">ﭺ</text:span><text:span text:style-name="T3"> </text:span><text:span text:style-name="T14">ﭻ</text:span><text:span text:style-name="T3"> </text:span><text:span text:style-name="T14">ﭼ</text:span><text:span text:style-name="T3"> </text:span><text:span text:style-name="T14">ﭽ</text:span><text:span text:style-name="T3"> </text:span><text:span text:style-name="T14">ﭾ</text:span><text:span text:style-name="T3"> </text:span><text:span text:style-name="T14">ﭿ</text:span><text:span text:style-name="T3"> </text:span><text:span text:style-name="T14">ﮀ</text:span><text:span text:style-name="T3"> </text:span><text:span text:style-name="T14">ﮁ</text:span><text:span text:style-name="T3"> </text:span><text:span text:style-name="T14">ﮂ</text:span><text:span text:style-name="T3"> </text:span><text:span text:style-name="T14">ﮃ</text:span><text:span text:style-name="T3"> </text:span><text:span text:style-name="T14">ﮄ</text:span><text:span text:style-name="T3"> </text:span><text:span text:style-name="T14">ﮅ</text:span><text:span text:style-name="T3"> </text:span><text:span text:style-name="T14">ﮆ</text:span><text:span text:style-name="T3"> </text:span><text:span text:style-name="T14">ﮇ</text:span><text:span text:style-name="T3"> </text:span><text:span text:style-name="T14">ﮈ</text:span><text:span text:style-name="T3"> </text:span><text:span text:style-name="T14">ﮉ</text:span><text:span text:style-name="T3"> </text:span><text:span text:style-name="T14">ﮊ</text:span><text:span text:style-name="T3"> </text:span><text:span text:style-name="T14">ﮋ</text:span><text:span text:style-name="T3"> </text:span><text:span text:style-name="T14">ﮌ</text:span><text:span text:style-name="T3"> </text:span><text:span text:style-name="T14">ﮍﮎ</text:span><text:span text:style-name="T3"> </text:span><text:span text:style-name="T14">ﮏ</text:span><text:span text:style-name="T3"> </text:span><text:span text:style-name="T14">ﮐ</text:span><text:span text:style-name="T3"> </text:span><text:span text:style-name="T14">ﮑ</text:span><text:span text:style-name="T3"> </text:span><text:span text:style-name="T14">ﮒ</text:span><text:span text:style-name="T3"> </text:span><text:span text:style-name="T14">ﮓ</text:span><text:span text:style-name="T3"> </text:span><text:span text:style-name="T14">ﮔ</text:span><text:span text:style-name="T3"> </text:span><text:span text:style-name="T14">ﮕ</text:span><text:span text:style-name="T3"> </text:span><text:span text:style-name="T14">ﮖ</text:span><text:span text:style-name="T3"> </text:span><text:span text:style-name="T14">ﮗ</text:span><text:span text:style-name="T3"> </text:span><text:span text:style-name="T14">ﮘ</text:span><text:span text:style-name="T3"> </text:span><text:span text:style-name="T14">ﮙ</text:span><text:span text:style-name="T3"> </text:span><text:span text:style-name="T14">ﮚ</text:span><text:span text:style-name="T3"> </text:span><text:span text:style-name="T14">ﮛ</text:span><text:span text:style-name="T3"> </text:span><text:span text:style-name="T14">ﮜ</text:span><text:span text:style-name="T3"> </text:span><text:span text:style-name="T14">ﮝ</text:span><text:span text:style-name="T3"> </text:span><text:span text:style-name="T14">ﮞ</text:span><text:span text:style-name="T3"> </text:span><text:span text:style-name="T14">ﮟ</text:span><text:span text:style-name="T3"> </text:span><text:span text:style-name="T14">ﮠ</text:span><text:span text:style-name="T3"> </text:span><text:span text:style-name="T14">ﮡ</text:span><text:span text:style-name="T3"> </text:span><text:span text:style-name="T14">ﮢ</text:span><text:span text:style-name="T3"> </text:span><text:span text:style-name="T14">ﮣ</text:span><text:span text:style-name="T3"> </text:span><text:span text:style-name="T14">ﮤ</text:span><text:span text:style-name="T3"> </text:span><text:span text:style-name="T14">ﮥ</text:span><text:span text:style-name="T3"> </text:span><text:span text:style-name="T14">ﮦ</text:span><text:span text:style-name="T3"> </text:span><text:span text:style-name="T14">ﮧ</text:span><text:span text:style-name="T3"> </text:span><text:span text:style-name="T14">ﮨ</text:span><text:span text:style-name="T3"> </text:span><text:span text:style-name="T14">ﮩ</text:span><text:span text:style-name="T3"> </text:span><text:span text:style-name="T14">ﮪ</text:span><text:span text:style-name="T3"> </text:span><text:span text:style-name="T14">ﮫ</text:span><text:span text:style-name="T3"> </text:span><text:span text:style-name="T14">ﮬ</text:span><text:span text:style-name="T3"> </text:span><text:span text:style-name="T14">ﮭ</text:span><text:span text:style-name="T3"> </text:span><text:span text:style-name="T14">ﮮ</text:span><text:span text:style-name="T3"> </text:span><text:span text:style-name="T14">ﮯ</text:span><text:span text:style-name="T3"> </text:span><text:span text:style-name="T14">ﮰ</text:span><text:span text:style-name="T3"> </text:span><text:span text:style-name="T14">ﮱ</text:span><text:span text:style-name="T3"> </text:span><text:span text:style-name="T14">ﯓ</text:span><text:span text:style-name="T3"> </text:span><text:span text:style-name="T14">ﯔ</text:span><text:span text:style-name="T3"> </text:span><text:span text:style-name="T14">ﯕ</text:span><text:span text:style-name="T3"> </text:span><text:span text:style-name="T14">ﯖ</text:span><text:span text:style-name="T3"> </text:span><text:span text:style-name="T14">ﯗ</text:span><text:span text:style-name="T3"> </text:span><text:span text:style-name="T14">ﯘ</text:span><text:span text:style-name="T3"> </text:span><text:span text:style-name="T14">ﯙ</text:span><text:span text:style-name="T3"> </text:span><text:span text:style-name="T14">ﯚﯛ</text:span><text:span text:style-name="T3"> </text:span><text:span text:style-name="T14">ﯜ</text:span><text:span text:style-name="T3"> </text:span><text:span text:style-name="T14">ﯝ</text:span><text:span text:style-name="T3"> </text:span><text:span text:style-name="T14">ﯞ</text:span><text:span text:style-name="T3"> </text:span><text:span text:style-name="T14">ﯟ</text:span><text:span text:style-name="T3"> </text:span><text:span text:style-name="T14">ﯠ</text:span><text:span text:style-name="T3"> </text:span><text:span text:style-name="T14">ﯡ</text:span><text:span text:style-name="T3"> </text:span><text:span text:style-name="T14">ﯢ</text:span><text:span text:style-name="T3"> </text:span><text:span text:style-name="T14">ﯣ</text:span><text:span text:style-name="T3"> </text:span><text:span text:style-name="T14">ﯤ</text:span><text:span text:style-name="T3"> </text:span><text:span text:style-name="T14">ﯥ</text:span><text:span text:style-name="T3"> </text:span><text:span text:style-name="T14">ﯦ</text:span><text:span text:style-name="T3"> </text:span><text:span text:style-name="T14">ﯧ</text:span><text:span text:style-name="T3"> </text:span><text:span text:style-name="T14">ﯨ</text:span><text:span text:style-name="T3"> </text:span><text:span text:style-name="T14">ﯩ</text:span><text:span text:style-name="T3"> </text:span><text:span text:style-name="T14">ﯪ</text:span><text:span text:style-name="T3"> </text:span><text:span text:style-name="T14">ﯫﯬ</text:span><text:span text:style-name="T3"> </text:span><text:span text:style-name="T14">ﯭ</text:span><text:span text:style-name="T3"> </text:span><text:span text:style-name="T14">ﯮ</text:span><text:span text:style-name="T3"> </text:span><text:span text:style-name="T14">ﯯ</text:span><text:span text:style-name="T3"> </text:span><text:span text:style-name="T14">ﯰ</text:span><text:span text:style-name="T3"> </text:span><text:span text:style-name="T14">ﯱ</text:span><text:span text:style-name="T3"> </text:span><text:span text:style-name="T14">ﯲ</text:span><text:span text:style-name="T3"> </text:span><text:span text:style-name="T14">ﯳ</text:span><text:span text:style-name="T3"> </text:span><text:span text:style-name="T14">ﯴ</text:span><text:span text:style-name="T3"> </text:span><text:span text:style-name="T14">ﯵ</text:span><text:span text:style-name="T3"> </text:span><text:span text:style-name="T14">ﯶ</text:span><text:span text:style-name="T3"> </text:span><text:span text:style-name="T14">ﯷ</text:span><text:span text:style-name="T3"> </text:span><text:span text:style-name="T14">ﯸ</text:span><text:span text:style-name="T3"> </text:span><text:span text:style-name="T14">ﯹ</text:span><text:span text:style-name="T3"> </text:span><text:span text:style-name="T14">ﯺﯻ</text:span><text:span text:style-name="T3"> </text:span><text:span text:style-name="T14">ﯼ</text:span><text:span text:style-name="T3"> </text:span><text:span text:style-name="T14">ﯽ</text:span><text:span text:style-name="T3"> </text:span><text:span text:style-name="T14">ﯾ</text:span><text:span text:style-name="T3"> </text:span><text:span text:style-name="T14">ﯿ</text:span><text:span text:style-name="T3"> </text:span><text:span text:style-name="T14">ﰀ</text:span><text:span text:style-name="T3"> </text:span><text:span text:style-name="T14">ﰁ</text:span><text:span text:style-name="T3"> </text:span><text:span text:style-name="T14">ﰂ</text:span><text:span text:style-name="T3"> </text:span><text:span text:style-name="T14">ﰃ</text:span><text:span text:style-name="T3"> </text:span><text:span text:style-name="T14">ﰄ</text:span><text:span text:style-name="T3"> </text:span><text:span text:style-name="T14">ﰅ</text:span><text:span text:style-name="T3"> </text:span><text:span text:style-name="T14">ﰆ</text:span><text:span text:style-name="T3"> </text:span><text:span text:style-name="T14">ﰇ</text:span><text:span text:style-name="T3"> </text:span><text:span text:style-name="T14">ﰈ</text:span><text:span text:style-name="T3"> </text:span><text:span text:style-name="T14">ﰉ</text:span><text:span text:style-name="T3"> </text:span><text:span text:style-name="T14">ﰊ</text:span><text:span text:style-name="T3"> </text:span><text:span text:style-name="T14">ﰋ</text:span><text:span text:style-name="T3"> </text:span><text:span text:style-name="T14">ﰌ</text:span><text:span text:style-name="T3"> </text:span><text:span text:style-name="T14">ﰍ</text:span><text:span text:style-name="T3"> </text:span><text:span text:style-name="T14">ﰎ</text:span></text:p>
      <text:p text:style-name="P21"><text:span text:style-name="T16">ﭑ</text:span><text:span text:style-name="T3"> </text:span><text:span text:style-name="T15">ﭒ</text:span><text:span text:style-name="T3"> </text:span><text:span text:style-name="T15">ﭓ</text:span><text:span text:style-name="T3"> </text:span><text:span text:style-name="T15">ﭔ</text:span><text:span text:style-name="T3"> </text:span><text:span text:style-name="T15">ﭕ</text:span><text:span text:style-name="T3"> </text:span><text:span text:style-name="T15">ﭖ</text:span><text:span text:style-name="T3"> </text:span><text:span text:style-name="T15">ﭗ</text:span><text:span text:style-name="T3"> </text:span><text:span text:style-name="T15">ﭘ</text:span><text:span text:style-name="T3"> </text:span><text:span text:style-name="T15">ﭙ</text:span><text:span text:style-name="T3"> </text:span><text:span text:style-name="T15">ﭚ</text:span><text:span text:style-name="T3"> </text:span><text:span text:style-name="T15">ﭛ</text:span><text:span text:style-name="T3"> </text:span><text:span text:style-name="T15">ﭜ</text:span><text:span text:style-name="T3"> </text:span><text:span text:style-name="T15">ﭝ</text:span><text:span text:style-name="T3"> </text:span><text:span text:style-name="T15">ﭞ</text:span><text:span text:style-name="T3"> </text:span><text:span text:style-name="T15">ﭟ</text:span><text:span text:style-name="T3"> </text:span><text:span text:style-name="T15">ﭠ</text:span><text:span text:style-name="T3"> </text:span><text:span text:style-name="T15">ﭡ</text:span><text:span text:style-name="T3"> </text:span><text:span text:style-name="T15">ﭢ</text:span><text:span text:style-name="T3"> </text:span><text:span text:style-name="T15">ﭣ</text:span><text:span text:style-name="T3"> </text:span><text:span text:style-name="T15">ﭤ</text:span><text:span text:style-name="T3"> </text:span><text:span text:style-name="T15">ﭥ</text:span><text:span text:style-name="T3"> </text:span><text:span text:style-name="T15">ﭦ</text:span><text:span text:style-name="T3"> </text:span><text:span text:style-name="T15">ﭧ</text:span><text:span text:style-name="T3"> </text:span><text:span text:style-name="T15">ﭨ</text:span><text:span text:style-name="T3"> </text:span><text:span text:style-name="T15">ﭩ</text:span><text:span text:style-name="T3"> </text:span><text:span text:style-name="T15">ﭪ</text:span><text:span text:style-name="T3"> </text:span><text:span text:style-name="T15">ﭫ</text:span><text:span text:style-name="T3"> </text:span><text:span text:style-name="T15">ﭬ</text:span><text:span text:style-name="T3"> </text:span><text:span text:style-name="T15">ﭭ</text:span><text:span text:style-name="T3"> </text:span><text:span text:style-name="T15">ﭮ</text:span><text:span text:style-name="T3"> </text:span><text:span text:style-name="T15">ﭯ</text:span><text:span text:style-name="T3"> </text:span><text:span text:style-name="T15">ﭰ</text:span><text:span text:style-name="T3"> </text:span><text:span text:style-name="T15">ﭱ</text:span><text:span text:style-name="T3"> </text:span><text:span text:style-name="T15">ﭲ</text:span><text:span text:style-name="T3"> </text:span><text:span text:style-name="T15">ﭳ</text:span><text:span text:style-name="T3"> </text:span><text:span text:style-name="T15">ﭴ</text:span><text:span text:style-name="T3"> </text:span><text:span text:style-name="T15">ﭵ</text:span><text:span text:style-name="T3"> </text:span><text:span text:style-name="T15">ﭶ</text:span><text:span text:style-name="T3"> </text:span><text:span text:style-name="T15">ﭷ</text:span><text:span text:style-name="T3"> </text:span><text:span text:style-name="T15">ﭸ</text:span><text:span text:style-name="T3"> </text:span><text:span text:style-name="T15">ﭹ</text:span><text:span text:style-name="T3"> </text:span><text:span text:style-name="T15">ﭺﭻ</text:span><text:span text:style-name="T3"> </text:span><text:span text:style-name="T15">ﭼ</text:span><text:span text:style-name="T3"> </text:span><text:span text:style-name="T15">ﭽ</text:span><text:span text:style-name="T3"> </text:span><text:span text:style-name="T15">ﭾ</text:span><text:span text:style-name="T3"> </text:span><text:span text:style-name="T15">ﭿ</text:span><text:span text:style-name="T3"> </text:span><text:span text:style-name="T15">ﮀ</text:span><text:span text:style-name="T3"> </text:span><text:span text:style-name="T15">ﮁ</text:span><text:span text:style-name="T3"> </text:span><text:span text:style-name="T15">ﮂ</text:span><text:span text:style-name="T3"> </text:span><text:span text:style-name="T15">ﮃ</text:span><text:span text:style-name="T3"> </text:span><text:span text:style-name="T15">ﮄ</text:span><text:span text:style-name="T3"> </text:span><text:span text:style-name="T15">ﮅ</text:span><text:span text:style-name="T3"> </text:span><text:span text:style-name="T15">ﮆ</text:span><text:span text:style-name="T3"> </text:span><text:span text:style-name="T15">ﮇ</text:span><text:span text:style-name="T3"> </text:span><text:span text:style-name="T15">ﮈ</text:span><text:span text:style-name="T3"> </text:span><text:span text:style-name="T15">ﮉ</text:span><text:span text:style-name="T3"> </text:span><text:span text:style-name="T15">ﮊ</text:span><text:span text:style-name="T3"> </text:span><text:span text:style-name="T15">ﮋ</text:span><text:span text:style-name="T3"> </text:span><text:span text:style-name="T15">ﮌ</text:span><text:span text:style-name="T3"> </text:span><text:span text:style-name="T15">ﮍ</text:span><text:span text:style-name="T3"> </text:span><text:span text:style-name="T15">ﮎ</text:span><text:span text:style-name="T3"> </text:span><text:span text:style-name="T15">ﮏﮐ</text:span><text:span text:style-name="T3"> </text:span><text:span text:style-name="T15">ﮑ</text:span><text:span text:style-name="T3"> </text:span><text:span text:style-name="T15">ﮒ</text:span><text:span text:style-name="T3"> </text:span><text:span text:style-name="T15">ﮓ</text:span><text:span text:style-name="T3"> </text:span><text:span text:style-name="T15">ﮔ</text:span><text:span text:style-name="T3"> </text:span><text:span text:style-name="T15">ﮕ</text:span><text:span text:style-name="T3"> </text:span><text:span text:style-name="T15">ﮖ</text:span><text:span text:style-name="T3"> </text:span><text:span text:style-name="T15">ﮗ</text:span><text:span text:style-name="T3"> </text:span><text:span text:style-name="T15">ﮘ</text:span><text:span text:style-name="T3"> </text:span><text:span text:style-name="T15">ﮙ</text:span><text:span text:style-name="T3"> </text:span><text:span text:style-name="T15">ﮚ</text:span><text:span text:style-name="T3"> </text:span><text:span text:style-name="T15">ﮛ</text:span><text:span text:style-name="T3"> </text:span><text:span text:style-name="T15">ﮜ</text:span><text:span text:style-name="T3"> </text:span><text:span text:style-name="T15">ﮝ</text:span><text:span text:style-name="T3"> </text:span><text:span text:style-name="T15">ﮞ</text:span><text:span text:style-name="T3"> </text:span><text:span text:style-name="T15">ﮟ</text:span><text:span text:style-name="T3"> </text:span><text:span text:style-name="T15">ﮠ</text:span><text:span text:style-name="T3"> </text:span><text:span text:style-name="T15">ﮡ</text:span><text:span text:style-name="T3"> </text:span><text:span text:style-name="T15">ﮢ</text:span><text:span text:style-name="T3"> </text:span><text:span text:style-name="T15">ﮣ</text:span><text:span text:style-name="T3"> </text:span><text:span text:style-name="T15">ﮤ</text:span><text:span text:style-name="T3"> </text:span><text:span text:style-name="T15">ﮥ</text:span><text:span text:style-name="T3"> </text:span><text:span text:style-name="T15">ﮦ</text:span><text:span text:style-name="T3"> </text:span><text:span text:style-name="T15">ﮧ</text:span><text:span text:style-name="T3"> </text:span><text:span text:style-name="T15">ﮨ</text:span><text:span text:style-name="T3"> </text:span><text:span text:style-name="T15">ﮩ</text:span><text:span text:style-name="T3"> </text:span><text:span text:style-name="T15">ﮪ</text:span><text:span text:style-name="T3"> </text:span><text:span text:style-name="T15">ﮫ</text:span><text:span text:style-name="T3"> </text:span><text:span text:style-name="T15">ﮬ</text:span><text:span text:style-name="T3"> </text:span><text:span text:style-name="T15">ﮭ</text:span><text:span text:style-name="T3"> </text:span><text:span text:style-name="T15">ﮮ</text:span><text:span text:style-name="T3"> </text:span><text:span text:style-name="T15">ﮯ</text:span><text:span text:style-name="T3"> </text:span><text:span text:style-name="T15">ﮰ</text:span><text:span text:style-name="T3"> </text:span><text:span text:style-name="T15">ﮱ</text:span><text:span text:style-name="T3"> </text:span><text:span text:style-name="T15">ﯓ</text:span><text:span text:style-name="T3"> </text:span><text:span text:style-name="T15">ﯔ</text:span><text:span text:style-name="T3"> </text:span><text:span text:style-name="T15">ﯕ</text:span><text:span text:style-name="T3"> </text:span><text:span text:style-name="T15">ﯖ</text:span><text:span text:style-name="T3"> </text:span><text:span text:style-name="T15">ﯗ</text:span><text:span text:style-name="T3"> </text:span><text:span text:style-name="T15">ﯘ</text:span><text:span text:style-name="T3"> </text:span><text:span text:style-name="T15">ﯙ</text:span><text:span text:style-name="T3"> </text:span><text:span text:style-name="T15">ﯚ</text:span><text:span text:style-name="T3"> </text:span><text:span text:style-name="T15">ﯛ</text:span><text:span text:style-name="T3"> </text:span><text:span text:style-name="T15">ﯜﯝ</text:span><text:span text:style-name="T3"> </text:span><text:span text:style-name="T15">ﯞ</text:span><text:span text:style-name="T3"> </text:span><text:span text:style-name="T15">ﯟ</text:span><text:span text:style-name="T3"> </text:span><text:span text:style-name="T15">ﯠ</text:span><text:span text:style-name="T3"> </text:span><text:span text:style-name="T15">ﯡ</text:span><text:span text:style-name="T3"> </text:span><text:span text:style-name="T15">ﯢ</text:span><text:span text:style-name="T3"> </text:span><text:span text:style-name="T15">ﯣ</text:span><text:span text:style-name="T3"> </text:span><text:span text:style-name="T15">ﯤ</text:span><text:span text:style-name="T3"> </text:span><text:span text:style-name="T15">ﯥ</text:span><text:span text:style-name="T3"> </text:span><text:span text:style-name="T15">ﯦ</text:span><text:span text:style-name="T3"> </text:span><text:span text:style-name="T15">ﯧ</text:span><text:span text:style-name="T3"> </text:span><text:span text:style-name="T15">ﯨ</text:span><text:span text:style-name="T3"> </text:span><text:span text:style-name="T15">ﯩ</text:span><text:span text:style-name="T3"> </text:span><text:span text:style-name="T15">ﯪ</text:span><text:span text:style-name="T3"> </text:span><text:span text:style-name="T15">ﯫ</text:span><text:span text:style-name="T3"> </text:span><text:span text:style-name="T15">ﯬﯭ</text:span><text:span text:style-name="T3"> </text:span><text:span text:style-name="T15">ﯮ</text:span><text:span text:style-name="T3"> </text:span><text:span text:style-name="T15">ﯯ</text:span><text:span text:style-name="T3"> </text:span><text:span text:style-name="T15">ﯰ</text:span><text:span text:style-name="T3"> </text:span><text:span text:style-name="T15">ﯱ</text:span><text:span text:style-name="T3"> </text:span><text:span text:style-name="T15">ﯲ</text:span><text:span text:style-name="T3"> </text:span><text:span text:style-name="T15">ﯳ</text:span><text:span text:style-name="T3"> </text:span><text:span text:style-name="T15">ﯴ</text:span><text:span text:style-name="T3"> </text:span><text:span text:style-name="T15">ﯵ</text:span><text:span text:style-name="T3"> </text:span><text:span text:style-name="T15">ﯶ</text:span><text:span text:style-name="T3"> </text:span><text:span text:style-name="T15">ﯷ</text:span><text:span text:style-name="T3"> </text:span><text:span text:style-name="T15">ﯸ</text:span><text:span text:style-name="T3"> </text:span><text:span text:style-name="T15">ﯹ</text:span><text:span text:style-name="T3"> </text:span><text:span text:style-name="T15">ﯺ</text:span><text:span text:style-name="T3"> </text:span><text:span text:style-name="T15">ﯻ</text:span><text:span text:style-name="T3"> </text:span><text:span text:style-name="T15">ﯼ</text:span><text:span text:style-name="T3"> </text:span><text:span text:style-name="T15">ﯽ</text:span><text:span text:style-name="T3"> </text:span><text:span text:style-name="T15">ﯾ</text:span><text:span text:style-name="T3"> </text:span><text:span text:style-name="T15">ﯿ</text:span><text:span text:style-name="T3"> </text:span><text:span text:style-name="T15">ﰀ</text:span><text:span text:style-name="T3"> </text:span><text:span text:style-name="T15">ﰁ</text:span><text:span text:style-name="T3"> </text:span><text:span text:style-name="T15">ﰂﰃ</text:span><text:span text:style-name="T3"> </text:span><text:span text:style-name="T15">ﰄ</text:span><text:span text:style-name="T3"> </text:span><text:span text:style-name="T15">ﰅ</text:span><text:span text:style-name="T3"> </text:span><text:span text:style-name="T15">ﰆ</text:span><text:span text:style-name="T3"> </text:span><text:span text:style-name="T15">ﰇ</text:span></text:p>
      <text:p text:style-name="P22"><text:span text:style-name="T16">ﭑ</text:span><text:span text:style-name="T3"> </text:span><text:span text:style-name="T16">ﭒ</text:span><text:span text:style-name="T3"> </text:span><text:span text:style-name="T16">ﭓ</text:span><text:span text:style-name="T3"> </text:span><text:span text:style-name="T16">ﭔ</text:span><text:span text:style-name="T3"> </text:span><text:span text:style-name="T16">ﭕ</text:span><text:span text:style-name="T3"> </text:span><text:span text:style-name="T16">ﭖ</text:span><text:span text:style-name="T3"> </text:span><text:span text:style-name="T16">ﭗ</text:span><text:span text:style-name="T3"> </text:span><text:span text:style-name="T16">ﭘ</text:span><text:span text:style-name="T3"> </text:span><text:span text:style-name="T16">ﭙ</text:span><text:span text:style-name="T3"> </text:span><text:span text:style-name="T16">ﭚ</text:span><text:span text:style-name="T3"> </text:span><text:span text:style-name="T16">ﭛ</text:span><text:span text:style-name="T3"> </text:span><text:span text:style-name="T16">ﭜ</text:span><text:span text:style-name="T3"> </text:span><text:span text:style-name="T16">ﭝ</text:span><text:span text:style-name="T3"> </text:span><text:span text:style-name="T16">ﭞ</text:span><text:span text:style-name="T3"> </text:span><text:span text:style-name="T16">ﭟ</text:span><text:span text:style-name="T3"> </text:span><text:span text:style-name="T16">ﭠﭡ</text:span><text:span text:style-name="T3"> </text:span><text:span text:style-name="T16">ﭢ</text:span><text:span text:style-name="T3"> </text:span><text:span text:style-name="T16">ﭣ</text:span><text:span text:style-name="T3"> </text:span><text:span text:style-name="T16">ﭤ</text:span><text:span text:style-name="T3"> </text:span><text:span text:style-name="T16">ﭥ</text:span><text:span text:style-name="T3"> </text:span><text:span text:style-name="T16">ﭦ</text:span><text:span text:style-name="T3"> </text:span><text:span text:style-name="T16">ﭧ</text:span><text:span text:style-name="T3"> </text:span><text:span text:style-name="T16">ﭨ</text:span><text:span text:style-name="T3"> </text:span><text:span text:style-name="T16">ﭩ</text:span><text:span text:style-name="T3"> </text:span><text:span text:style-name="T16">ﭪ</text:span><text:span text:style-name="T3"> </text:span><text:span text:style-name="T16">ﭫﭬ</text:span><text:span text:style-name="T3"> </text:span><text:span text:style-name="T16">ﭭ</text:span><text:span text:style-name="T3"> </text:span><text:span text:style-name="T16">ﭮ</text:span><text:span text:style-name="T3"> </text:span><text:span text:style-name="T16">ﭯ</text:span><text:span text:style-name="T3"> </text:span><text:span text:style-name="T16">ﭰ</text:span><text:span text:style-name="T3"> </text:span><text:span text:style-name="T16">ﭱ</text:span><text:span text:style-name="T3"> </text:span><text:span text:style-name="T16">ﭲ</text:span><text:span text:style-name="T3"> </text:span><text:span text:style-name="T16">ﭳ</text:span><text:span text:style-name="T3"> </text:span><text:span text:style-name="T16">ﭴ</text:span><text:span text:style-name="T3"> </text:span><text:span text:style-name="T16">ﭵ</text:span><text:span text:style-name="T3"> </text:span><text:span text:style-name="T16">ﭶ</text:span><text:span text:style-name="T3"> </text:span><text:span text:style-name="T16">ﭷ</text:span><text:span text:style-name="T3"> </text:span><text:span text:style-name="T16">ﭸ</text:span><text:span text:style-name="T3"> </text:span><text:span text:style-name="T16">ﭹ</text:span><text:span text:style-name="T3"> </text:span><text:span text:style-name="T16">ﭺ</text:span><text:span text:style-name="T3"> </text:span><text:span text:style-name="T16">ﭻ</text:span><text:span text:style-name="T3"> </text:span><text:span text:style-name="T16">ﭼ</text:span><text:span text:style-name="T3"> </text:span><text:span text:style-name="T16">ﭽ</text:span><text:span text:style-name="T3"> </text:span><text:span text:style-name="T16">ﭾ</text:span><text:span text:style-name="T3"> </text:span><text:span text:style-name="T16">ﭿ</text:span><text:span text:style-name="T3"> </text:span><text:span text:style-name="T16">ﮀ</text:span><text:span text:style-name="T3"> </text:span><text:span text:style-name="T16">ﮁ</text:span><text:span text:style-name="T3"> </text:span><text:span text:style-name="T16">ﮂ</text:span><text:span text:style-name="T3"> </text:span><text:span text:style-name="T16">ﮃ</text:span><text:span text:style-name="T3"> </text:span><text:span text:style-name="T16">ﮄ</text:span><text:span text:style-name="T3"> </text:span><text:span text:style-name="T16">ﮅ</text:span><text:span text:style-name="T3"> </text:span><text:span text:style-name="T16">ﮆ</text:span><text:span text:style-name="T3"> </text:span><text:span text:style-name="T16">ﮇ</text:span><text:span text:style-name="T3"> </text:span><text:span text:style-name="T16">ﮈ</text:span><text:span text:style-name="T3"> </text:span><text:span text:style-name="T16">ﮉ</text:span><text:span text:style-name="T3"> </text:span><text:span text:style-name="T16">ﮊ</text:span><text:span text:style-name="T3"> </text:span><text:span text:style-name="T16">ﮋ</text:span><text:span text:style-name="T3"> </text:span><text:span text:style-name="T16">ﮌ</text:span><text:span text:style-name="T3"> </text:span><text:span text:style-name="T16">ﮍ</text:span><text:span text:style-name="T3"> </text:span><text:span text:style-name="T16">ﮎ</text:span><text:span text:style-name="T3"> </text:span><text:span text:style-name="T16">ﮏ</text:span><text:span text:style-name="T3"> </text:span><text:span text:style-name="T16">ﮐ</text:span><text:span text:style-name="T3"> </text:span><text:span text:style-name="T16">ﮑ</text:span><text:span text:style-name="T3"> </text:span><text:span text:style-name="T16">ﮒ</text:span><text:span text:style-name="T3"> </text:span><text:span text:style-name="T16">ﮓﮔ</text:span><text:span text:style-name="T3"> </text:span><text:span text:style-name="T16">ﮕ</text:span><text:span text:style-name="T3"> </text:span><text:span text:style-name="T16">ﮖ</text:span><text:span text:style-name="T3"> </text:span><text:span text:style-name="T16">ﮗ</text:span><text:span text:style-name="T3"> </text:span><text:span text:style-name="T16">ﮘ</text:span><text:span text:style-name="T3"> </text:span><text:span text:style-name="T16">ﮙ</text:span><text:span text:style-name="T3"> </text:span><text:span text:style-name="T16">ﮚ</text:span><text:span text:style-name="T3"> </text:span><text:span text:style-name="T16">ﮛ</text:span><text:span text:style-name="T3"> </text:span><text:span text:style-name="T16">ﮜ</text:span><text:span text:style-name="T3"> </text:span><text:span text:style-name="T16">ﮝ</text:span><text:span text:style-name="T3"> </text:span><text:span text:style-name="T16">ﮞ</text:span><text:span text:style-name="T3"> </text:span><text:span text:style-name="T16">ﮟ</text:span><text:span text:style-name="T3"> </text:span><text:span text:style-name="T16">ﮠ</text:span><text:span text:style-name="T3"> </text:span><text:span text:style-name="T16">ﮡ</text:span><text:span text:style-name="T3"> </text:span><text:span text:style-name="T16">ﮢ</text:span><text:span text:style-name="T3"> </text:span><text:span text:style-name="T16">ﮣ</text:span><text:span text:style-name="T3"> </text:span><text:span text:style-name="T16">ﮤ</text:span><text:span text:style-name="T3"> </text:span><text:span text:style-name="T16">ﮥ</text:span><text:span text:style-name="T3"> </text:span><text:span text:style-name="T16">ﮦ</text:span><text:span text:style-name="T3"> </text:span><text:span text:style-name="T16">ﮧ</text:span><text:span text:style-name="T3"> </text:span><text:span text:style-name="T16">ﮨ</text:span><text:span text:style-name="T3"> </text:span><text:span text:style-name="T16">ﮩ</text:span><text:span text:style-name="T3"> </text:span><text:span text:style-name="T16">ﮪ</text:span><text:span text:style-name="T3"> </text:span><text:span text:style-name="T16">ﮫ</text:span><text:span text:style-name="T3"> </text:span><text:span text:style-name="T16">ﮬ</text:span><text:span text:style-name="T3"> </text:span><text:span text:style-name="T16">ﮭ</text:span><text:span text:style-name="T3"> </text:span><text:span text:style-name="T16">ﮮ</text:span><text:span text:style-name="T3"> </text:span><text:span text:style-name="T16">ﮯ</text:span><text:span text:style-name="T3"> </text:span><text:span text:style-name="T16">ﮰ</text:span><text:span text:style-name="T3"> </text:span><text:span text:style-name="T16">ﮱ</text:span><text:span text:style-name="T3"> </text:span><text:span text:style-name="T16">ﯓ</text:span><text:span text:style-name="T3"> </text:span><text:span text:style-name="T16">ﯔ</text:span><text:span text:style-name="T3"> </text:span><text:span text:style-name="T16">ﯕ</text:span><text:span text:style-name="T3"> </text:span><text:span text:style-name="T16">ﯖﯗ</text:span><text:span text:style-name="T3"> </text:span><text:span text:style-name="T16">ﯘﯙ</text:span><text:span text:style-name="T3"> </text:span><text:span text:style-name="T16">ﯚ</text:span><text:span text:style-name="T3"> </text:span><text:span text:style-name="T16">ﯛ</text:span><text:span text:style-name="T3"> </text:span><text:span text:style-name="T16">ﯜ</text:span><text:span text:style-name="T3"> </text:span><text:span text:style-name="T16">ﯝﯞ</text:span><text:span text:style-name="T3"> </text:span><text:span text:style-name="T16">ﯟ</text:span><text:span text:style-name="T3"> </text:span><text:span text:style-name="T16">ﯠ</text:span><text:span text:style-name="T3"> </text:span><text:span text:style-name="T16">ﯡ</text:span><text:span text:style-name="T3"> </text:span><text:span text:style-name="T16">ﯢ</text:span><text:span text:style-name="T3"> </text:span><text:span text:style-name="T16">ﯣ</text:span><text:span text:style-name="T3"> </text:span><text:span text:style-name="T16">ﯤ</text:span><text:span text:style-name="T3"> </text:span><text:span text:style-name="T16">ﯥ</text:span><text:span text:style-name="T3"> </text:span><text:span text:style-name="T16">ﯦ</text:span><text:span text:style-name="T3"> </text:span><text:span text:style-name="T16">ﯧ</text:span><text:span text:style-name="T3"> </text:span><text:span text:style-name="T16">ﯨ</text:span><text:span text:style-name="T3"> </text:span><text:span text:style-name="T16">ﯩ</text:span><text:span text:style-name="T3"> </text:span><text:span text:style-name="T16">ﯪ</text:span><text:span text:style-name="T3"> </text:span><text:span text:style-name="T16">ﯫ</text:span><text:span text:style-name="T3"> </text:span><text:span text:style-name="T16">ﯬ</text:span><text:span text:style-name="T3"> </text:span><text:span text:style-name="T16">ﯭ</text:span><text:span text:style-name="T3"> </text:span><text:span text:style-name="T16">ﯮ</text:span><text:span text:style-name="T3"> </text:span><text:span text:style-name="T16">ﯯ</text:span></text:p>
      <text:p text:style-name="P7"><text:span text:style-name="T16">ﯰ</text:span><text:span text:style-name="T3"> </text:span><text:span text:style-name="T16">ﯱ</text:span><text:span text:style-name="T3"> </text:span><text:span text:style-name="T16">ﯲ</text:span><text:span text:style-name="T3"> </text:span><text:span text:style-name="T16">ﯳ</text:span><text:span text:style-name="T3"> </text:span><text:span text:style-name="T16">ﯴ</text:span><text:span text:style-name="T3"> </text:span><text:span text:style-name="T16">ﯵ</text:span><text:span text:style-name="T3"> </text:span><text:span text:style-name="T16">ﯶ</text:span><text:span text:style-name="T3"> </text:span><text:span text:style-name="T16">ﯷ</text:span><text:span text:style-name="T3"> </text:span><text:span text:style-name="T16">ﯸ</text:span><text:span text:style-name="T3"> </text:span><text:span text:style-name="T16">ﯹ</text:span><text:span text:style-name="T3"> </text:span><text:span text:style-name="T16">ﯺ</text:span><text:span text:style-name="T3"> </text:span><text:span text:style-name="T16">ﯻ</text:span><text:span text:style-name="T3"> </text:span><text:span text:style-name="T16">ﯼ</text:span><text:span text:style-name="T3"> </text:span><text:span text:style-name="T16">ﯽ</text:span><text:span text:style-name="T3"> </text:span><text:span text:style-name="T16">ﯾ</text:span><text:span text:style-name="T3"> </text:span><text:span text:style-name="T16">ﯿ</text:span><text:span text:style-name="T3"> </text:span><text:span text:style-name="T16">ﰀ</text:span><text:span text:style-name="T3"> </text:span><text:span text:style-name="T16">ﰁ</text:span><text:span text:style-name="T3"> </text:span><text:span text:style-name="T16">ﰂ</text:span><text:span text:style-name="T3"> </text:span><text:span text:style-name="T16">ﰃ</text:span><text:span text:style-name="T3"> </text:span><text:span text:style-name="T16">ﰄ</text:span><text:span text:style-name="T3"> </text:span><text:span text:style-name="T16">ﰅ</text:span><text:span text:style-name="T3"> </text:span><text:span text:style-name="T16">ﰆ</text:span><text:span text:style-name="T3"> </text:span><text:span text:style-name="T16">ﰇ</text:span><text:span text:style-name="T3"> </text:span><text:span text:style-name="T16">ﰈ</text:span><text:span text:style-name="T3"> </text:span><text:span text:style-name="T16">ﰉ</text:span></text:p>
      <text:p text:style-name="P23"><text:span text:style-name="T17">ﭑ</text:span><text:span text:style-name="T3"> </text:span><text:span text:style-name="T17">ﭒ</text:span><text:span text:style-name="T3"> </text:span><text:span text:style-name="T17">ﭓ</text:span><text:span text:style-name="T3"> </text:span><text:span text:style-name="T17">ﭔ</text:span><text:span text:style-name="T3"> </text:span><text:span text:style-name="T17">ﭕ</text:span><text:span text:style-name="T3"> </text:span><text:span text:style-name="T17">ﭖ</text:span><text:span text:style-name="T3"> </text:span><text:span text:style-name="T17">ﭗ</text:span><text:span text:style-name="T3"> </text:span><text:span text:style-name="T17">ﭘ</text:span><text:span text:style-name="T3"> </text:span><text:span text:style-name="T17">ﭙ</text:span><text:span text:style-name="T3"> </text:span><text:span text:style-name="T17">ﭚ</text:span><text:span text:style-name="T3"> </text:span><text:span text:style-name="T17">ﭛ</text:span><text:span text:style-name="T3"> </text:span><text:span text:style-name="T17">ﭜ</text:span><text:span text:style-name="T3"> </text:span><text:span text:style-name="T17">ﭝ</text:span><text:span text:style-name="T3"> </text:span><text:span text:style-name="T17">ﭞ</text:span><text:span text:style-name="T3"> </text:span><text:span text:style-name="T17">ﭟ</text:span><text:span text:style-name="T3"> </text:span><text:span text:style-name="T17">ﭠ</text:span><text:span text:style-name="T3"> </text:span><text:span text:style-name="T17">ﭡ</text:span><text:span text:style-name="T3"> </text:span><text:span text:style-name="T17">ﭢ</text:span><text:span text:style-name="T3"> </text:span><text:span text:style-name="T17">ﭣ</text:span><text:span text:style-name="T3"> </text:span><text:span text:style-name="T17">ﭤ</text:span><text:span text:style-name="T3"> </text:span><text:span text:style-name="T17">ﭥ</text:span><text:span text:style-name="T3"> </text:span><text:span text:style-name="T17">ﭦ</text:span><text:span text:style-name="T3"> </text:span><text:span text:style-name="T17">ﭧ</text:span><text:span text:style-name="T3"> </text:span><text:span text:style-name="T17">ﭨ</text:span><text:span text:style-name="T3"> </text:span><text:span text:style-name="T17">ﭩ</text:span><text:span text:style-name="T3"> </text:span><text:span text:style-name="T17">ﭪ</text:span><text:span text:style-name="T3"> </text:span><text:span text:style-name="T17">ﭫ</text:span><text:span text:style-name="T3"> </text:span><text:span text:style-name="T17">ﭬ</text:span><text:span text:style-name="T3"> </text:span><text:span text:style-name="T17">ﭭ</text:span><text:span text:style-name="T3"> </text:span><text:span text:style-name="T17">ﭮ</text:span><text:span text:style-name="T3"> </text:span><text:span text:style-name="T17">ﭯ</text:span><text:span text:style-name="T3"> </text:span><text:span text:style-name="T17">ﭰ</text:span><text:span text:style-name="T3"> </text:span><text:span text:style-name="T17">ﭱ</text:span><text:span text:style-name="T3"> </text:span><text:span text:style-name="T17">ﭲ</text:span><text:span text:style-name="T3"> </text:span><text:span text:style-name="T17">ﭳ</text:span><text:span text:style-name="T3"> </text:span><text:span text:style-name="T17">ﭴ</text:span><text:span text:style-name="T3"> </text:span><text:span text:style-name="T17">ﭵ</text:span><text:span text:style-name="T3"> </text:span><text:span text:style-name="T17">ﭶ</text:span><text:span text:style-name="T3"> </text:span><text:span text:style-name="T17">ﭷ</text:span><text:span text:style-name="T3"> </text:span><text:span text:style-name="T17">ﭸ</text:span><text:span text:style-name="T3"> </text:span><text:span text:style-name="T17">ﭹ</text:span><text:span text:style-name="T3"> </text:span><text:span text:style-name="T17">ﭺ</text:span><text:span text:style-name="T3"> </text:span><text:span text:style-name="T17">ﭻ</text:span><text:span text:style-name="T3"> </text:span><text:span text:style-name="T17">ﭼ</text:span><text:span text:style-name="T3"> </text:span><text:span text:style-name="T17">ﭽ</text:span><text:span text:style-name="T3"> </text:span><text:span text:style-name="T17">ﭾ</text:span><text:span text:style-name="T3"> </text:span><text:span text:style-name="T17">ﭿ</text:span><text:span text:style-name="T3"> </text:span><text:span text:style-name="T17">ﮀ</text:span><text:span text:style-name="T3"> </text:span><text:span text:style-name="T17">ﮁ</text:span><text:span text:style-name="T3"> </text:span><text:span text:style-name="T17">ﮂ</text:span><text:span text:style-name="T3"> </text:span><text:span text:style-name="T17">ﮃ</text:span><text:span text:style-name="T3"> </text:span><text:span text:style-name="T17">ﮄ</text:span><text:span text:style-name="T3"> </text:span><text:span text:style-name="T17">ﮅ</text:span><text:span text:style-name="T3"> </text:span><text:span text:style-name="T17">ﮆ</text:span><text:span text:style-name="T3"> </text:span><text:span text:style-name="T17">ﮇ</text:span><text:span text:style-name="T3"> </text:span><text:span text:style-name="T17">ﮈ</text:span><text:span text:style-name="T3"> </text:span><text:span text:style-name="T17">ﮉ</text:span><text:span text:style-name="T3"> </text:span><text:span text:style-name="T17">ﮊ</text:span><text:span text:style-name="T3"> </text:span><text:span text:style-name="T17">ﮋ</text:span><text:span text:style-name="T3"> </text:span><text:span text:style-name="T17">ﮌ</text:span><text:span text:style-name="T3"> </text:span><text:span text:style-name="T17">ﮍ</text:span><text:span text:style-name="T3"> </text:span><text:span text:style-name="T17">ﮎ</text:span><text:span text:style-name="T3"> </text:span><text:span text:style-name="T17">ﮏ</text:span><text:span text:style-name="T3"> </text:span><text:span text:style-name="T17">ﮐ</text:span><text:span text:style-name="T3"> </text:span><text:span text:style-name="T17">ﮑ</text:span><text:span text:style-name="T3"> </text:span><text:span text:style-name="T17">ﮒ</text:span></text:p>
      <text:p text:style-name="P8"><text:span text:style-name="T17">ﮓ</text:span><text:span text:style-name="T3"> </text:span><text:span text:style-name="T17">ﮔ</text:span><text:span text:style-name="T3"> </text:span><text:span text:style-name="T17">ﮕ</text:span><text:span text:style-name="T3"> </text:span><text:span text:style-name="T17">ﮖ</text:span><text:span text:style-name="T3"> </text:span><text:span text:style-name="T17">ﮗ</text:span><text:span text:style-name="T3"> </text:span><text:span text:style-name="T17">ﮘ</text:span><text:span text:style-name="T3"> </text:span><text:span text:style-name="T17">ﮙ</text:span><text:span text:style-name="T3"> </text:span><text:span text:style-name="T17">ﮚ</text:span><text:span text:style-name="T3"> </text:span><text:span text:style-name="T17">ﮛ</text:span><text:span text:style-name="T3"> </text:span><text:span text:style-name="T17">ﮜ</text:span><text:span text:style-name="T3"> </text:span><text:span text:style-name="T17">ﮝ</text:span><text:span text:style-name="T3"> </text:span><text:span text:style-name="T17">ﮞ</text:span><text:span text:style-name="T3"> </text:span><text:span text:style-name="T17">ﮟ</text:span><text:span text:style-name="T3"> </text:span><text:span text:style-name="T17">ﮠ</text:span><text:span text:style-name="T3"> </text:span><text:span text:style-name="T17">ﮡ</text:span><text:span text:style-name="T3"> </text:span><text:span text:style-name="T17">ﮢ</text:span><text:span text:style-name="T3"> </text:span><text:span text:style-name="T17">ﮣ</text:span><text:span text:style-name="T3"> </text:span><text:span text:style-name="T17">ﮤ</text:span><text:span text:style-name="T3"> </text:span><text:span text:style-name="T17">ﮥ</text:span><text:span text:style-name="T3"> </text:span><text:span text:style-name="T17">ﮦ</text:span><text:span text:style-name="T3"> </text:span><text:span text:style-name="T17">ﮧﮨ</text:span><text:span text:style-name="T3"> </text:span><text:span text:style-name="T17">ﮩ</text:span><text:span text:style-name="T3"> </text:span><text:span text:style-name="T17">ﮪ</text:span><text:span text:style-name="T3"> </text:span><text:span text:style-name="T17">ﮫ</text:span><text:span text:style-name="T3"> </text:span><text:span text:style-name="T17">ﮬ</text:span><text:span text:style-name="T3"> </text:span><text:span text:style-name="T17">ﮭ</text:span><text:span text:style-name="T3"> </text:span><text:span text:style-name="T17">ﮮ</text:span><text:span text:style-name="T3"> </text:span><text:span text:style-name="T17">ﮯ</text:span><text:span text:style-name="T3"> </text:span><text:span text:style-name="T17">ﮰ</text:span><text:span text:style-name="T3"> </text:span><text:span text:style-name="T17">ﮱ</text:span><text:span text:style-name="T3"> </text:span><text:span text:style-name="T17">ﯓ</text:span><text:span text:style-name="T3"> </text:span><text:span text:style-name="T17">ﯔ</text:span><text:span text:style-name="T3"> </text:span><text:span text:style-name="T17">ﯕ</text:span><text:span text:style-name="T3"> </text:span><text:span text:style-name="T17">ﯖ</text:span><text:span text:style-name="T3"> </text:span><text:span text:style-name="T17">ﯗ</text:span><text:span text:style-name="T3"> </text:span><text:span text:style-name="T17">ﯘ</text:span><text:span text:style-name="T3"> </text:span><text:span text:style-name="T17">ﯙ</text:span><text:span text:style-name="T3"> </text:span><text:span text:style-name="T17">ﯚ</text:span><text:span text:style-name="T3"> </text:span><text:span text:style-name="T17">ﯛﯜ</text:span><text:span text:style-name="T3"> </text:span><text:span text:style-name="T17">ﯝ</text:span><text:span text:style-name="T3"> </text:span><text:span text:style-name="T17">ﯞ</text:span><text:span text:style-name="T3"> </text:span><text:span text:style-name="T17">ﯟ</text:span><text:span text:style-name="T3"> </text:span><text:span text:style-name="T17">ﯠ</text:span><text:span text:style-name="T3"> </text:span><text:span text:style-name="T17">ﯡ</text:span><text:span text:style-name="T3"> </text:span><text:span text:style-name="T17">ﯢ</text:span><text:span text:style-name="T3"> </text:span><text:span text:style-name="T17">ﯣ</text:span><text:span text:style-name="T3"> </text:span><text:span text:style-name="T17">ﯤ</text:span><text:span text:style-name="T3"> </text:span><text:span text:style-name="T17">ﯥ</text:span><text:span text:style-name="T3"> </text:span><text:span text:style-name="T17">ﯦ</text:span><text:span text:style-name="T3"> </text:span><text:span text:style-name="T17">ﯧ</text:span><text:span text:style-name="T3"> </text:span><text:span text:style-name="T17">ﯨ</text:span><text:span text:style-name="T3"> </text:span><text:span text:style-name="T17">ﯩ</text:span><text:span text:style-name="T3"> </text:span><text:span text:style-name="T17">ﯪ</text:span><text:span text:style-name="T3"> </text:span><text:span text:style-name="T17">ﯫ</text:span><text:span text:style-name="T3"> </text:span><text:span text:style-name="T17">ﯬ</text:span><text:span text:style-name="T3"> </text:span><text:span text:style-name="T17">ﯭ</text:span><text:span text:style-name="T3"> </text:span><text:span text:style-name="T17">ﯮ</text:span><text:span text:style-name="T3"> </text:span><text:span text:style-name="T17">ﯯ</text:span><text:span text:style-name="T3"> </text:span><text:span text:style-name="T17">ﯰ</text:span><text:span text:style-name="T3"> </text:span><text:span text:style-name="T17">ﯱ</text:span><text:span text:style-name="T3"> </text:span><text:span text:style-name="T17">ﯲﯳ</text:span><text:span text:style-name="T3"> </text:span><text:span text:style-name="T17">ﯴ</text:span><text:span text:style-name="T3"> </text:span><text:span text:style-name="T17">ﯵ</text:span><text:span text:style-name="T3"> </text:span><text:span text:style-name="T17">ﯶ</text:span><text:span text:style-name="T3"> </text:span><text:span text:style-name="T17">ﯷ</text:span><text:span text:style-name="T3"> </text:span><text:span text:style-name="T17">ﯸ</text:span><text:span text:style-name="T3"> </text:span><text:span text:style-name="T17">ﯹ</text:span><text:span text:style-name="T3"> </text:span><text:span text:style-name="T17">ﯺ</text:span><text:span text:style-name="T3"> </text:span><text:span text:style-name="T17">ﯻ</text:span><text:span text:style-name="T3"> </text:span><text:span text:style-name="T17">ﯼ</text:span><text:span text:style-name="T3"> </text:span><text:span text:style-name="T17">ﯽ</text:span><text:span text:style-name="T3"> </text:span><text:span text:style-name="T17">ﯾ</text:span><text:span text:style-name="T3"> </text:span><text:span text:style-name="T17">ﯿ</text:span><text:span text:style-name="T3"> </text:span><text:span text:style-name="T17">ﰀ</text:span></text:p>
      <text:p text:style-name="P34"><text:span text:style-name="T30">ﮌﮤ</text:span></text:p>
      <text:p text:style-name="P38"><text:span text:style-name="T30">ﭤﭥﭦ</text:span></text:p>
      <text:p text:style-name="P9"><text:span text:style-name="T18">ﭑ</text:span><text:span text:style-name="T3"> </text:span><text:span text:style-name="T18">ﭒ</text:span><text:span text:style-name="T3"> </text:span><text:span text:style-name="T18">ﭓ</text:span><text:span text:style-name="T3"> </text:span><text:span text:style-name="T18">ﭔ</text:span><text:span text:style-name="T3"> </text:span><text:span text:style-name="T18">ﭕ</text:span><text:span text:style-name="T3"> </text:span><text:span text:style-name="T18">ﭖ</text:span><text:span text:style-name="T3"> </text:span><text:span text:style-name="T18">ﭗ</text:span><text:span text:style-name="T3"> </text:span><text:span text:style-name="T18">ﭘ</text:span><text:span text:style-name="T3"> </text:span><text:span text:style-name="T18">ﭙ</text:span><text:span text:style-name="T3"> </text:span><text:span text:style-name="T18">ﭚ</text:span><text:span text:style-name="T3"> </text:span><text:span text:style-name="T18">ﭛ</text:span><text:span text:style-name="T3"> </text:span><text:span text:style-name="T18">ﭜ</text:span><text:span text:style-name="T3"> </text:span><text:span text:style-name="T18">ﭝ</text:span><text:span text:style-name="T3"> </text:span><text:span text:style-name="T18">ﭞ</text:span><text:span text:style-name="T3"> </text:span><text:span text:style-name="T18">ﭟ</text:span><text:span text:style-name="T3"> </text:span><text:span text:style-name="T18">ﭠ</text:span><text:span text:style-name="T3"> </text:span><text:span text:style-name="T18">ﭡ</text:span><text:span text:style-name="T3"> </text:span><text:span text:style-name="T18">ﭢﭣ</text:span><text:span text:style-name="T3"> </text:span><text:span text:style-name="T18">ﭤ</text:span><text:span text:style-name="T3"> </text:span><text:span text:style-name="T18">ﭥ</text:span><text:span text:style-name="T3"> </text:span><text:span text:style-name="T18">ﭦ</text:span><text:span text:style-name="T3"> </text:span><text:span text:style-name="T18">ﭧ</text:span><text:span text:style-name="T3"> </text:span><text:span text:style-name="T18">ﭨ</text:span><text:span text:style-name="T3"> </text:span><text:span text:style-name="T18">ﭩ</text:span><text:span text:style-name="T3"> </text:span><text:span text:style-name="T18">ﭪ</text:span><text:span text:style-name="T3"> </text:span><text:span text:style-name="T18">ﭫ</text:span><text:span text:style-name="T3"> </text:span><text:span text:style-name="T18">ﭬ</text:span><text:span text:style-name="T3"> </text:span><text:span text:style-name="T18">ﭭ</text:span><text:span text:style-name="T3"> </text:span><text:span text:style-name="T18">ﭮ</text:span><text:span text:style-name="T3"> </text:span><text:span text:style-name="T18">ﭯ</text:span><text:span text:style-name="T3"> </text:span><text:span text:style-name="T18">ﭰﭱ</text:span><text:span text:style-name="T3"> </text:span><text:span text:style-name="T18">ﭲ</text:span><text:span text:style-name="T3"> </text:span><text:span text:style-name="T18">ﭳ</text:span><text:span text:style-name="T3"> </text:span><text:span text:style-name="T18">ﭴ</text:span><text:span text:style-name="T3"> </text:span><text:span text:style-name="T18">ﭵ</text:span><text:span text:style-name="T3"> </text:span><text:span text:style-name="T18">ﭶ</text:span><text:span text:style-name="T3"> </text:span><text:span text:style-name="T18">ﭷ</text:span><text:span text:style-name="T3"> </text:span><text:span text:style-name="T18">ﭸ</text:span><text:span text:style-name="T3"> </text:span><text:span text:style-name="T18">ﭹ</text:span><text:span text:style-name="T3"> </text:span><text:span text:style-name="T18">ﭺ</text:span><text:span text:style-name="T3"> </text:span><text:span text:style-name="T18">ﭻ</text:span><text:span text:style-name="T3"> </text:span><text:span text:style-name="T18">ﭼ</text:span><text:span text:style-name="T3"> </text:span><text:span text:style-name="T18">ﭽ</text:span><text:span text:style-name="T3"> </text:span><text:span text:style-name="T18">ﭾ</text:span><text:span text:style-name="T3"> </text:span><text:span text:style-name="T18">ﭿ</text:span><text:span text:style-name="T3"> </text:span><text:span text:style-name="T18">ﮀ</text:span><text:span text:style-name="T3"> </text:span><text:span text:style-name="T18">ﮁ</text:span><text:span text:style-name="T3"> </text:span><text:span text:style-name="T18">ﮂ</text:span><text:span text:style-name="T3"> </text:span><text:span text:style-name="T18">ﮃ</text:span><text:span text:style-name="T3"> </text:span><text:span text:style-name="T18">ﮄ</text:span><text:span text:style-name="T3"> </text:span><text:span text:style-name="T18">ﮅﮆ</text:span><text:span text:style-name="T3"> </text:span><text:span text:style-name="T18">ﮇ</text:span><text:span text:style-name="T3"> </text:span><text:span text:style-name="T18">ﮈ</text:span><text:span text:style-name="T3"> </text:span><text:span text:style-name="T18">ﮉ</text:span><text:span text:style-name="T3"> </text:span><text:span text:style-name="T18">ﮊ</text:span><text:span text:style-name="T3"> </text:span><text:span text:style-name="T18">ﮋ</text:span><text:span text:style-name="T3"> </text:span><text:span text:style-name="T18">ﮌ</text:span><text:span text:style-name="T3"> </text:span><text:span text:style-name="T18">ﮍ</text:span><text:span text:style-name="T3"> </text:span><text:span text:style-name="T18">ﮎ</text:span><text:span text:style-name="T3"> </text:span><text:span text:style-name="T18">ﮏ</text:span><text:span text:style-name="T3"> </text:span><text:span text:style-name="T18">ﮐ</text:span><text:span text:style-name="T3"> </text:span><text:span text:style-name="T18">ﮑ</text:span><text:span text:style-name="T3"> </text:span><text:span text:style-name="T18">ﮒ</text:span><text:span text:style-name="T3"> </text:span><text:span text:style-name="T18">ﮓ</text:span><text:span text:style-name="T3"> </text:span><text:span text:style-name="T18">ﮔ</text:span><text:span text:style-name="T3"> </text:span><text:span text:style-name="T18">ﮕ</text:span><text:span text:style-name="T3"> </text:span><text:span text:style-name="T18">ﮖ</text:span><text:span text:style-name="T3"> </text:span><text:span text:style-name="T18">ﮗ</text:span><text:span text:style-name="T3"> </text:span><text:span text:style-name="T18">ﮘ</text:span><text:span text:style-name="T3"> </text:span><text:span text:style-name="T18">ﮙ</text:span><text:span text:style-name="T3"> </text:span><text:span text:style-name="T18">ﮚ</text:span><text:span text:style-name="T3"> </text:span><text:span text:style-name="T18">ﮛﮜ</text:span><text:span text:style-name="T3"> </text:span><text:span text:style-name="T18">ﮝ</text:span><text:span text:style-name="T3"> </text:span><text:span text:style-name="T18">ﮞ</text:span><text:span text:style-name="T3"> </text:span><text:span text:style-name="T18">ﮟ</text:span><text:span text:style-name="T3"> </text:span><text:span text:style-name="T18">ﮠ</text:span><text:span text:style-name="T3"> </text:span><text:span text:style-name="T18">ﮡ</text:span><text:span text:style-name="T3"> </text:span><text:span text:style-name="T18">ﮢ</text:span><text:span text:style-name="T3"> </text:span><text:span text:style-name="T18">ﮣ</text:span><text:span text:style-name="T3"> </text:span><text:span text:style-name="T18">ﮤ</text:span><text:span text:style-name="T3"> </text:span><text:span text:style-name="T18">ﮥ</text:span><text:span text:style-name="T3"> </text:span><text:span text:style-name="T18">ﮦ</text:span><text:span text:style-name="T3"> </text:span><text:span text:style-name="T18">ﮧ</text:span><text:span text:style-name="T3"> </text:span><text:span text:style-name="T18">ﮨ</text:span><text:span text:style-name="T3"> </text:span><text:span text:style-name="T18">ﮩ</text:span><text:span text:style-name="T3"> </text:span><text:span text:style-name="T18">ﮪ</text:span><text:span text:style-name="T3"> </text:span><text:span text:style-name="T18">ﮫ</text:span><text:span text:style-name="T3"> </text:span><text:span text:style-name="T18">ﮬ</text:span><text:span text:style-name="T3"> </text:span><text:span text:style-name="T18">ﮭ</text:span><text:span text:style-name="T3"> </text:span><text:span text:style-name="T18">ﮮ</text:span><text:span text:style-name="T3"> </text:span><text:span text:style-name="T18">ﮯ</text:span><text:span text:style-name="T3"> </text:span><text:span text:style-name="T18">ﮰ</text:span><text:span text:style-name="T3"> </text:span><text:span text:style-name="T18">ﮱ</text:span><text:span text:style-name="T3"> </text:span><text:span text:style-name="T18">ﯓ</text:span><text:span text:style-name="T3"> </text:span><text:span text:style-name="T18">ﯔ</text:span><text:span text:style-name="T3"> </text:span><text:span text:style-name="T18">ﯕ</text:span><text:span text:style-name="T3"> </text:span><text:span text:style-name="T18">ﯖ</text:span><text:span text:style-name="T3"> </text:span><text:span text:style-name="T18">ﯗ</text:span><text:span text:style-name="T3"> </text:span><text:span text:style-name="T18">ﯘ</text:span><text:span text:style-name="T3"> </text:span><text:span text:style-name="T18">ﯙ</text:span><text:span text:style-name="T3"> </text:span><text:span text:style-name="T18">ﯚ</text:span><text:span text:style-name="T3"> </text:span><text:span text:style-name="T18">ﯛﯜ</text:span><text:span text:style-name="T3"> </text:span><text:span text:style-name="T18">ﯝ</text:span><text:span text:style-name="T3"> </text:span><text:span text:style-name="T18">ﯞ</text:span><text:span text:style-name="T3"> </text:span><text:span text:style-name="T18">ﯟ</text:span><text:span text:style-name="T3"> </text:span><text:span text:style-name="T18">ﯠ</text:span><text:span text:style-name="T3"> </text:span><text:span text:style-name="T18">ﯡ</text:span><text:span text:style-name="T3"> </text:span><text:span text:style-name="T18">ﯢ</text:span><text:span text:style-name="T3"> </text:span><text:span text:style-name="T18">ﯣ</text:span><text:span text:style-name="T3"> </text:span><text:span text:style-name="T18">ﯤ</text:span><text:span text:style-name="T3"> </text:span><text:span text:style-name="T18">ﯥ</text:span><text:span text:style-name="T3"> </text:span><text:span text:style-name="T18">ﯦ</text:span><text:span text:style-name="T3"> </text:span><text:span text:style-name="T18">ﯧ</text:span><text:span text:style-name="T3"> </text:span><text:span text:style-name="T18">ﯨ</text:span><text:span text:style-name="T3"> </text:span><text:span text:style-name="T18">ﯩ</text:span><text:span text:style-name="T3"> </text:span><text:span text:style-name="T18">ﯪ</text:span><text:span text:style-name="T3"> </text:span><text:span text:style-name="T18">ﯫ</text:span><text:span text:style-name="T3"> </text:span><text:span text:style-name="T18">ﯬ</text:span><text:span text:style-name="T3"> </text:span><text:span text:style-name="T18">ﯭ</text:span><text:span text:style-name="T3"> </text:span><text:span text:style-name="T18">ﯮ</text:span><text:span text:style-name="T3"> </text:span><text:span text:style-name="T18">ﯯ</text:span><text:span text:style-name="T3"> </text:span><text:span text:style-name="T18">ﯰ</text:span><text:span text:style-name="T3"> </text:span><text:span text:style-name="T18">ﯱ</text:span><text:span text:style-name="T3"> </text:span><text:span text:style-name="T18">ﯲﯳ</text:span><text:span text:style-name="T3"> </text:span><text:span text:style-name="T18">ﯴ</text:span><text:span text:style-name="T3"> </text:span><text:span text:style-name="T18">ﯵ</text:span><text:span text:style-name="T3"> </text:span><text:span text:style-name="T18">ﯶ</text:span><text:span text:style-name="T3"> </text:span><text:span text:style-name="T18">ﯷ</text:span><text:span text:style-name="T3"> </text:span><text:span text:style-name="T18">ﯸ</text:span><text:span text:style-name="T3"> </text:span><text:span text:style-name="T18">ﯹ</text:span><text:span text:style-name="T3"> </text:span><text:span text:style-name="T18">ﯺ</text:span><text:span text:style-name="T3"> </text:span><text:span text:style-name="T18">ﯻ</text:span><text:span text:style-name="T3"> </text:span><text:span text:style-name="T18">ﯼ</text:span><text:span text:style-name="T3"> </text:span><text:span text:style-name="T18">ﯽ</text:span><text:span text:style-name="T3"> </text:span><text:span text:style-name="T18">ﯾ</text:span><text:span text:style-name="T3"> </text:span><text:span text:style-name="T18">ﯿ</text:span><text:span text:style-name="T3"> </text:span><text:span text:style-name="T18">ﰀ</text:span><text:span text:style-name="T3"> </text:span><text:span text:style-name="T18">ﰁ</text:span><text:span text:style-name="T3"> </text:span><text:span text:style-name="T18">ﰂ</text:span><text:span text:style-name="T3"> </text:span><text:span text:style-name="T18">ﰃ</text:span><text:span text:style-name="T3"> </text:span><text:span text:style-name="T18">ﰄ</text:span><text:span text:style-name="T3"> </text:span><text:span text:style-name="T18">ﰅ</text:span><text:span text:style-name="T3"> </text:span><text:span text:style-name="T18">ﰆ</text:span><text:span text:style-name="T3"> </text:span><text:span text:style-name="T18">ﰇ</text:span><text:span text:style-name="T3"> </text:span><text:span text:style-name="T18">ﰈ</text:span><text:span text:style-name="T3"> </text:span><text:span text:style-name="T18">ﰉ</text:span><text:span text:style-name="T3"> </text:span><text:span text:style-name="T18">ﰊ</text:span><text:span text:style-name="T3"> </text:span><text:span text:style-name="T18">ﰋ</text:span></text:p>
      <text:p text:style-name="P24"><text:span text:style-name="T19">ﭑ</text:span><text:span text:style-name="T3"> </text:span><text:span text:style-name="T19">ﭒ</text:span><text:span text:style-name="T3"> </text:span><text:span text:style-name="T19">ﭓ</text:span><text:span text:style-name="T3"> </text:span><text:span text:style-name="T19">ﭔ</text:span><text:span text:style-name="T3"> </text:span><text:span text:style-name="T19">ﭕ</text:span><text:span text:style-name="T3"> </text:span><text:span text:style-name="T19">ﭖﭗ</text:span><text:span text:style-name="T3"> </text:span><text:span text:style-name="T19">ﭘ</text:span><text:span text:style-name="T3"> </text:span><text:span text:style-name="T19">ﭙ</text:span><text:span text:style-name="T3"> </text:span><text:span text:style-name="T19">ﭚ</text:span><text:span text:style-name="T3"> </text:span><text:span text:style-name="T19">ﭛﭜ</text:span><text:span text:style-name="T3"> </text:span><text:span text:style-name="T19">ﭝ</text:span><text:span text:style-name="T3"> </text:span><text:span text:style-name="T19">ﭞ</text:span><text:span text:style-name="T3"> </text:span><text:span text:style-name="T19">ﭟ</text:span><text:span text:style-name="T3"> </text:span><text:span text:style-name="T19">ﭠﭡ</text:span><text:span text:style-name="T3"> </text:span><text:span text:style-name="T19">ﭢ</text:span><text:span text:style-name="T3"> </text:span><text:span text:style-name="T19">ﭣ</text:span><text:span text:style-name="T3"> </text:span><text:span text:style-name="T19">ﭤ</text:span><text:span text:style-name="T3"> </text:span><text:span text:style-name="T19">ﭥ</text:span><text:span text:style-name="T3"> </text:span><text:span text:style-name="T19">ﭦ</text:span><text:span text:style-name="T3"> </text:span><text:span text:style-name="T19">ﭧ</text:span><text:span text:style-name="T3"> </text:span><text:span text:style-name="T19">ﭨﭩ</text:span><text:span text:style-name="T3"> </text:span><text:span text:style-name="T19">ﭪ</text:span><text:span text:style-name="T3"> </text:span><text:span text:style-name="T19">ﭫ</text:span><text:span text:style-name="T3"> </text:span><text:span text:style-name="T19">ﭬ</text:span><text:span text:style-name="T3"> </text:span><text:span text:style-name="T19">ﭭ</text:span><text:span text:style-name="T3"> </text:span><text:span text:style-name="T19">ﭮ</text:span><text:span text:style-name="T3"> </text:span><text:span text:style-name="T19">ﭯ</text:span><text:span text:style-name="T3"> </text:span><text:span text:style-name="T19">ﭰ</text:span><text:span text:style-name="T3"> </text:span><text:span text:style-name="T19">ﭱ</text:span><text:span text:style-name="T3"> </text:span><text:span text:style-name="T19">ﭲ</text:span><text:span text:style-name="T3"> </text:span><text:span text:style-name="T19">ﭳ</text:span><text:span text:style-name="T3"> </text:span><text:span text:style-name="T19">ﭴ</text:span><text:span text:style-name="T3"> </text:span><text:span text:style-name="T19">ﭵ</text:span><text:span text:style-name="T3"> </text:span><text:span text:style-name="T19">ﭶ</text:span><text:span text:style-name="T3"> </text:span><text:span text:style-name="T19">ﭷ</text:span><text:span text:style-name="T3"> </text:span><text:span text:style-name="T19">ﭸ</text:span><text:span text:style-name="T3"> </text:span><text:span text:style-name="T19">ﭹ</text:span><text:span text:style-name="T3"> </text:span><text:span text:style-name="T19">ﭺ</text:span><text:span text:style-name="T3"> </text:span><text:span text:style-name="T19">ﭻ</text:span><text:span text:style-name="T3"> </text:span><text:span text:style-name="T19">ﭼ</text:span><text:span text:style-name="T3"> </text:span><text:span text:style-name="T19">ﭽ</text:span><text:span text:style-name="T3"> </text:span><text:span text:style-name="T19">ﭾ</text:span><text:span text:style-name="T3"> </text:span><text:span text:style-name="T19">ﭿ</text:span><text:span text:style-name="T3"> </text:span><text:span text:style-name="T19">ﮀ</text:span><text:span text:style-name="T3"> </text:span><text:span text:style-name="T19">ﮁ</text:span><text:span text:style-name="T3"> </text:span><text:span text:style-name="T19">ﮂ</text:span><text:span text:style-name="T3"> </text:span><text:span text:style-name="T19">ﮃﮄ</text:span><text:span text:style-name="T3"> </text:span><text:span text:style-name="T19">ﮅ</text:span><text:span text:style-name="T3"> </text:span><text:span text:style-name="T19">ﮆ</text:span><text:span text:style-name="T3"> </text:span><text:span text:style-name="T19">ﮇ</text:span><text:span text:style-name="T3"> </text:span><text:span text:style-name="T19">ﮈ</text:span><text:span text:style-name="T3"> </text:span><text:span text:style-name="T19">ﮉ</text:span><text:span text:style-name="T3"> </text:span><text:span text:style-name="T19">ﮊ</text:span><text:span text:style-name="T3"> </text:span><text:span text:style-name="T19">ﮋ</text:span><text:span text:style-name="T3"> </text:span><text:span text:style-name="T19">ﮌ</text:span><text:span text:style-name="T3"> </text:span><text:span text:style-name="T19">ﮍ</text:span><text:span text:style-name="T3"> </text:span><text:span text:style-name="T19">ﮎ</text:span><text:span text:style-name="T3"> </text:span><text:span text:style-name="T19">ﮏ</text:span><text:span text:style-name="T3"> </text:span><text:span text:style-name="T19">ﮐ</text:span><text:span text:style-name="T3"> </text:span><text:span text:style-name="T19">ﮑ</text:span><text:span text:style-name="T3"> </text:span><text:span text:style-name="T19">ﮒ</text:span><text:span text:style-name="T3"> </text:span><text:span text:style-name="T19">ﮓ</text:span><text:span text:style-name="T3"> </text:span><text:span text:style-name="T19">ﮔ</text:span><text:span text:style-name="T3"> </text:span><text:span text:style-name="T19">ﮕ</text:span><text:span text:style-name="T3"> </text:span><text:span text:style-name="T19">ﮖ</text:span><text:span text:style-name="T3"> </text:span><text:span text:style-name="T19">ﮗ</text:span><text:span text:style-name="T3"> </text:span><text:span text:style-name="T19">ﮘ</text:span><text:span text:style-name="T3"> </text:span><text:span text:style-name="T19">ﮙ</text:span><text:span text:style-name="T3"> </text:span><text:span text:style-name="T19">ﮚ</text:span><text:span text:style-name="T3"> </text:span><text:span text:style-name="T19">ﮛ</text:span><text:span text:style-name="T3"> </text:span><text:span text:style-name="T19">ﮜ</text:span><text:span text:style-name="T3"> </text:span><text:span text:style-name="T19">ﮝ</text:span><text:span text:style-name="T3"> </text:span><text:span text:style-name="T19">ﮞ</text:span></text:p>
      <text:p text:style-name="P10"><text:span text:style-name="T19">ﮟ</text:span><text:span text:style-name="T3"> </text:span><text:span text:style-name="T19">ﮠ</text:span><text:span text:style-name="T3"> </text:span><text:span text:style-name="T19">ﮡ</text:span><text:span text:style-name="T3"> </text:span><text:span text:style-name="T19">ﮢ</text:span><text:span text:style-name="T3"> </text:span><text:span text:style-name="T19">ﮣ</text:span><text:span text:style-name="T3"> </text:span><text:span text:style-name="T19">ﮤ</text:span><text:span text:style-name="T3"> </text:span><text:span text:style-name="T19">ﮥ</text:span><text:span text:style-name="T3"> </text:span><text:span text:style-name="T19">ﮦ</text:span><text:span text:style-name="T3"> </text:span><text:span text:style-name="T19">ﮧ</text:span><text:span text:style-name="T3"> </text:span><text:span text:style-name="T19">ﮨ</text:span><text:span text:style-name="T3"> </text:span><text:span text:style-name="T19">ﮩ</text:span><text:span text:style-name="T3"> </text:span><text:span text:style-name="T19">ﮪ</text:span><text:span text:style-name="T3"> </text:span><text:span text:style-name="T19">ﮫ</text:span><text:span text:style-name="T3"> </text:span><text:span text:style-name="T19">ﮬ</text:span><text:span text:style-name="T3"> </text:span><text:span text:style-name="T19">ﮭ</text:span><text:span text:style-name="T3"> </text:span><text:span text:style-name="T19">ﮮ</text:span><text:span text:style-name="T3"> </text:span><text:span text:style-name="T19">ﮯ</text:span><text:span text:style-name="T3"> </text:span><text:span text:style-name="T19">ﮰ</text:span><text:span text:style-name="T3"> </text:span><text:span text:style-name="T19">ﮱ</text:span><text:span text:style-name="T3"> </text:span><text:span text:style-name="T19">ﯓ</text:span><text:span text:style-name="T3"> </text:span><text:span text:style-name="T19">ﯔ</text:span><text:span text:style-name="T3"> </text:span><text:span text:style-name="T19">ﯕ</text:span><text:span text:style-name="T3"> </text:span><text:span text:style-name="T19">ﯖ</text:span><text:span text:style-name="T3"> </text:span><text:span text:style-name="T19">ﯗ</text:span><text:span text:style-name="T3"> </text:span><text:span text:style-name="T19">ﯘ</text:span><text:span text:style-name="T3"> </text:span><text:span text:style-name="T19">ﯙ</text:span><text:span text:style-name="T3"> </text:span><text:span text:style-name="T19">ﯚ</text:span><text:span text:style-name="T3"> </text:span><text:span text:style-name="T19">ﯛ</text:span><text:span text:style-name="T3"> </text:span><text:span text:style-name="T19">ﯜ</text:span><text:span text:style-name="T3"> </text:span><text:span text:style-name="T19">ﯝ</text:span><text:span text:style-name="T3"> </text:span><text:span text:style-name="T19">ﯞ</text:span><text:span text:style-name="T3"> </text:span><text:span text:style-name="T19">ﯟ</text:span><text:span text:style-name="T3"> </text:span><text:span text:style-name="T19">ﯠ</text:span><text:span text:style-name="T3"> </text:span><text:span text:style-name="T19">ﯡ</text:span><text:span text:style-name="T3"> </text:span><text:span text:style-name="T19">ﯢ</text:span><text:span text:style-name="T3"> </text:span><text:span text:style-name="T19">ﯣ</text:span><text:span text:style-name="T3"> </text:span><text:span text:style-name="T19">ﯤ</text:span><text:span text:style-name="T3"> </text:span><text:span text:style-name="T19">ﯥ</text:span><text:span text:style-name="T3"> </text:span><text:span text:style-name="T19">ﯦ</text:span><text:span text:style-name="T3"> </text:span><text:span text:style-name="T19">ﯧ</text:span><text:span text:style-name="T3"> </text:span><text:span text:style-name="T19">ﯨ</text:span><text:span text:style-name="T3"> </text:span><text:span text:style-name="T19">ﯩ</text:span><text:span text:style-name="T3"> </text:span><text:span text:style-name="T19">ﯪ</text:span><text:span text:style-name="T3"> </text:span><text:span text:style-name="T19">ﯫ</text:span><text:span text:style-name="T3"> </text:span><text:span text:style-name="T19">ﯬ</text:span><text:span text:style-name="T3"> </text:span><text:span text:style-name="T19">ﯭﯮ</text:span><text:span text:style-name="T3"> </text:span><text:span text:style-name="T19">ﯯ</text:span><text:span text:style-name="T3"> </text:span><text:span text:style-name="T19">ﯰ</text:span><text:span text:style-name="T3"> </text:span><text:span text:style-name="T19">ﯱ</text:span><text:span text:style-name="T3"> </text:span><text:span text:style-name="T19">ﯲ</text:span><text:span text:style-name="T3"> </text:span><text:span text:style-name="T19">ﯳ</text:span><text:span text:style-name="T3"> </text:span><text:span text:style-name="T19">ﯴ</text:span><text:span text:style-name="T3"> </text:span><text:span text:style-name="T19">ﯵ</text:span><text:span text:style-name="T3"> </text:span><text:span text:style-name="T19">ﯶ</text:span><text:span text:style-name="T3"> </text:span><text:span text:style-name="T19">ﯷ</text:span><text:span text:style-name="T3"> </text:span><text:span text:style-name="T19">ﯸ</text:span><text:span text:style-name="T3"> </text:span><text:span text:style-name="T19">ﯹ</text:span><text:span text:style-name="T3"> </text:span><text:span text:style-name="T19">ﯺ</text:span><text:span text:style-name="T3"> </text:span><text:span text:style-name="T19">ﯻ</text:span><text:span text:style-name="T3"> </text:span><text:span text:style-name="T19">ﯼ</text:span><text:span text:style-name="T3"> </text:span><text:span text:style-name="T19">ﯽ</text:span><text:span text:style-name="T3"> </text:span><text:span text:style-name="T19">ﯾ</text:span></text:p>
      <text:p text:style-name="P10"><text:span text:style-name="T19">ﯿ</text:span><text:span text:style-name="T3"> </text:span><text:span text:style-name="T19">ﰀ</text:span><text:span text:style-name="T3"> </text:span><text:span text:style-name="T19">ﰁﰂ</text:span><text:span text:style-name="T3"> </text:span><text:span text:style-name="T19">ﰃ</text:span><text:span text:style-name="T3"> </text:span><text:span text:style-name="T19">ﰄ</text:span><text:span text:style-name="T3"> </text:span><text:span text:style-name="T19">ﰅ</text:span><text:span text:style-name="T3"> </text:span><text:span text:style-name="T19">ﰆ</text:span><text:span text:style-name="T3"> </text:span><text:span text:style-name="T19">ﰇ</text:span><text:span text:style-name="T3"> </text:span><text:span text:style-name="T19">ﰈ</text:span><text:span text:style-name="T3"> </text:span><text:span text:style-name="T19">ﰉ</text:span><text:span text:style-name="T3"> </text:span><text:span text:style-name="T19">ﰊ</text:span><text:span text:style-name="T3"> </text:span><text:span text:style-name="T19">ﰋ</text:span><text:span text:style-name="T3"> </text:span><text:span text:style-name="T19">ﰌ</text:span><text:span text:style-name="T3"> </text:span><text:span text:style-name="T19">ﰍ</text:span><text:span text:style-name="T3"> </text:span><text:span text:style-name="T19">ﰎ</text:span><text:span text:style-name="T3"> </text:span><text:span text:style-name="T19">ﰏ</text:span><text:span text:style-name="T3"> </text:span><text:span text:style-name="T19">ﰐ</text:span><text:span text:style-name="T3"> </text:span><text:span text:style-name="T19">ﰑ</text:span><text:span text:style-name="T3"> </text:span><text:span text:style-name="T19">ﰒ</text:span></text:p>
      <text:p text:style-name="P25"><text:span text:style-name="T21">ﭑ</text:span><text:span text:style-name="T3"> </text:span><text:span text:style-name="T20">ﭒ</text:span><text:span text:style-name="T3"> </text:span><text:span text:style-name="T20">ﭓ</text:span><text:span text:style-name="T3"> </text:span><text:span text:style-name="T20">ﭔ</text:span><text:span text:style-name="T3"> </text:span><text:span text:style-name="T20">ﭕ</text:span><text:span text:style-name="T3"> </text:span><text:span text:style-name="T20">ﭖ</text:span><text:span text:style-name="T3"> </text:span><text:span text:style-name="T20">ﭗ</text:span><text:span text:style-name="T3"> </text:span><text:span text:style-name="T20">ﭘﭙ</text:span><text:span text:style-name="T3"> </text:span><text:span text:style-name="T20">ﭚ</text:span><text:span text:style-name="T3"> </text:span><text:span text:style-name="T20">ﭛ</text:span><text:span text:style-name="T3"> </text:span><text:span text:style-name="T20">ﭜ</text:span><text:span text:style-name="T3"> </text:span><text:span text:style-name="T20">ﭝ</text:span><text:span text:style-name="T3"> </text:span><text:span text:style-name="T20">ﭞ</text:span><text:span text:style-name="T3"> </text:span><text:span text:style-name="T20">ﭟ</text:span><text:span text:style-name="T3"> </text:span><text:span text:style-name="T20">ﭠ</text:span><text:span text:style-name="T3"> </text:span><text:span text:style-name="T20">ﭡﭢ</text:span><text:span text:style-name="T3"> </text:span><text:span text:style-name="T20">ﭣ</text:span><text:span text:style-name="T3"> </text:span><text:span text:style-name="T20">ﭤ</text:span><text:span text:style-name="T3"> </text:span><text:span text:style-name="T20">ﭥ</text:span><text:span text:style-name="T3"> </text:span><text:span text:style-name="T20">ﭦ</text:span><text:span text:style-name="T3"> </text:span><text:span text:style-name="T20">ﭧ</text:span><text:span text:style-name="T3"> </text:span><text:span text:style-name="T20">ﭨ</text:span><text:span text:style-name="T3"> </text:span><text:span text:style-name="T20">ﭩ</text:span><text:span text:style-name="T3"> </text:span><text:span text:style-name="T20">ﭪ</text:span><text:span text:style-name="T3"> </text:span><text:span text:style-name="T20">ﭫ</text:span><text:span text:style-name="T3"> </text:span><text:span text:style-name="T20">ﭬ</text:span><text:span text:style-name="T3"> </text:span><text:span text:style-name="T20">ﭭ</text:span><text:span text:style-name="T3"> </text:span><text:span text:style-name="T20">ﭮ</text:span><text:span text:style-name="T3"> </text:span><text:span text:style-name="T20">ﭯ</text:span><text:span text:style-name="T3"> </text:span><text:span text:style-name="T20">ﭰ</text:span><text:span text:style-name="T3"> </text:span><text:span text:style-name="T20">ﭱ</text:span><text:span text:style-name="T3"> </text:span><text:span text:style-name="T20">ﭲﭳ</text:span><text:span text:style-name="T3"> </text:span><text:span text:style-name="T20">ﭴ</text:span><text:span text:style-name="T3"> </text:span><text:span text:style-name="T20">ﭵ</text:span><text:span text:style-name="T3"> </text:span><text:span text:style-name="T20">ﭶ</text:span><text:span text:style-name="T3"> </text:span><text:span text:style-name="T20">ﭷ</text:span><text:span text:style-name="T3"> </text:span><text:span text:style-name="T20">ﭸ</text:span><text:span text:style-name="T3"> </text:span><text:span text:style-name="T20">ﭹ</text:span><text:span text:style-name="T3"> </text:span><text:span text:style-name="T20">ﭺ</text:span><text:span text:style-name="T3"> </text:span><text:span text:style-name="T20">ﭻ</text:span><text:span text:style-name="T3"> </text:span><text:span text:style-name="T20">ﭼ</text:span><text:span text:style-name="T3"> </text:span><text:span text:style-name="T20">ﭽ</text:span><text:span text:style-name="T3"> </text:span><text:span text:style-name="T20">ﭾ</text:span><text:span text:style-name="T3"> </text:span><text:span text:style-name="T20">ﭿ</text:span><text:span text:style-name="T3"> </text:span><text:span text:style-name="T20">ﮀ</text:span><text:span text:style-name="T3"> </text:span><text:span text:style-name="T20">ﮁ</text:span><text:span text:style-name="T3"> </text:span><text:span text:style-name="T20">ﮂ</text:span><text:span text:style-name="T3"> </text:span><text:span text:style-name="T20">ﮃ</text:span><text:span text:style-name="T3"> </text:span><text:span text:style-name="T20">ﮄ</text:span><text:span text:style-name="T3"> </text:span><text:span text:style-name="T20">ﮅ</text:span><text:span text:style-name="T3"> </text:span><text:span text:style-name="T20">ﮆﮇ</text:span><text:span text:style-name="T3"> </text:span><text:span text:style-name="T20">ﮈ</text:span><text:span text:style-name="T3"> </text:span><text:span text:style-name="T20">ﮉﮊ</text:span><text:span text:style-name="T3"> </text:span><text:span text:style-name="T20">ﮋ</text:span><text:span text:style-name="T3"> </text:span><text:span text:style-name="T20">ﮌ</text:span><text:span text:style-name="T3"> </text:span><text:span text:style-name="T20">ﮍ</text:span><text:span text:style-name="T3"> </text:span><text:span text:style-name="T20">ﮎ</text:span><text:span text:style-name="T3"> </text:span><text:span text:style-name="T20">ﮏ</text:span></text:p>
      <text:p text:style-name="P11"><text:span text:style-name="T20">ﮐﮑ</text:span><text:span text:style-name="T3"> </text:span><text:span text:style-name="T20">ﮒ</text:span><text:span text:style-name="T3"> </text:span><text:span text:style-name="T20">ﮓ</text:span><text:span text:style-name="T3"> </text:span><text:span text:style-name="T20">ﮔ</text:span><text:span text:style-name="T3"> </text:span><text:span text:style-name="T20">ﮕ</text:span><text:span text:style-name="T3"> </text:span><text:span text:style-name="T20">ﮖ</text:span><text:span text:style-name="T3"> </text:span><text:span text:style-name="T20">ﮗ</text:span><text:span text:style-name="T3"> </text:span><text:span text:style-name="T20">ﮘ</text:span><text:span text:style-name="T3"> </text:span><text:span text:style-name="T20">ﮙ</text:span><text:span text:style-name="T3"> </text:span><text:span text:style-name="T20">ﮚ</text:span><text:span text:style-name="T3"> </text:span><text:span text:style-name="T20">ﮛ</text:span><text:span text:style-name="T3"> </text:span><text:span text:style-name="T20">ﮜ</text:span><text:span text:style-name="T3"> </text:span><text:span text:style-name="T20">ﮝ</text:span><text:span text:style-name="T3"> </text:span><text:span text:style-name="T20">ﮞ</text:span><text:span text:style-name="T3"> </text:span><text:span text:style-name="T20">ﮟ</text:span><text:span text:style-name="T3"> </text:span><text:span text:style-name="T20">ﮠ</text:span><text:span text:style-name="T3"> </text:span><text:span text:style-name="T20">ﮡ</text:span><text:span text:style-name="T3"> </text:span><text:span text:style-name="T20">ﮢ</text:span><text:span text:style-name="T3"> </text:span><text:span text:style-name="T20">ﮣ</text:span><text:span text:style-name="T3"> </text:span><text:span text:style-name="T20">ﮤ</text:span><text:span text:style-name="T3"> </text:span><text:span text:style-name="T20">ﮥ</text:span><text:span text:style-name="T3"> </text:span><text:span text:style-name="T20">ﮦ</text:span><text:span text:style-name="T3"> </text:span><text:span text:style-name="T20">ﮧ</text:span><text:span text:style-name="T3"> </text:span><text:span text:style-name="T20">ﮨ</text:span><text:span text:style-name="T3"> </text:span><text:span text:style-name="T20">ﮩ</text:span><text:span text:style-name="T3"> </text:span><text:span text:style-name="T20">ﮪ</text:span><text:span text:style-name="T3"> </text:span><text:span text:style-name="T20">ﮫ</text:span><text:span text:style-name="T3"> </text:span><text:span text:style-name="T20">ﮬ</text:span><text:span text:style-name="T3"> </text:span><text:span text:style-name="T20">ﮭ</text:span><text:span text:style-name="T3"> </text:span><text:span text:style-name="T20">ﮮ</text:span><text:span text:style-name="T3"> </text:span><text:span text:style-name="T20">ﮯ</text:span><text:span text:style-name="T3"> </text:span><text:span text:style-name="T20">ﮰ</text:span><text:span text:style-name="T3"> </text:span><text:span text:style-name="T20">ﮱ</text:span><text:span text:style-name="T3"> </text:span><text:span text:style-name="T20">ﯓ</text:span><text:span text:style-name="T3"> </text:span><text:span text:style-name="T20">ﯔ</text:span><text:span text:style-name="T3"> </text:span><text:span text:style-name="T20">ﯕ</text:span><text:span text:style-name="T3"> </text:span><text:span text:style-name="T20">ﯖ</text:span><text:span text:style-name="T3"> </text:span><text:span text:style-name="T20">ﯗ</text:span><text:span text:style-name="T3"> </text:span><text:span text:style-name="T20">ﯘ</text:span><text:span text:style-name="T3"> </text:span><text:span text:style-name="T20">ﯙ</text:span><text:span text:style-name="T3"> </text:span><text:span text:style-name="T20">ﯚ</text:span><text:span text:style-name="T3"> </text:span><text:span text:style-name="T20">ﯛ</text:span><text:span text:style-name="T3"> </text:span><text:span text:style-name="T20">ﯜ</text:span><text:span text:style-name="T3"> </text:span><text:span text:style-name="T20">ﯝ</text:span><text:span text:style-name="T3"> </text:span><text:span text:style-name="T20">ﯞﯟ</text:span><text:span text:style-name="T3"> </text:span><text:span text:style-name="T20">ﯠ</text:span><text:span text:style-name="T3"> </text:span><text:span text:style-name="T20">ﯡ</text:span><text:span text:style-name="T3"> </text:span><text:span text:style-name="T20">ﯢ</text:span><text:span text:style-name="T3"> </text:span><text:span text:style-name="T20">ﯣﯤ</text:span><text:span text:style-name="T3"> </text:span><text:span text:style-name="T20">ﯥ</text:span><text:span text:style-name="T3"> </text:span><text:span text:style-name="T20">ﯦ</text:span><text:span text:style-name="T3"> </text:span><text:span text:style-name="T20">ﯧ</text:span><text:span text:style-name="T3"> </text:span><text:span text:style-name="T20">ﯨﯩ</text:span><text:span text:style-name="T3"> </text:span><text:span text:style-name="T20">ﯪ</text:span><text:span text:style-name="T3"> </text:span><text:span text:style-name="T20">ﯫ</text:span><text:span text:style-name="T3"> </text:span><text:span text:style-name="T20">ﯬ</text:span><text:span text:style-name="T3"> </text:span><text:span text:style-name="T20">ﯭ</text:span><text:span text:style-name="T3"> </text:span><text:span text:style-name="T20">ﯮ</text:span><text:span text:style-name="T3"> </text:span><text:span text:style-name="T20">ﯯ</text:span><text:span text:style-name="T3"> </text:span><text:span text:style-name="T20">ﯰ</text:span><text:span text:style-name="T3"> </text:span><text:span text:style-name="T20">ﯱ</text:span><text:span text:style-name="T3"> </text:span><text:span text:style-name="T20">ﯲ</text:span><text:span text:style-name="T3"> </text:span><text:span text:style-name="T20">ﯳ</text:span><text:span text:style-name="T3"> </text:span><text:span text:style-name="T20">ﯴ</text:span><text:span text:style-name="T3"> </text:span><text:span text:style-name="T20">ﯵ</text:span><text:span text:style-name="T3"> </text:span><text:span text:style-name="T20">ﯶ</text:span><text:span text:style-name="T3"> </text:span><text:span text:style-name="T20">ﯷ</text:span><text:span text:style-name="T3"> </text:span><text:span text:style-name="T20">ﯸ</text:span><text:span text:style-name="T3"> </text:span><text:span text:style-name="T20">ﯹ</text:span><text:span text:style-name="T3"> </text:span><text:span text:style-name="T20">ﯺ</text:span><text:span text:style-name="T3"> </text:span><text:span text:style-name="T20">ﯻﯼ</text:span><text:span text:style-name="T3"> </text:span><text:span text:style-name="T20">ﯽ</text:span><text:span text:style-name="T3"> </text:span><text:span text:style-name="T20">ﯾ</text:span><text:span text:style-name="T3"> </text:span><text:span text:style-name="T20">ﯿ</text:span><text:span text:style-name="T3"> </text:span><text:span text:style-name="T20">ﰀ</text:span><text:span text:style-name="T3"> </text:span><text:span text:style-name="T20">ﰁ</text:span><text:span text:style-name="T3"> </text:span><text:span text:style-name="T20">ﰂ</text:span></text:p>
      <text:p text:style-name="P26"><text:span text:style-name="T21">ﭑ</text:span><text:span text:style-name="T3"> </text:span><text:span text:style-name="T21">ﭒ</text:span><text:span text:style-name="T3"> </text:span><text:span text:style-name="T21">ﭓ</text:span><text:span text:style-name="T3"> </text:span><text:span text:style-name="T21">ﭔ</text:span><text:span text:style-name="T3"> </text:span><text:span text:style-name="T21">ﭕ</text:span><text:span text:style-name="T3"> </text:span><text:span text:style-name="T21">ﭖ</text:span><text:span text:style-name="T3"> </text:span><text:span text:style-name="T21">ﭗ</text:span><text:span text:style-name="T3"> </text:span><text:span text:style-name="T21">ﭘ</text:span><text:span text:style-name="T3"> </text:span><text:span text:style-name="T21">ﭙ</text:span><text:span text:style-name="T3"> </text:span><text:span text:style-name="T21">ﭚﭛ</text:span><text:span text:style-name="T3"> </text:span><text:span text:style-name="T21">ﭜ</text:span><text:span text:style-name="T3"> </text:span><text:span text:style-name="T21">ﭝ</text:span><text:span text:style-name="T3"> </text:span><text:span text:style-name="T21">ﭞ</text:span><text:span text:style-name="T3"> </text:span><text:span text:style-name="T21">ﭟ</text:span><text:span text:style-name="T3"> </text:span><text:span text:style-name="T21">ﭠﭡ</text:span><text:span text:style-name="T3"> </text:span><text:span text:style-name="T21">ﭢ</text:span><text:span text:style-name="T3"> </text:span><text:span text:style-name="T21">ﭣ</text:span><text:span text:style-name="T3"> </text:span><text:span text:style-name="T21">ﭤﭥ</text:span><text:span text:style-name="T3"> </text:span><text:span text:style-name="T21">ﭦ</text:span><text:span text:style-name="T3"> </text:span><text:span text:style-name="T21">ﭧ</text:span><text:span text:style-name="T3"> </text:span><text:span text:style-name="T21">ﭨ</text:span><text:span text:style-name="T3"> </text:span><text:span text:style-name="T21">ﭩ</text:span><text:span text:style-name="T3"> </text:span><text:span text:style-name="T21">ﭪ</text:span><text:span text:style-name="T3"> </text:span><text:span text:style-name="T21">ﭫ</text:span><text:span text:style-name="T3"> </text:span><text:span text:style-name="T21">ﭬ</text:span><text:span text:style-name="T3"> </text:span><text:span text:style-name="T21">ﭭ</text:span><text:span text:style-name="T3"> </text:span><text:span text:style-name="T21">ﭮ</text:span><text:span text:style-name="T3"> </text:span><text:span text:style-name="T21">ﭯ</text:span><text:span text:style-name="T3"> </text:span><text:span text:style-name="T21">ﭰ</text:span><text:span text:style-name="T3"> </text:span><text:span text:style-name="T21">ﭱ</text:span><text:span text:style-name="T3"> </text:span><text:span text:style-name="T21">ﭲ</text:span><text:span text:style-name="T3"> </text:span><text:span text:style-name="T21">ﭳ</text:span><text:span text:style-name="T3"> </text:span><text:span text:style-name="T21">ﭴ</text:span><text:span text:style-name="T3"> </text:span><text:span text:style-name="T21">ﭵﭶ</text:span><text:span text:style-name="T3"> </text:span><text:span text:style-name="T21">ﭷ</text:span><text:span text:style-name="T3"> </text:span><text:span text:style-name="T21">ﭸ</text:span><text:span text:style-name="T3"> </text:span><text:span text:style-name="T21">ﭹ</text:span><text:span text:style-name="T3"> </text:span><text:span text:style-name="T21">ﭺ</text:span><text:span text:style-name="T3"> </text:span><text:span text:style-name="T21">ﭻ</text:span><text:span text:style-name="T3"> </text:span><text:span text:style-name="T21">ﭼ</text:span><text:span text:style-name="T3"> </text:span><text:span text:style-name="T21">ﭽ</text:span><text:span text:style-name="T3"> </text:span><text:span text:style-name="T21">ﭾ</text:span><text:span text:style-name="T3"> </text:span><text:span text:style-name="T21">ﭿ</text:span><text:span text:style-name="T3"> </text:span><text:span text:style-name="T21">ﮀ</text:span><text:span text:style-name="T3"> </text:span><text:span text:style-name="T21">ﮁ</text:span><text:span text:style-name="T3"> </text:span><text:span text:style-name="T21">ﮂ</text:span><text:span text:style-name="T3"> </text:span><text:span text:style-name="T21">ﮃ</text:span><text:span text:style-name="T3"> </text:span><text:span text:style-name="T21">ﮄﮅ</text:span><text:span text:style-name="T3"> </text:span><text:span text:style-name="T21">ﮆ</text:span><text:span text:style-name="T3"> </text:span><text:span text:style-name="T21">ﮇ</text:span><text:span text:style-name="T3"> </text:span><text:span text:style-name="T21">ﮈﮉ</text:span><text:span text:style-name="T3"> </text:span><text:span text:style-name="T21">ﮊ</text:span><text:span text:style-name="T3"> </text:span><text:span text:style-name="T21">ﮋ</text:span><text:span text:style-name="T3"> </text:span><text:span text:style-name="T21">ﮌ</text:span><text:span text:style-name="T3"> </text:span><text:span text:style-name="T21">ﮍ</text:span><text:span text:style-name="T3"> </text:span><text:span text:style-name="T21">ﮎ</text:span><text:span text:style-name="T3"> </text:span><text:span text:style-name="T21">ﮏ</text:span><text:span text:style-name="T3"> </text:span><text:span text:style-name="T21">ﮐ</text:span><text:span text:style-name="T3"> </text:span><text:span text:style-name="T21">ﮑ</text:span><text:span text:style-name="T3"> </text:span><text:span text:style-name="T21">ﮒ</text:span><text:span text:style-name="T3"> </text:span><text:span text:style-name="T21">ﮓ</text:span><text:span text:style-name="T3"> </text:span><text:span text:style-name="T21">ﮔ</text:span><text:span text:style-name="T3"> </text:span><text:span text:style-name="T21">ﮕ</text:span><text:span text:style-name="T3"> </text:span><text:span text:style-name="T21">ﮖ</text:span><text:span text:style-name="T3"> </text:span><text:span text:style-name="T21">ﮗ</text:span><text:span text:style-name="T3"> </text:span><text:span text:style-name="T21">ﮘ</text:span><text:span text:style-name="T3"> </text:span><text:span text:style-name="T21">ﮙ</text:span><text:span text:style-name="T3"> </text:span><text:span text:style-name="T21">ﮚ</text:span><text:span text:style-name="T3"> </text:span><text:span text:style-name="T21">ﮛ</text:span><text:span text:style-name="T3"> </text:span><text:span text:style-name="T21">ﮜ</text:span><text:span text:style-name="T3"> </text:span><text:span text:style-name="T21">ﮝﮞ</text:span><text:span text:style-name="T3"> </text:span><text:span text:style-name="T21">ﮟ</text:span><text:span text:style-name="T3"> </text:span><text:span text:style-name="T21">ﮠ</text:span><text:span text:style-name="T3"> </text:span><text:span text:style-name="T21">ﮡ</text:span><text:span text:style-name="T3"> </text:span><text:span text:style-name="T21">ﮢﮣ</text:span><text:span text:style-name="T3"> </text:span><text:span text:style-name="T21">ﮤ</text:span><text:span text:style-name="T3"> </text:span><text:span text:style-name="T21">ﮥ</text:span><text:span text:style-name="T3"> </text:span><text:span text:style-name="T21">ﮦ</text:span><text:span text:style-name="T3"> </text:span><text:span text:style-name="T21">ﮧ</text:span><text:span text:style-name="T3"> </text:span><text:span text:style-name="T21">ﮨ</text:span><text:span text:style-name="T3"> </text:span><text:span text:style-name="T21">ﮩ</text:span><text:span text:style-name="T3"> </text:span><text:span text:style-name="T21">ﮪ</text:span><text:span text:style-name="T3"> </text:span><text:span text:style-name="T21">ﮫ</text:span><text:span text:style-name="T3"> </text:span><text:span text:style-name="T21">ﮬ</text:span><text:span text:style-name="T3"> </text:span><text:span text:style-name="T21">ﮭ</text:span><text:span text:style-name="T3"> </text:span><text:span text:style-name="T21">ﮮ</text:span><text:span text:style-name="T3"> </text:span><text:span text:style-name="T21">ﮯ</text:span><text:span text:style-name="T3"> </text:span><text:span text:style-name="T21">ﮰ</text:span><text:span text:style-name="T3"> </text:span><text:span text:style-name="T21">ﮱ</text:span><text:span text:style-name="T3"> </text:span><text:span text:style-name="T21">ﯓ</text:span></text:p>
      <text:p text:style-name="P12"><text:span text:style-name="T21">ﯔ</text:span><text:span text:style-name="T3"> </text:span><text:span text:style-name="T21">ﯕ</text:span><text:span text:style-name="T3"> </text:span><text:span text:style-name="T21">ﯖ</text:span><text:span text:style-name="T3"> </text:span><text:span text:style-name="T21">ﯗ</text:span><text:span text:style-name="T3"> </text:span><text:span text:style-name="T21">ﯘ</text:span><text:span text:style-name="T3"> </text:span><text:span text:style-name="T21">ﯙ</text:span><text:span text:style-name="T3"> </text:span><text:span text:style-name="T21">ﯚ</text:span><text:span text:style-name="T3"> </text:span><text:span text:style-name="T21">ﯛ</text:span><text:span text:style-name="T3"> </text:span><text:span text:style-name="T21">ﯜ</text:span><text:span text:style-name="T3"> </text:span><text:span text:style-name="T21">ﯝ</text:span></text:p>
      <text:p text:style-name="P12"><text:span text:style-name="T21">ﯞ</text:span><text:span text:style-name="T3"> </text:span><text:span text:style-name="T21">ﯟ</text:span><text:span text:style-name="T3"> </text:span><text:span text:style-name="T21">ﯠ</text:span><text:span text:style-name="T3"> </text:span><text:span text:style-name="T21">ﯡ</text:span><text:span text:style-name="T3"> </text:span><text:span text:style-name="T21">ﯢ</text:span><text:span text:style-name="T3"> </text:span><text:span text:style-name="T21">ﯣ</text:span><text:span text:style-name="T3"> </text:span><text:span text:style-name="T21">ﯤ</text:span><text:span text:style-name="T3"> </text:span><text:span text:style-name="T21">ﯥ</text:span><text:span text:style-name="T3"> </text:span><text:span text:style-name="T21">ﯦ</text:span><text:span text:style-name="T3"> </text:span><text:span text:style-name="T21">ﯧ</text:span><text:span text:style-name="T3"> </text:span><text:span text:style-name="T21">ﯨ</text:span><text:span text:style-name="T3"> </text:span><text:span text:style-name="T21">ﯩ</text:span><text:span text:style-name="T3"> </text:span><text:span text:style-name="T21">ﯪ</text:span><text:span text:style-name="T3"> </text:span><text:span text:style-name="T21">ﯫ</text:span><text:span text:style-name="T3"> </text:span><text:span text:style-name="T21">ﯬ</text:span><text:span text:style-name="T3"> </text:span><text:span text:style-name="T21">ﯭ</text:span><text:span text:style-name="T3"> </text:span><text:span text:style-name="T21">ﯮ</text:span><text:span text:style-name="T3"> </text:span><text:span text:style-name="T21">ﯯ</text:span><text:span text:style-name="T3"> </text:span><text:span text:style-name="T21">ﯰﯱ</text:span><text:span text:style-name="T3"> </text:span><text:span text:style-name="T21">ﯲ</text:span><text:span text:style-name="T3"> </text:span><text:span text:style-name="T21">ﯳ</text:span><text:span text:style-name="T3"> </text:span><text:span text:style-name="T21">ﯴ</text:span><text:span text:style-name="T3"> </text:span><text:span text:style-name="T21">ﯵ</text:span><text:span text:style-name="T3"> </text:span><text:span text:style-name="T21">ﯶ</text:span><text:span text:style-name="T3"> </text:span><text:span text:style-name="T21">ﯷ</text:span><text:span text:style-name="T3"> </text:span><text:span text:style-name="T21">ﯸ</text:span><text:span text:style-name="T3"> </text:span><text:span text:style-name="T21">ﯹﯺ</text:span><text:span text:style-name="T3"> </text:span><text:span text:style-name="T21">ﯻ</text:span><text:span text:style-name="T3"> </text:span><text:span text:style-name="T21">ﯼ</text:span><text:span text:style-name="T3"> </text:span><text:span text:style-name="T21">ﯽ</text:span><text:span text:style-name="T3"> </text:span><text:span text:style-name="T21">ﯾ</text:span><text:span text:style-name="T3"> </text:span><text:span text:style-name="T21">ﯿ</text:span><text:span text:style-name="T3"> </text:span><text:span text:style-name="T21">ﰀ</text:span><text:span text:style-name="T3"> </text:span><text:span text:style-name="T21">ﰁ</text:span><text:span text:style-name="T3"> </text:span><text:span text:style-name="T21">ﰂ</text:span><text:span text:style-name="T3"> </text:span><text:span text:style-name="T21">ﰃ</text:span></text:p>
      <text:p text:style-name="P27"><text:span text:style-name="T22">ﭑ</text:span><text:span text:style-name="T3"> </text:span><text:span text:style-name="T22">ﭒ</text:span><text:span text:style-name="T3"> </text:span><text:span text:style-name="T22">ﭓ</text:span><text:span text:style-name="T3"> </text:span><text:span text:style-name="T22">ﭔ</text:span><text:span text:style-name="T3"> </text:span><text:span text:style-name="T22">ﭕ</text:span><text:span text:style-name="T3"> </text:span><text:span text:style-name="T22">ﭖ</text:span><text:span text:style-name="T3"> </text:span><text:span text:style-name="T22">ﭗﭘ</text:span><text:span text:style-name="T3"> </text:span><text:span text:style-name="T22">ﭙ</text:span><text:span text:style-name="T3"> </text:span><text:span text:style-name="T22">ﭚ</text:span><text:span text:style-name="T3"> </text:span><text:span text:style-name="T22">ﭛ</text:span><text:span text:style-name="T3"> </text:span><text:span text:style-name="T22">ﭜ</text:span><text:span text:style-name="T3"> </text:span><text:span text:style-name="T22">ﭝ</text:span><text:span text:style-name="T3"> </text:span><text:span text:style-name="T22">ﭞ</text:span><text:span text:style-name="T3"> </text:span><text:span text:style-name="T22">ﭟﭠ</text:span><text:span text:style-name="T3"> </text:span><text:span text:style-name="T22">ﭡ</text:span><text:span text:style-name="T3"> </text:span><text:span text:style-name="T22">ﭢ</text:span><text:span text:style-name="T3"> </text:span><text:span text:style-name="T22">ﭣ</text:span><text:span text:style-name="T3"> </text:span><text:span text:style-name="T22">ﭤ</text:span><text:span text:style-name="T3"> </text:span><text:span text:style-name="T22">ﭥ</text:span><text:span text:style-name="T3"> </text:span><text:span text:style-name="T22">ﭦ</text:span><text:span text:style-name="T3"> </text:span><text:span text:style-name="T22">ﭧ</text:span><text:span text:style-name="T3"> </text:span><text:span text:style-name="T22">ﭨ</text:span><text:span text:style-name="T3"> </text:span><text:span text:style-name="T22">ﭩ</text:span><text:span text:style-name="T3"> </text:span><text:span text:style-name="T22">ﭪ</text:span><text:span text:style-name="T3"> </text:span><text:span text:style-name="T22">ﭫ</text:span><text:span text:style-name="T3"> </text:span><text:span text:style-name="T22">ﭬ</text:span><text:span text:style-name="T3"> </text:span><text:span text:style-name="T22">ﭭ</text:span><text:span text:style-name="T3"> </text:span><text:span text:style-name="T22">ﭮﭯ</text:span><text:span text:style-name="T3"> </text:span><text:span text:style-name="T22">ﭰ</text:span><text:span text:style-name="T3"> </text:span><text:span text:style-name="T22">ﭱ</text:span><text:span text:style-name="T3"> </text:span><text:span text:style-name="T22">ﭲ</text:span><text:span text:style-name="T3"> </text:span><text:span text:style-name="T22">ﭳ</text:span><text:span text:style-name="T3"> </text:span><text:span text:style-name="T22">ﭴ</text:span><text:span text:style-name="T3"> </text:span><text:span text:style-name="T22">ﭵ</text:span><text:span text:style-name="T3"> </text:span><text:span text:style-name="T22">ﭶ</text:span><text:span text:style-name="T3"> </text:span><text:span text:style-name="T22">ﭷ</text:span><text:span text:style-name="T3"> </text:span><text:span text:style-name="T22">ﭸ</text:span><text:span text:style-name="T3"> </text:span><text:span text:style-name="T22">ﭹ</text:span><text:span text:style-name="T3"> </text:span><text:span text:style-name="T22">ﭺﭻ</text:span><text:span text:style-name="T3"> </text:span><text:span text:style-name="T22">ﭼ</text:span><text:span text:style-name="T3"> </text:span><text:span text:style-name="T22">ﭽ</text:span><text:span text:style-name="T3"> </text:span><text:span text:style-name="T22">ﭾ</text:span><text:span text:style-name="T3"> </text:span><text:span text:style-name="T22">ﭿ</text:span><text:span text:style-name="T3"> </text:span><text:span text:style-name="T22">ﮀ</text:span><text:span text:style-name="T3"> </text:span><text:span text:style-name="T22">ﮁﮂ</text:span><text:span text:style-name="T3"> </text:span><text:span text:style-name="T22">ﮃ</text:span><text:span text:style-name="T3"> </text:span><text:span text:style-name="T22">ﮄ</text:span><text:span text:style-name="T3"> </text:span><text:span text:style-name="T22">ﮅ</text:span><text:span text:style-name="T3"> </text:span><text:span text:style-name="T22">ﮆ</text:span><text:span text:style-name="T3"> </text:span><text:span text:style-name="T22">ﮇ</text:span><text:span text:style-name="T3"> </text:span><text:span text:style-name="T22">ﮈ</text:span><text:span text:style-name="T3"> </text:span><text:span text:style-name="T22">ﮉ</text:span><text:span text:style-name="T3"> </text:span><text:span text:style-name="T22">ﮊ</text:span><text:span text:style-name="T3"> </text:span><text:span text:style-name="T22">ﮋ</text:span><text:span text:style-name="T3"> </text:span><text:span text:style-name="T22">ﮌ</text:span><text:span text:style-name="T3"> </text:span><text:span text:style-name="T22">ﮍ</text:span><text:span text:style-name="T3"> </text:span><text:span text:style-name="T22">ﮎﮏ</text:span><text:span text:style-name="T3"> </text:span><text:span text:style-name="T22">ﮐ</text:span><text:span text:style-name="T3"> </text:span><text:span text:style-name="T22">ﮑ</text:span><text:span text:style-name="T3"> </text:span><text:span text:style-name="T22">ﮒ</text:span><text:span text:style-name="T3"> </text:span><text:span text:style-name="T22">ﮓ</text:span><text:span text:style-name="T3"> </text:span><text:span text:style-name="T22">ﮔ</text:span><text:span text:style-name="T3"> </text:span><text:span text:style-name="T22">ﮕ</text:span><text:span text:style-name="T3"> </text:span><text:span text:style-name="T22">ﮖ</text:span><text:span text:style-name="T3"> </text:span><text:span text:style-name="T22">ﮗ</text:span><text:span text:style-name="T3"> </text:span><text:span text:style-name="T22">ﮘ</text:span><text:span text:style-name="T3"> </text:span><text:span text:style-name="T22">ﮙ</text:span><text:span text:style-name="T3"> </text:span><text:span text:style-name="T22">ﮚ</text:span><text:span text:style-name="T3"> </text:span><text:span text:style-name="T22">ﮛ</text:span><text:span text:style-name="T3"> </text:span><text:span text:style-name="T22">ﮜ</text:span><text:span text:style-name="T3"> </text:span><text:span text:style-name="T22">ﮝ</text:span><text:span text:style-name="T3"> </text:span><text:span text:style-name="T22">ﮞ</text:span><text:span text:style-name="T3"> </text:span><text:span text:style-name="T22">ﮟ</text:span><text:span text:style-name="T3"> </text:span><text:span text:style-name="T22">ﮠ</text:span><text:span text:style-name="T3"> </text:span><text:span text:style-name="T22">ﮡ</text:span><text:span text:style-name="T3"> </text:span><text:span text:style-name="T22">ﮢ</text:span><text:span text:style-name="T3"> </text:span><text:span text:style-name="T22">ﮣ</text:span><text:span text:style-name="T3"> </text:span><text:span text:style-name="T22">ﮤ</text:span><text:span text:style-name="T3"> </text:span><text:span text:style-name="T22">ﮥ</text:span><text:span text:style-name="T3"> </text:span><text:span text:style-name="T22">ﮦ</text:span><text:span text:style-name="T3"> </text:span><text:span text:style-name="T22">ﮧ</text:span><text:span text:style-name="T3"> </text:span><text:span text:style-name="T22">ﮨ</text:span><text:span text:style-name="T3"> </text:span><text:span text:style-name="T22">ﮩ</text:span><text:span text:style-name="T3"> </text:span><text:span text:style-name="T22">ﮪ</text:span><text:span text:style-name="T3"> </text:span><text:span text:style-name="T22">ﮫ</text:span><text:span text:style-name="T3"> </text:span><text:span text:style-name="T22">ﮬﮭ</text:span><text:span text:style-name="T3"> </text:span><text:span text:style-name="T22">ﮮ</text:span><text:span text:style-name="T3"> </text:span><text:span text:style-name="T22">ﮯ</text:span><text:span text:style-name="T3"> </text:span><text:span text:style-name="T22">ﮰ</text:span><text:span text:style-name="T3"> </text:span><text:span text:style-name="T22">ﮱ</text:span><text:span text:style-name="T3"> </text:span><text:span text:style-name="T22">ﯓﯔ</text:span><text:span text:style-name="T3"> </text:span><text:span text:style-name="T22">ﯕ</text:span><text:span text:style-name="T3"> </text:span><text:span text:style-name="T22">ﯖ</text:span><text:span text:style-name="T3"> </text:span><text:span text:style-name="T22">ﯗﯘ</text:span><text:span text:style-name="T3"> </text:span><text:span text:style-name="T22">ﯙ</text:span><text:span text:style-name="T3"> </text:span><text:span text:style-name="T22">ﯚ</text:span><text:span text:style-name="T3"> </text:span><text:span text:style-name="T22">ﯛ</text:span><text:span text:style-name="T3"> </text:span><text:span text:style-name="T22">ﯜ</text:span><text:span text:style-name="T3"> </text:span><text:span text:style-name="T22">ﯝ</text:span><text:span text:style-name="T3"> </text:span><text:span text:style-name="T22">ﯞ</text:span><text:span text:style-name="T3"> </text:span><text:span text:style-name="T22">ﯟ</text:span><text:span text:style-name="T3"> </text:span><text:span text:style-name="T22">ﯠ</text:span><text:span text:style-name="T3"> </text:span><text:span text:style-name="T22">ﯡ</text:span><text:span text:style-name="T3"> </text:span><text:span text:style-name="T22">ﯢ</text:span><text:span text:style-name="T3"> </text:span><text:span text:style-name="T22">ﯣ</text:span><text:span text:style-name="T3"> </text:span><text:span text:style-name="T22">ﯤ</text:span><text:span text:style-name="T3"> </text:span><text:span text:style-name="T22">ﯥ</text:span><text:span text:style-name="T3"> </text:span><text:span text:style-name="T22">ﯦ</text:span><text:span text:style-name="T3"> </text:span><text:span text:style-name="T22">ﯧ</text:span><text:span text:style-name="T3"> </text:span><text:span text:style-name="T22">ﯨ</text:span><text:span text:style-name="T3"> </text:span><text:span text:style-name="T22">ﯩ</text:span><text:span text:style-name="T3"> </text:span><text:span text:style-name="T22">ﯪ</text:span><text:span text:style-name="T3"> </text:span><text:span text:style-name="T22">ﯫ</text:span><text:span text:style-name="T3"> </text:span><text:span text:style-name="T22">ﯬﯭ</text:span></text:p>
      <text:p text:style-name="P13"><text:span text:style-name="T22">ﯮ</text:span><text:span text:style-name="T3"> </text:span><text:span text:style-name="T22">ﯯ</text:span><text:span text:style-name="T3"> </text:span><text:span text:style-name="T22">ﯰﯱ</text:span><text:span text:style-name="T3"> </text:span><text:span text:style-name="T22">ﯲ</text:span><text:span text:style-name="T3"> </text:span><text:span text:style-name="T22">ﯳ</text:span><text:span text:style-name="T3"> </text:span><text:span text:style-name="T22">ﯴ</text:span><text:span text:style-name="T3"> </text:span><text:span text:style-name="T22">ﯵ</text:span><text:span text:style-name="T3"> </text:span><text:span text:style-name="T22">ﯶﯷ</text:span><text:span text:style-name="T3"> </text:span><text:span text:style-name="T22">ﯸ</text:span><text:span text:style-name="T3"> </text:span><text:span text:style-name="T22">ﯹ</text:span><text:span text:style-name="T3"> </text:span><text:span text:style-name="T22">ﯺ</text:span><text:span text:style-name="T3"> </text:span><text:span text:style-name="T22">ﯻﯼ</text:span><text:span text:style-name="T3"> </text:span><text:span text:style-name="T22">ﯽ</text:span><text:span text:style-name="T3"> </text:span><text:span text:style-name="T22">ﯾ</text:span><text:span text:style-name="T3"> </text:span><text:span text:style-name="T22">ﯿ</text:span><text:span text:style-name="T3"> </text:span><text:span text:style-name="T22">ﰀ</text:span><text:span text:style-name="T3"> </text:span><text:span text:style-name="T22">ﰁ</text:span><text:span text:style-name="T3"> </text:span><text:span text:style-name="T22">ﰂ</text:span><text:span text:style-name="T3"> </text:span><text:span text:style-name="T22">ﰃ</text:span><text:span text:style-name="T3"> </text:span><text:span text:style-name="T22">ﰄ</text:span><text:span text:style-name="T3"> </text:span><text:span text:style-name="T22">ﰅ</text:span><text:span text:style-name="T3"> </text:span><text:span text:style-name="T22">ﰆ</text:span><text:span text:style-name="T3"> </text:span><text:span text:style-name="T22">ﰇ</text:span><text:span text:style-name="T3"> </text:span><text:span text:style-name="T22">ﰈ</text:span><text:span text:style-name="T3"> </text:span><text:span text:style-name="T22">ﰉ</text:span><text:span text:style-name="T3"> </text:span><text:span text:style-name="T22">ﰊ</text:span><text:span text:style-name="T3"> </text:span><text:span text:style-name="T22">ﰋ</text:span><text:span text:style-name="T3"> </text:span><text:span text:style-name="T22">ﰌ</text:span><text:span text:style-name="T3"> </text:span><text:span text:style-name="T22">ﰍ</text:span><text:span text:style-name="T3"> </text:span><text:span text:style-name="T22">ﰎ</text:span><text:span text:style-name="T3"> </text:span><text:span text:style-name="T22">ﰏ</text:span><text:span text:style-name="T3"> </text:span><text:span text:style-name="T22">ﰐ</text:span></text:p>
      <text:p text:style-name="P28"><text:span text:style-name="T23">ﭑ</text:span><text:span text:style-name="T3"> </text:span><text:span text:style-name="T23">ﭒ</text:span><text:span text:style-name="T3"> </text:span><text:span text:style-name="T23">ﭓ</text:span><text:span text:style-name="T3"> </text:span><text:span text:style-name="T23">ﭔ</text:span><text:span text:style-name="T3"> </text:span><text:span text:style-name="T23">ﭕ</text:span><text:span text:style-name="T3"> </text:span><text:span text:style-name="T23">ﭖ</text:span><text:span text:style-name="T3"> </text:span><text:span text:style-name="T23">ﭗ</text:span><text:span text:style-name="T3"> </text:span><text:span text:style-name="T23">ﭘ</text:span><text:span text:style-name="T3"> </text:span><text:span text:style-name="T23">ﭙ</text:span><text:span text:style-name="T3"> </text:span><text:span text:style-name="T23">ﭚ</text:span><text:span text:style-name="T3"> </text:span><text:span text:style-name="T23">ﭛ</text:span><text:span text:style-name="T3"> </text:span><text:span text:style-name="T23">ﭜ</text:span><text:span text:style-name="T3"> </text:span><text:span text:style-name="T23">ﭝﭞ</text:span><text:span text:style-name="T3"> </text:span><text:span text:style-name="T23">ﭟ</text:span><text:span text:style-name="T3"> </text:span><text:span text:style-name="T23">ﭠ</text:span><text:span text:style-name="T3"> </text:span><text:span text:style-name="T23">ﭡ</text:span><text:span text:style-name="T3"> </text:span><text:span text:style-name="T23">ﭢ</text:span><text:span text:style-name="T3"> </text:span><text:span text:style-name="T23">ﭣ</text:span><text:span text:style-name="T3"> </text:span><text:span text:style-name="T23">ﭤ</text:span><text:span text:style-name="T3"> </text:span><text:span text:style-name="T23">ﭥ</text:span><text:span text:style-name="T3"> </text:span><text:span text:style-name="T23">ﭦ</text:span><text:span text:style-name="T3"> </text:span><text:span text:style-name="T23">ﭧ</text:span><text:span text:style-name="T3"> </text:span><text:span text:style-name="T23">ﭨ</text:span><text:span text:style-name="T3"> </text:span><text:span text:style-name="T23">ﭩ</text:span><text:span text:style-name="T3"> </text:span><text:span text:style-name="T23">ﭪ</text:span><text:span text:style-name="T3"> </text:span><text:span text:style-name="T23">ﭫ</text:span><text:span text:style-name="T3"> </text:span><text:span text:style-name="T23">ﭬ</text:span><text:span text:style-name="T3"> </text:span><text:span text:style-name="T23">ﭭﭮ</text:span><text:span text:style-name="T3"> </text:span><text:span text:style-name="T23">ﭯ</text:span><text:span text:style-name="T3"> </text:span><text:span text:style-name="T23">ﭰ</text:span><text:span text:style-name="T3"> </text:span><text:span text:style-name="T23">ﭱ</text:span><text:span text:style-name="T3"> </text:span><text:span text:style-name="T23">ﭲ</text:span><text:span text:style-name="T3"> </text:span><text:span text:style-name="T23">ﭳ</text:span><text:span text:style-name="T3"> </text:span><text:span text:style-name="T23">ﭴ</text:span><text:span text:style-name="T3"> </text:span><text:span text:style-name="T23">ﭵﭶﭷﭸ</text:span><text:span text:style-name="T3"> </text:span><text:span text:style-name="T23">ﭹ</text:span><text:span text:style-name="T3"> </text:span><text:span text:style-name="T23">ﭺ</text:span><text:span text:style-name="T3"> </text:span><text:span text:style-name="T23">ﭻ</text:span><text:span text:style-name="T3"> </text:span><text:span text:style-name="T23">ﭼ</text:span><text:span text:style-name="T3"> </text:span><text:span text:style-name="T23">ﭽ</text:span><text:span text:style-name="T3"> </text:span><text:span text:style-name="T23">ﭾ</text:span><text:span text:style-name="T3"> </text:span><text:span text:style-name="T23">ﭿ</text:span><text:span text:style-name="T3"> </text:span><text:span text:style-name="T23">ﮀ</text:span><text:span text:style-name="T3"> </text:span><text:span text:style-name="T23">ﮁ</text:span><text:span text:style-name="T3"> </text:span><text:span text:style-name="T23">ﮂ</text:span><text:span text:style-name="T3"> </text:span><text:span text:style-name="T23">ﮃ</text:span><text:span text:style-name="T3"> </text:span><text:span text:style-name="T23">ﮄ</text:span><text:span text:style-name="T3"> </text:span><text:span text:style-name="T23">ﮅ</text:span><text:span text:style-name="T3"> </text:span><text:span text:style-name="T23">ﮆ</text:span><text:span text:style-name="T3"> </text:span><text:span text:style-name="T23">ﮇ</text:span><text:span text:style-name="T3"> </text:span><text:span text:style-name="T23">ﮈﮉ</text:span><text:span text:style-name="T3"> </text:span><text:span text:style-name="T23">ﮊ</text:span><text:span text:style-name="T3"> </text:span><text:span text:style-name="T23">ﮋ</text:span><text:span text:style-name="T3"> </text:span><text:span text:style-name="T23">ﮌ</text:span><text:span text:style-name="T3"> </text:span><text:span text:style-name="T23">ﮍ</text:span></text:p>
      <text:p text:style-name="P14"><text:span text:style-name="T23">ﮎ</text:span><text:span text:style-name="T3"> </text:span><text:span text:style-name="T23">ﮏ</text:span><text:span text:style-name="T3"> </text:span><text:span text:style-name="T23">ﮐ</text:span><text:span text:style-name="T3"> </text:span><text:span text:style-name="T23">ﮑ</text:span><text:span text:style-name="T3"> </text:span><text:span text:style-name="T23">ﮒ</text:span><text:span text:style-name="T3"> </text:span><text:span text:style-name="T23">ﮓ</text:span><text:span text:style-name="T3"> </text:span><text:span text:style-name="T23">ﮔ</text:span><text:span text:style-name="T3"> </text:span><text:span text:style-name="T23">ﮕ</text:span><text:span text:style-name="T3"> </text:span><text:span text:style-name="T23">ﮖ</text:span><text:span text:style-name="T3"> </text:span><text:span text:style-name="T23">ﮗ</text:span><text:span text:style-name="T3"> </text:span><text:span text:style-name="T23">ﮘ</text:span><text:span text:style-name="T3"> </text:span><text:span text:style-name="T23">ﮙ</text:span><text:span text:style-name="T3"> </text:span><text:span text:style-name="T23">ﮚﮛ</text:span><text:span text:style-name="T3"> </text:span><text:span text:style-name="T23">ﮜ</text:span><text:span text:style-name="T3"> </text:span><text:span text:style-name="T23">ﮝ</text:span><text:span text:style-name="T3"> </text:span><text:span text:style-name="T23">ﮞ</text:span><text:span text:style-name="T3"> </text:span><text:span text:style-name="T23">ﮟ</text:span><text:span text:style-name="T3"> </text:span><text:span text:style-name="T23">ﮠ</text:span><text:span text:style-name="T3"> </text:span><text:span text:style-name="T23">ﮡ</text:span><text:span text:style-name="T3"> </text:span><text:span text:style-name="T23">ﮢ</text:span><text:span text:style-name="T3"> </text:span><text:span text:style-name="T23">ﮣ</text:span><text:span text:style-name="T3"> </text:span><text:span text:style-name="T23">ﮤ</text:span><text:span text:style-name="T3"> </text:span><text:span text:style-name="T23">ﮥﮦ</text:span><text:span text:style-name="T3"> </text:span><text:span text:style-name="T23">ﮧ</text:span><text:span text:style-name="T3"> </text:span><text:span text:style-name="T23">ﮨ</text:span><text:span text:style-name="T3"> </text:span><text:span text:style-name="T23">ﮩ</text:span><text:span text:style-name="T3"> </text:span><text:span text:style-name="T23">ﮪ</text:span><text:span text:style-name="T3"> </text:span><text:span text:style-name="T23">ﮫ</text:span><text:span text:style-name="T3"> </text:span><text:span text:style-name="T23">ﮬ</text:span><text:span text:style-name="T3"> </text:span><text:span text:style-name="T23">ﮭ</text:span><text:span text:style-name="T3"> </text:span><text:span text:style-name="T23">ﮮ</text:span><text:span text:style-name="T3"> </text:span><text:span text:style-name="T23">ﮯ</text:span><text:span text:style-name="T3"> </text:span><text:span text:style-name="T23">ﮰ</text:span><text:span text:style-name="T3"> </text:span><text:span text:style-name="T23">ﮱ</text:span><text:span text:style-name="T3"> </text:span><text:span text:style-name="T23">ﯓ</text:span><text:span text:style-name="T3"> </text:span><text:span text:style-name="T23">ﯔ</text:span><text:span text:style-name="T3"> </text:span><text:span text:style-name="T23">ﯕ</text:span><text:span text:style-name="T3"> </text:span><text:span text:style-name="T23">ﯖ</text:span><text:span text:style-name="T3"> </text:span><text:span text:style-name="T23">ﯗ</text:span><text:span text:style-name="T3"> </text:span><text:span text:style-name="T23">ﯘ</text:span><text:span text:style-name="T3"> </text:span><text:span text:style-name="T23">ﯙ</text:span><text:span text:style-name="T3"> </text:span><text:span text:style-name="T23">ﯚ</text:span><text:span text:style-name="T3"> </text:span><text:span text:style-name="T23">ﯛ</text:span><text:span text:style-name="T3"> </text:span><text:span text:style-name="T23">ﯜ</text:span><text:span text:style-name="T3"> </text:span><text:span text:style-name="T23">ﯝ</text:span><text:span text:style-name="T3"> </text:span><text:span text:style-name="T23">ﯞﯟ</text:span><text:span text:style-name="T3"> </text:span><text:span text:style-name="T23">ﯠ</text:span><text:span text:style-name="T3"> </text:span><text:span text:style-name="T23">ﯡ</text:span><text:span text:style-name="T3"> </text:span><text:span text:style-name="T23">ﯢ</text:span><text:span text:style-name="T3"> </text:span><text:span text:style-name="T23">ﯣ</text:span><text:span text:style-name="T3"> </text:span><text:span text:style-name="T23">ﯤﯥ</text:span><text:span text:style-name="T3"> </text:span><text:span text:style-name="T23">ﯦ</text:span><text:span text:style-name="T3"> </text:span><text:span text:style-name="T23">ﯧﯨﯩﯪﯫ</text:span><text:span text:style-name="T3"> </text:span><text:span text:style-name="T23">ﯬ</text:span><text:span text:style-name="T3"> </text:span><text:span text:style-name="T23">ﯭ</text:span><text:span text:style-name="T3"> </text:span><text:span text:style-name="T23">ﯮﯯ</text:span><text:span text:style-name="T3"> </text:span><text:span text:style-name="T23">ﯰ</text:span><text:span text:style-name="T3"> </text:span><text:span text:style-name="T23">ﯱ</text:span><text:span text:style-name="T3"> </text:span><text:span text:style-name="T23">ﯲ</text:span><text:span text:style-name="T3"> </text:span><text:span text:style-name="T23">ﯳ</text:span><text:span text:style-name="T3"> </text:span><text:span text:style-name="T23">ﯴ</text:span><text:span text:style-name="T3"> </text:span><text:span text:style-name="T23">ﯵ</text:span><text:span text:style-name="T3"> </text:span><text:span text:style-name="T23">ﯶ</text:span><text:span text:style-name="T3"> </text:span><text:span text:style-name="T23">ﯷ</text:span><text:span text:style-name="T3"> </text:span><text:span text:style-name="T23">ﯸ</text:span><text:span text:style-name="T3"> </text:span><text:span text:style-name="T23">ﯹ</text:span><text:span text:style-name="T3"> </text:span><text:span text:style-name="T23">ﯺ</text:span><text:span text:style-name="T3"> </text:span><text:span text:style-name="T23">ﯻ</text:span><text:span text:style-name="T3"> </text:span><text:span text:style-name="T23">ﯼ</text:span><text:span text:style-name="T3"> </text:span><text:span text:style-name="T23">ﯽ</text:span><text:span text:style-name="T3"> </text:span><text:span text:style-name="T23">ﯾ</text:span><text:span text:style-name="T3"> </text:span><text:span text:style-name="T23">ﯿ</text:span><text:span text:style-name="T3"> </text:span><text:span text:style-name="T23">ﰀ</text:span><text:span text:style-name="T3"> </text:span><text:span text:style-name="T23">ﰁ</text:span><text:span text:style-name="T3"> </text:span><text:span text:style-name="T23">ﰂ</text:span><text:span text:style-name="T3"> </text:span><text:span text:style-name="T23">ﰃ</text:span><text:span text:style-name="T3"> </text:span><text:span text:style-name="T23">ﰄ</text:span><text:span text:style-name="T3"> </text:span><text:span text:style-name="T23">ﰅ</text:span><text:span text:style-name="T3"> </text:span><text:span text:style-name="T23">ﰆ</text:span><text:span text:style-name="T3"> </text:span><text:span text:style-name="T23">ﰇ</text:span><text:span text:style-name="T3"> </text:span><text:span text:style-name="T23">ﰈ</text:span><text:span text:style-name="T3"> </text:span><text:span text:style-name="T23">ﰉ</text:span><text:span text:style-name="T3"> </text:span><text:span text:style-name="T23">ﰊﰋﰌﰍﰎﰏ</text:span><text:span text:style-name="T3"> </text:span><text:span text:style-name="T23">ﰐ</text:span><text:span text:style-name="T3"> </text:span><text:span text:style-name="T23">ﰑ</text:span><text:span text:style-name="T3"> </text:span><text:span text:style-name="T23">ﰒ</text:span><text:span text:style-name="T3"> </text:span><text:span text:style-name="T23">ﰓ</text:span><text:span text:style-name="T3"> </text:span><text:span text:style-name="T23">ﰔﰕ</text:span><text:span text:style-name="T3"> </text:span><text:span text:style-name="T23">ﰖ</text:span><text:span text:style-name="T3"> </text:span><text:span text:style-name="T23">ﰗ</text:span><text:span text:style-name="T3"> </text:span><text:span text:style-name="T23">ﰘ</text:span><text:span text:style-name="T3"> </text:span><text:span text:style-name="T23">ﰙ</text:span><text:span text:style-name="T3"> </text:span><text:span text:style-name="T23">ﰚ</text:span><text:span text:style-name="T3"> </text:span><text:span text:style-name="T23">ﰛ</text:span></text:p>
      <text:p text:style-name="P29"><text:span text:style-name="T24">ﭑ</text:span><text:span text:style-name="T3"> </text:span><text:span text:style-name="T24">ﭒ</text:span><text:span text:style-name="T3"> </text:span><text:span text:style-name="T24">ﭓ</text:span><text:span text:style-name="T3"> </text:span><text:span text:style-name="T24">ﭔﭕ</text:span><text:span text:style-name="T3"> </text:span><text:span text:style-name="T24">ﭖ</text:span><text:span text:style-name="T3"> </text:span><text:span text:style-name="T24">ﭗ</text:span><text:span text:style-name="T3"> </text:span><text:span text:style-name="T24">ﭘ</text:span><text:span text:style-name="T3"> </text:span><text:span text:style-name="T24">ﭙ</text:span><text:span text:style-name="T3"> </text:span><text:span text:style-name="T24">ﭚ</text:span><text:span text:style-name="T3"> </text:span><text:span text:style-name="T24">ﭛ</text:span><text:span text:style-name="T3"> </text:span><text:span text:style-name="T24">ﭜ</text:span><text:span text:style-name="T3"> </text:span><text:span text:style-name="T24">ﭝ</text:span><text:span text:style-name="T3"> </text:span><text:span text:style-name="T24">ﭞ</text:span><text:span text:style-name="T3"> </text:span><text:span text:style-name="T24">ﭟ</text:span><text:span text:style-name="T3"> </text:span><text:span text:style-name="T24">ﭠ</text:span><text:span text:style-name="T3"> </text:span><text:span text:style-name="T24">ﭡ</text:span><text:span text:style-name="T3"> </text:span><text:span text:style-name="T24">ﭢﭣ</text:span><text:span text:style-name="T3"> </text:span><text:span text:style-name="T24">ﭤ</text:span><text:span text:style-name="T3"> </text:span><text:span text:style-name="T24">ﭥ</text:span><text:span text:style-name="T3"> </text:span><text:span text:style-name="T24">ﭦﭧﭨﭩ</text:span><text:span text:style-name="T3"> </text:span><text:span text:style-name="T24">ﭪ</text:span><text:span text:style-name="T3"> </text:span><text:span text:style-name="T24">ﭫ</text:span><text:span text:style-name="T3"> </text:span><text:span text:style-name="T24">ﭬ</text:span><text:span text:style-name="T3"> </text:span><text:span text:style-name="T24">ﭭ</text:span><text:span text:style-name="T3"> </text:span><text:span text:style-name="T24">ﭮ</text:span><text:span text:style-name="T3"> </text:span><text:span text:style-name="T24">ﭯ</text:span><text:span text:style-name="T3"> </text:span><text:span text:style-name="T24">ﭰ</text:span><text:span text:style-name="T3"> </text:span><text:span text:style-name="T24">ﭱ</text:span><text:span text:style-name="T3"> </text:span><text:span text:style-name="T24">ﭲﭳ</text:span><text:span text:style-name="T3"> </text:span><text:span text:style-name="T24">ﭴ</text:span><text:span text:style-name="T3"> </text:span><text:span text:style-name="T24">ﭵﭶﭷﭸ</text:span><text:span text:style-name="T3"> </text:span><text:span text:style-name="T24">ﭹ</text:span><text:span text:style-name="T3"> </text:span><text:span text:style-name="T24">ﭺ</text:span><text:span text:style-name="T3"> </text:span><text:span text:style-name="T24">ﭻ</text:span><text:span text:style-name="T3"> </text:span><text:span text:style-name="T24">ﭼ</text:span><text:span text:style-name="T3"> </text:span><text:span text:style-name="T24">ﭽ</text:span><text:span text:style-name="T3"> </text:span><text:span text:style-name="T24">ﭾ</text:span><text:span text:style-name="T3"> </text:span><text:span text:style-name="T24">ﭿ</text:span><text:span text:style-name="T3"> </text:span><text:span text:style-name="T24">ﮀ</text:span><text:span text:style-name="T3"> </text:span><text:span text:style-name="T24">ﮁ</text:span><text:span text:style-name="T3"> </text:span><text:span text:style-name="T24">ﮂ</text:span><text:span text:style-name="T3"> </text:span><text:span text:style-name="T24">ﮃﮄ</text:span><text:span text:style-name="T3"> </text:span><text:span text:style-name="T24">ﮅ</text:span><text:span text:style-name="T3"> </text:span><text:span text:style-name="T24">ﮆ</text:span><text:span text:style-name="T3"> </text:span><text:span text:style-name="T24">ﮇ</text:span><text:span text:style-name="T3"> </text:span><text:span text:style-name="T24">ﮈ</text:span><text:span text:style-name="T3"> </text:span><text:span text:style-name="T24">ﮉ</text:span><text:span text:style-name="T3"> </text:span><text:span text:style-name="T24">ﮊ</text:span><text:span text:style-name="T3"> </text:span><text:span text:style-name="T24">ﮋ</text:span><text:span text:style-name="T3"> </text:span><text:span text:style-name="T24">ﮌ</text:span><text:span text:style-name="T3"> </text:span><text:span text:style-name="T24">ﮍ</text:span><text:span text:style-name="T3"> </text:span><text:span text:style-name="T24">ﮎ</text:span><text:span text:style-name="T3"> </text:span><text:span text:style-name="T24">ﮏ</text:span><text:span text:style-name="T3"> </text:span><text:span text:style-name="T24">ﮐ</text:span><text:span text:style-name="T3"> </text:span><text:span text:style-name="T24">ﮑ</text:span><text:span text:style-name="T3"> </text:span><text:span text:style-name="T24">ﮒ</text:span><text:span text:style-name="T3"> </text:span><text:span text:style-name="T24">ﮓ</text:span><text:span text:style-name="T3"> </text:span><text:span text:style-name="T24">ﮔ</text:span><text:span text:style-name="T3"> </text:span><text:span text:style-name="T24">ﮕ</text:span><text:span text:style-name="T3"> </text:span><text:span text:style-name="T24">ﮖ</text:span><text:span text:style-name="T3"> </text:span><text:span text:style-name="T24">ﮗ</text:span><text:span text:style-name="T3"> </text:span><text:span text:style-name="T24">ﮘﮙ</text:span><text:span text:style-name="T3"> </text:span><text:span text:style-name="T24">ﮚ</text:span><text:span text:style-name="T3"> </text:span><text:span text:style-name="T24">ﮛ</text:span><text:span text:style-name="T3"> </text:span><text:span text:style-name="T24">ﮜ</text:span><text:span text:style-name="T3"> </text:span><text:span text:style-name="T24">ﮝ</text:span><text:span text:style-name="T3"> </text:span><text:span text:style-name="T24">ﮞ</text:span><text:span text:style-name="T3"> </text:span><text:span text:style-name="T24">ﮟ</text:span><text:span text:style-name="T3"> </text:span><text:span text:style-name="T24">ﮠ</text:span><text:span text:style-name="T3"> </text:span><text:span text:style-name="T24">ﮡ</text:span><text:span text:style-name="T3"> </text:span><text:span text:style-name="T24">ﮢ</text:span><text:span text:style-name="T3"> </text:span><text:span text:style-name="T24">ﮣ</text:span><text:span text:style-name="T3"> </text:span><text:span text:style-name="T24">ﮤ</text:span><text:span text:style-name="T3"> </text:span><text:span text:style-name="T24">ﮥ</text:span><text:span text:style-name="T3"> </text:span><text:span text:style-name="T24">ﮦ</text:span><text:span text:style-name="T3"> </text:span><text:span text:style-name="T24">ﮧ</text:span><text:span text:style-name="T3"> </text:span><text:span text:style-name="T24">ﮨ</text:span><text:span text:style-name="T3"> </text:span><text:span text:style-name="T24">ﮩ</text:span><text:span text:style-name="T3"> </text:span><text:span text:style-name="T24">ﮪ</text:span><text:span text:style-name="T3"> </text:span><text:span text:style-name="T24">ﮫ</text:span><text:span text:style-name="T3"> </text:span><text:span text:style-name="T24">ﮬ</text:span><text:span text:style-name="T3"> </text:span><text:span text:style-name="T24">ﮭ</text:span><text:span text:style-name="T3"> </text:span><text:span text:style-name="T24">ﮮ</text:span><text:span text:style-name="T3"> </text:span><text:span text:style-name="T24">ﮯ</text:span><text:span text:style-name="T3"> </text:span><text:span text:style-name="T24">ﮰ</text:span><text:span text:style-name="T3"> </text:span><text:span text:style-name="T24">ﮱ</text:span><text:span text:style-name="T3"> </text:span><text:span text:style-name="T24">ﯓ</text:span><text:span text:style-name="T3"> </text:span><text:span text:style-name="T24">ﯔ</text:span><text:span text:style-name="T3"> </text:span><text:span text:style-name="T24">ﯕ</text:span><text:span text:style-name="T3"> </text:span><text:span text:style-name="T24">ﯖ</text:span><text:span text:style-name="T3"> </text:span><text:span text:style-name="T24">ﯗ</text:span><text:span text:style-name="T3"> </text:span><text:span text:style-name="T24">ﯘ</text:span><text:span text:style-name="T3"> </text:span><text:span text:style-name="T24">ﯙ</text:span><text:span text:style-name="T3"> </text:span><text:span text:style-name="T24">ﯚ</text:span><text:span text:style-name="T3"> </text:span><text:span text:style-name="T24">ﯛ</text:span><text:span text:style-name="T3"> </text:span><text:span text:style-name="T24">ﯜ</text:span><text:span text:style-name="T3"> </text:span><text:span text:style-name="T24">ﯝ</text:span><text:span text:style-name="T3"> </text:span><text:span text:style-name="T24">ﯞﯟ</text:span><text:span text:style-name="T3"> </text:span><text:span text:style-name="T24">ﯠ</text:span><text:span text:style-name="T3"> </text:span><text:span text:style-name="T24">ﯡ</text:span><text:span text:style-name="T3"> </text:span><text:span text:style-name="T24">ﯢ</text:span><text:span text:style-name="T3"> </text:span><text:span text:style-name="T24">ﯣ</text:span><text:span text:style-name="T3"> </text:span><text:span text:style-name="T24">ﯤ</text:span><text:span text:style-name="T3"> </text:span><text:span text:style-name="T24">ﯥ</text:span><text:span text:style-name="T3"> </text:span><text:span text:style-name="T24">ﯦ</text:span><text:span text:style-name="T3"> </text:span><text:span text:style-name="T24">ﯧ</text:span><text:span text:style-name="T3"> </text:span><text:span text:style-name="T24">ﯨ</text:span><text:span text:style-name="T3"> </text:span><text:span text:style-name="T24">ﯩ</text:span><text:span text:style-name="T3"> </text:span><text:span text:style-name="T24">ﯪ</text:span><text:span text:style-name="T3"> </text:span><text:span text:style-name="T24">ﯫ</text:span><text:span text:style-name="T3"> </text:span><text:span text:style-name="T24">ﯬ</text:span><text:span text:style-name="T3"> </text:span><text:span text:style-name="T24">ﯭ</text:span><text:span text:style-name="T3"> </text:span><text:span text:style-name="T24">ﯮ</text:span><text:span text:style-name="T3"> </text:span><text:span text:style-name="T24">ﯯ</text:span><text:span text:style-name="T3"> </text:span><text:span text:style-name="T24">ﯰ</text:span><text:span text:style-name="T3"> </text:span><text:span text:style-name="T24">ﯱ</text:span><text:span text:style-name="T3"> </text:span><text:span text:style-name="T24">ﯲ</text:span><text:span text:style-name="T3"> </text:span><text:span text:style-name="T24">ﯳﯴ</text:span><text:span text:style-name="T3"> </text:span><text:span text:style-name="T24">ﯵ</text:span><text:span text:style-name="T3"> </text:span><text:span text:style-name="T24">ﯶ</text:span><text:span text:style-name="T3"> </text:span><text:span text:style-name="T24">ﯷ</text:span><text:span text:style-name="T3"> </text:span><text:span text:style-name="T24">ﯸ</text:span><text:span text:style-name="T3"> </text:span><text:span text:style-name="T24">ﯹ</text:span><text:span text:style-name="T3"> </text:span><text:span text:style-name="T24">ﯺ</text:span><text:span text:style-name="T3"> </text:span><text:span text:style-name="T24">ﯻ</text:span><text:span text:style-name="T3"> </text:span><text:span text:style-name="T24">ﯼ</text:span><text:span text:style-name="T3"> </text:span><text:span text:style-name="T24">ﯽ</text:span><text:span text:style-name="T3"> </text:span><text:span text:style-name="T24">ﯾ</text:span><text:span text:style-name="T3"> </text:span><text:span text:style-name="T24">ﯿ</text:span><text:span text:style-name="T3"> </text:span><text:span text:style-name="T24">ﰀ</text:span><text:span text:style-name="T3"> </text:span><text:span text:style-name="T24">ﰁ</text:span><text:span text:style-name="T3"> </text:span><text:span text:style-name="T24">ﰂ</text:span><text:span text:style-name="T3"> </text:span><text:span text:style-name="T24">ﰃ</text:span><text:span text:style-name="T3"> </text:span><text:span text:style-name="T24">ﰄ</text:span><text:span text:style-name="T3"> </text:span><text:span text:style-name="T24">ﰅ</text:span><text:span text:style-name="T3"> </text:span><text:span text:style-name="T24">ﰆ</text:span><text:span text:style-name="T3"> </text:span><text:span text:style-name="T24">ﰇ</text:span><text:span text:style-name="T3"> </text:span><text:span text:style-name="T24">ﰈ</text:span><text:span text:style-name="T3"> </text:span><text:span text:style-name="T24">ﰉ</text:span><text:span text:style-name="T3"> </text:span><text:span text:style-name="T24">ﰊ</text:span><text:span text:style-name="T3"> </text:span><text:span text:style-name="T24">ﰋﰌ</text:span><text:span text:style-name="T3"> </text:span><text:span text:style-name="T24">ﰍ</text:span><text:span text:style-name="T3"> </text:span><text:span text:style-name="T24">ﰎ</text:span><text:span text:style-name="T3"> </text:span><text:span text:style-name="T24">ﰏﰐ</text:span><text:span text:style-name="T3"> </text:span><text:span text:style-name="T24">ﰑ</text:span><text:span text:style-name="T3"> </text:span><text:span text:style-name="T24">ﰒﰓ</text:span><text:span text:style-name="T3"> </text:span><text:span text:style-name="T24">ﰔ</text:span><text:span text:style-name="T3"> </text:span><text:span text:style-name="T24">ﰕ</text:span><text:span text:style-name="T3"> </text:span><text:span text:style-name="T24">ﰖ</text:span><text:span text:style-name="T3"> </text:span><text:span text:style-name="T24">ﰗ</text:span><text:span text:style-name="T3"> </text:span><text:span text:style-name="T24">ﰘ</text:span><text:span text:style-name="T3"> </text:span><text:span text:style-name="T24">ﰙ</text:span></text:p>
      <text:p text:style-name="P30"><text:span text:style-name="T25">ﭑ</text:span><text:span text:style-name="T3"> </text:span><text:span text:style-name="T25">ﭒ</text:span><text:span text:style-name="T3"> </text:span><text:span text:style-name="T25">ﭓ</text:span><text:span text:style-name="T3"> </text:span><text:span text:style-name="T25">ﭔ</text:span><text:span text:style-name="T3"> </text:span><text:span text:style-name="T25">ﭕﭖ</text:span><text:span text:style-name="T3"> </text:span><text:span text:style-name="T25">ﭗ</text:span><text:span text:style-name="T3"> </text:span><text:span text:style-name="T25">ﭘ</text:span><text:span text:style-name="T3"> </text:span><text:span text:style-name="T25">ﭙ</text:span><text:span text:style-name="T3"> </text:span><text:span text:style-name="T25">ﭚ</text:span><text:span text:style-name="T3"> </text:span><text:span text:style-name="T25">ﭛ</text:span><text:span text:style-name="T3"> </text:span><text:span text:style-name="T25">ﭜ</text:span><text:span text:style-name="T3"> </text:span><text:span text:style-name="T25">ﭝ</text:span><text:span text:style-name="T3"> </text:span><text:span text:style-name="T25">ﭞ</text:span><text:span text:style-name="T3"> </text:span><text:span text:style-name="T25">ﭟﭠ</text:span><text:span text:style-name="T3"> </text:span><text:span text:style-name="T25">ﭡ</text:span><text:span text:style-name="T3"> </text:span><text:span text:style-name="T25">ﭢ</text:span><text:span text:style-name="T3"> </text:span><text:span text:style-name="T25">ﭣﭤ</text:span><text:span text:style-name="T3"> </text:span><text:span text:style-name="T25">ﭥ</text:span><text:span text:style-name="T3"> </text:span><text:span text:style-name="T25">ﭦ</text:span><text:span text:style-name="T3"> </text:span><text:span text:style-name="T25">ﭧ</text:span><text:span text:style-name="T3"> </text:span><text:span text:style-name="T25">ﭨ</text:span><text:span text:style-name="T3"> </text:span><text:span text:style-name="T25">ﭩ</text:span><text:span text:style-name="T3"> </text:span><text:span text:style-name="T25">ﭪ</text:span><text:span text:style-name="T3"> </text:span><text:span text:style-name="T25">ﭫ</text:span><text:span text:style-name="T3"> </text:span><text:span text:style-name="T25">ﭬ</text:span><text:span text:style-name="T3"> </text:span><text:span text:style-name="T25">ﭭ</text:span><text:span text:style-name="T3"> </text:span><text:span text:style-name="T25">ﭮ</text:span><text:span text:style-name="T3"> </text:span><text:span text:style-name="T25">ﭯ</text:span><text:span text:style-name="T3"> </text:span><text:span text:style-name="T25">ﭰ</text:span><text:span text:style-name="T3"> </text:span><text:span text:style-name="T25">ﭱ</text:span><text:span text:style-name="T3"> </text:span><text:span text:style-name="T25">ﭲ</text:span><text:span text:style-name="T3"> </text:span><text:span text:style-name="T25">ﭳ</text:span><text:span text:style-name="T3"> </text:span><text:span text:style-name="T25">ﭴ</text:span><text:span text:style-name="T3"> </text:span><text:span text:style-name="T25">ﭵ</text:span><text:span text:style-name="T3"> </text:span><text:span text:style-name="T25">ﭶ</text:span><text:span text:style-name="T3"> </text:span><text:span text:style-name="T25">ﭷ</text:span><text:span text:style-name="T3"> </text:span><text:span text:style-name="T25">ﭸ</text:span><text:span text:style-name="T3"> </text:span><text:span text:style-name="T25">ﭹ</text:span><text:span text:style-name="T3"> </text:span><text:span text:style-name="T25">ﭺ</text:span><text:span text:style-name="T3"> </text:span><text:span text:style-name="T25">ﭻ</text:span><text:span text:style-name="T3"> </text:span><text:span text:style-name="T25">ﭼ</text:span><text:span text:style-name="T3"> </text:span><text:span text:style-name="T25">ﭽ</text:span><text:span text:style-name="T3"> </text:span><text:span text:style-name="T25">ﭾ</text:span><text:span text:style-name="T3"> </text:span><text:span text:style-name="T25">ﭿ</text:span><text:span text:style-name="T3"> </text:span><text:span text:style-name="T25">ﮀ</text:span><text:span text:style-name="T3"> </text:span><text:span text:style-name="T25">ﮁ</text:span><text:span text:style-name="T3"> </text:span><text:span text:style-name="T25">ﮂ</text:span><text:span text:style-name="T3"> </text:span><text:span text:style-name="T25">ﮃ</text:span><text:span text:style-name="T3"> </text:span><text:span text:style-name="T25">ﮄ</text:span><text:span text:style-name="T3"> </text:span><text:span text:style-name="T25">ﮅﮆ</text:span><text:span text:style-name="T3"> </text:span><text:span text:style-name="T25">ﮇ</text:span><text:span text:style-name="T3"> </text:span><text:span text:style-name="T25">ﮈ</text:span><text:span text:style-name="T3"> </text:span><text:span text:style-name="T25">ﮉ</text:span><text:span text:style-name="T3"> </text:span><text:span text:style-name="T25">ﮊ</text:span><text:span text:style-name="T3"> </text:span><text:span text:style-name="T25">ﮋﮌ</text:span><text:span text:style-name="T3"> </text:span><text:span text:style-name="T25">ﮍ</text:span><text:span text:style-name="T3"> </text:span><text:span text:style-name="T25">ﮎ</text:span><text:span text:style-name="T3"> </text:span><text:span text:style-name="T25">ﮏ</text:span><text:span text:style-name="T3"> </text:span><text:span text:style-name="T25">ﮐ</text:span><text:span text:style-name="T3"> </text:span><text:span text:style-name="T25">ﮑ</text:span><text:span text:style-name="T3"> </text:span><text:span text:style-name="T25">ﮒ</text:span><text:span text:style-name="T3"> </text:span><text:span text:style-name="T25">ﮓ</text:span><text:span text:style-name="T3"> </text:span><text:span text:style-name="T25">ﮔ</text:span><text:span text:style-name="T3"> </text:span><text:span text:style-name="T25">ﮕ</text:span><text:span text:style-name="T3"> </text:span><text:span text:style-name="T25">ﮖ</text:span><text:span text:style-name="T3"> </text:span><text:span text:style-name="T25">ﮗ</text:span><text:span text:style-name="T3"> </text:span><text:span text:style-name="T25">ﮘ</text:span><text:span text:style-name="T3"> </text:span><text:span text:style-name="T25">ﮙ</text:span><text:span text:style-name="T3"> </text:span><text:span text:style-name="T25">ﮚ</text:span><text:span text:style-name="T3"> </text:span><text:span text:style-name="T25">ﮛ</text:span><text:span text:style-name="T3"> </text:span><text:span text:style-name="T25">ﮜ</text:span><text:span text:style-name="T3"> </text:span><text:span text:style-name="T25">ﮝ</text:span><text:span text:style-name="T3"> </text:span><text:span text:style-name="T25">ﮞ</text:span><text:span text:style-name="T3"> </text:span><text:span text:style-name="T25">ﮟ</text:span><text:span text:style-name="T3"> </text:span><text:span text:style-name="T25">ﮠ</text:span><text:span text:style-name="T3"> </text:span><text:span text:style-name="T25">ﮡ</text:span><text:span text:style-name="T3"> </text:span><text:span text:style-name="T25">ﮢ</text:span><text:span text:style-name="T3"> </text:span><text:span text:style-name="T25">ﮣ</text:span><text:span text:style-name="T3"> </text:span><text:span text:style-name="T25">ﮤﮥ</text:span><text:span text:style-name="T3"> </text:span><text:span text:style-name="T25">ﮦ</text:span><text:span text:style-name="T3"> </text:span><text:span text:style-name="T25">ﮧﮨ</text:span><text:span text:style-name="T3"> </text:span><text:span text:style-name="T25">ﮩ</text:span><text:span text:style-name="T3"> </text:span><text:span text:style-name="T25">ﮪ</text:span><text:span text:style-name="T3"> </text:span><text:span text:style-name="T25">ﮫ</text:span><text:span text:style-name="T3"> </text:span><text:span text:style-name="T25">ﮬ</text:span><text:span text:style-name="T3"> </text:span><text:span text:style-name="T25">ﮭ</text:span><text:span text:style-name="T3"> </text:span><text:span text:style-name="T25">ﮮ</text:span><text:span text:style-name="T3"> </text:span><text:span text:style-name="T25">ﮯ</text:span><text:span text:style-name="T3"> </text:span><text:span text:style-name="T25">ﮰ</text:span><text:span text:style-name="T3"> </text:span><text:span text:style-name="T25">ﮱ</text:span><text:span text:style-name="T3"> </text:span><text:span text:style-name="T25">ﯓ</text:span><text:span text:style-name="T3"> </text:span><text:span text:style-name="T25">ﯔ</text:span><text:span text:style-name="T3"> </text:span><text:span text:style-name="T25">ﯕ</text:span><text:span text:style-name="T3"> </text:span><text:span text:style-name="T25">ﯖ</text:span><text:span text:style-name="T3"> </text:span><text:span text:style-name="T25">ﯗ</text:span><text:span text:style-name="T3"> </text:span><text:span text:style-name="T25">ﯘ</text:span><text:span text:style-name="T3"> </text:span><text:span text:style-name="T25">ﯙ</text:span><text:span text:style-name="T3"> </text:span><text:span text:style-name="T25">ﯚﯛ</text:span><text:span text:style-name="T3"> </text:span><text:span text:style-name="T25">ﯜ</text:span><text:span text:style-name="T3"> </text:span><text:span text:style-name="T25">ﯝ</text:span><text:span text:style-name="T3"> </text:span><text:span text:style-name="T25">ﯞ</text:span><text:span text:style-name="T3"> </text:span><text:span text:style-name="T25">ﯟ</text:span><text:span text:style-name="T3"> </text:span><text:span text:style-name="T25">ﯠ</text:span><text:span text:style-name="T3"> </text:span><text:span text:style-name="T25">ﯡ</text:span><text:span text:style-name="T3"> </text:span><text:span text:style-name="T25">ﯢ</text:span><text:span text:style-name="T3"> </text:span><text:span text:style-name="T25">ﯣ</text:span><text:span text:style-name="T3"> </text:span><text:span text:style-name="T25">ﯤ</text:span><text:span text:style-name="T3"> </text:span><text:span text:style-name="T25">ﯥ</text:span><text:span text:style-name="T3"> </text:span><text:span text:style-name="T25">ﯦ</text:span><text:span text:style-name="T3"> </text:span><text:span text:style-name="T25">ﯧ</text:span><text:span text:style-name="T3"> </text:span><text:span text:style-name="T25">ﯨﯩ</text:span><text:span text:style-name="T3"> </text:span><text:span text:style-name="T25">ﯪ</text:span><text:span text:style-name="T3"> </text:span><text:span text:style-name="T25">ﯫ</text:span><text:span text:style-name="T3"> </text:span><text:span text:style-name="T25">ﯬﯭ</text:span><text:span text:style-name="T3"> </text:span><text:span text:style-name="T25">ﯮ</text:span><text:span text:style-name="T3"> </text:span><text:span text:style-name="T25">ﯯ</text:span><text:span text:style-name="T3"> </text:span><text:span text:style-name="T25">ﯰ</text:span><text:span text:style-name="T3"> </text:span><text:span text:style-name="T25">ﯱ</text:span><text:span text:style-name="T3"> </text:span><text:span text:style-name="T25">ﯲ</text:span><text:span text:style-name="T3"> </text:span><text:span text:style-name="T25">ﯳﯴ</text:span><text:span text:style-name="T3"> </text:span><text:span text:style-name="T25">ﯵ</text:span><text:span text:style-name="T3"> </text:span><text:span text:style-name="T25">ﯶ</text:span><text:span text:style-name="T3"> </text:span><text:span text:style-name="T25">ﯷ</text:span><text:span text:style-name="T3"> </text:span><text:span text:style-name="T25">ﯸ</text:span><text:span text:style-name="T3"> </text:span><text:span text:style-name="T25">ﯹﯺ</text:span><text:span text:style-name="T3"> </text:span><text:span text:style-name="T25">ﯻ</text:span><text:span text:style-name="T3"> </text:span><text:span text:style-name="T25">ﯼ</text:span><text:span text:style-name="T3"> </text:span><text:span text:style-name="T25">ﯽ</text:span><text:span text:style-name="T3"> </text:span><text:span text:style-name="T25">ﯾ</text:span><text:span text:style-name="T3"> </text:span><text:span text:style-name="T25">ﯿﰀ</text:span><text:span text:style-name="T3"> </text:span><text:span text:style-name="T25">ﰁ</text:span><text:span text:style-name="T3"> </text:span><text:span text:style-name="T25">ﰂ</text:span><text:span text:style-name="T3"> </text:span><text:span text:style-name="T25">ﰃ</text:span><text:span text:style-name="T3"> </text:span><text:span text:style-name="T25">ﰄ</text:span></text:p>
      <text:p text:style-name="P31"><text:span text:style-name="T26">ﭑ</text:span><text:span text:style-name="T3"> </text:span><text:span text:style-name="T26">ﭒ</text:span><text:span text:style-name="T3"> </text:span><text:span text:style-name="T26">ﭓ</text:span><text:span text:style-name="T3"> </text:span><text:span text:style-name="T26">ﭔ</text:span><text:span text:style-name="T3"> </text:span><text:span text:style-name="T26">ﭕ</text:span><text:span text:style-name="T3"> </text:span><text:span text:style-name="T26">ﭖ</text:span><text:span text:style-name="T3"> </text:span><text:span text:style-name="T26">ﭗ</text:span><text:span text:style-name="T3"> </text:span><text:span text:style-name="T26">ﭘ</text:span><text:span text:style-name="T3"> </text:span><text:span text:style-name="T26">ﭙ</text:span><text:span text:style-name="T3"> </text:span><text:span text:style-name="T26">ﭚ</text:span><text:span text:style-name="T3"> </text:span><text:span text:style-name="T26">ﭛﭜ</text:span><text:span text:style-name="T3"> </text:span><text:span text:style-name="T26">ﭝ</text:span><text:span text:style-name="T3"> </text:span><text:span text:style-name="T26">ﭞ</text:span><text:span text:style-name="T3"> </text:span><text:span text:style-name="T26">ﭟ</text:span><text:span text:style-name="T3"> </text:span><text:span text:style-name="T26">ﭠ</text:span><text:span text:style-name="T3"> </text:span><text:span text:style-name="T26">ﭡﭢ</text:span><text:span text:style-name="T3"> </text:span><text:span text:style-name="T26">ﭣ</text:span><text:span text:style-name="T3"> </text:span><text:span text:style-name="T26">ﭤ</text:span><text:span text:style-name="T3"> </text:span><text:span text:style-name="T26">ﭥ</text:span><text:span text:style-name="T3"> </text:span><text:span text:style-name="T26">ﭦ</text:span><text:span text:style-name="T3"> </text:span><text:span text:style-name="T26">ﭧ</text:span><text:span text:style-name="T3"> </text:span><text:span text:style-name="T26">ﭨ</text:span><text:span text:style-name="T3"> </text:span><text:span text:style-name="T26">ﭩ</text:span><text:span text:style-name="T3"> </text:span><text:span text:style-name="T26">ﭪ</text:span><text:span text:style-name="T3"> </text:span><text:span text:style-name="T26">ﭫ</text:span><text:span text:style-name="T3"> </text:span><text:span text:style-name="T26">ﭬ</text:span><text:span text:style-name="T3"> </text:span><text:span text:style-name="T26">ﭭ</text:span><text:span text:style-name="T3"> </text:span><text:span text:style-name="T26">ﭮ</text:span><text:span text:style-name="T3"> </text:span><text:span text:style-name="T26">ﭯ</text:span><text:span text:style-name="T3"> </text:span><text:span text:style-name="T26">ﭰ</text:span><text:span text:style-name="T3"> </text:span><text:span text:style-name="T26">ﭱ</text:span><text:span text:style-name="T3"> </text:span><text:span text:style-name="T26">ﭲ</text:span><text:span text:style-name="T3"> </text:span><text:span text:style-name="T26">ﭳ</text:span><text:span text:style-name="T3"> </text:span><text:span text:style-name="T26">ﭴ</text:span><text:span text:style-name="T3"> </text:span><text:span text:style-name="T26">ﭵ</text:span><text:span text:style-name="T3"> </text:span><text:span text:style-name="T26">ﭶﭷ</text:span><text:span text:style-name="T3"> </text:span><text:span text:style-name="T26">ﭸ</text:span><text:span text:style-name="T3"> </text:span><text:span text:style-name="T26">ﭹ</text:span><text:span text:style-name="T3"> </text:span><text:span text:style-name="T26">ﭺ</text:span><text:span text:style-name="T3"> </text:span><text:span text:style-name="T26">ﭻﭼ</text:span><text:span text:style-name="T3"> </text:span><text:span text:style-name="T26">ﭽ</text:span><text:span text:style-name="T3"> </text:span><text:span text:style-name="T26">ﭾ</text:span><text:span text:style-name="T3"> </text:span><text:span text:style-name="T26">ﭿ</text:span><text:span text:style-name="T3"> </text:span><text:span text:style-name="T26">ﮀ</text:span><text:span text:style-name="T3"> </text:span><text:span text:style-name="T26">ﮁ</text:span><text:span text:style-name="T3"> </text:span><text:span text:style-name="T26">ﮂ</text:span><text:span text:style-name="T3"> </text:span><text:span text:style-name="T26">ﮃ</text:span><text:span text:style-name="T3"> </text:span><text:span text:style-name="T26">ﮄ</text:span><text:span text:style-name="T3"> </text:span><text:span text:style-name="T26">ﮅ</text:span><text:span text:style-name="T3"> </text:span><text:span text:style-name="T26">ﮆ</text:span><text:span text:style-name="T3"> </text:span><text:span text:style-name="T26">ﮇ</text:span><text:span text:style-name="T3"> </text:span><text:span text:style-name="T26">ﮈ</text:span><text:span text:style-name="T3"> </text:span><text:span text:style-name="T26">ﮉ</text:span><text:span text:style-name="T3"> </text:span><text:span text:style-name="T26">ﮊ</text:span><text:span text:style-name="T3"> </text:span><text:span text:style-name="T26">ﮋ</text:span><text:span text:style-name="T3"> </text:span><text:span text:style-name="T26">ﮌ</text:span><text:span text:style-name="T3"> </text:span><text:span text:style-name="T26">ﮍ</text:span><text:span text:style-name="T3"> </text:span><text:span text:style-name="T26">ﮎ</text:span><text:span text:style-name="T3"> </text:span><text:span text:style-name="T26">ﮏ</text:span><text:span text:style-name="T3"> </text:span><text:span text:style-name="T26">ﮐ</text:span><text:span text:style-name="T3"> </text:span><text:span text:style-name="T26">ﮑ</text:span><text:span text:style-name="T3"> </text:span><text:span text:style-name="T26">ﮒ</text:span><text:span text:style-name="T3"> </text:span><text:span text:style-name="T26">ﮓ</text:span><text:span text:style-name="T3"> </text:span><text:span text:style-name="T26">ﮔ</text:span><text:span text:style-name="T3"> </text:span><text:span text:style-name="T26">ﮕ</text:span><text:span text:style-name="T3"> </text:span><text:span text:style-name="T26">ﮖ</text:span><text:span text:style-name="T3"> </text:span><text:span text:style-name="T26">ﮗ</text:span><text:span text:style-name="T3"> </text:span><text:span text:style-name="T26">ﮘ</text:span><text:span text:style-name="T3"> </text:span><text:span text:style-name="T26">ﮙ</text:span><text:span text:style-name="T3"> </text:span><text:span text:style-name="T26">ﮚ</text:span><text:span text:style-name="T3"> </text:span><text:span text:style-name="T26">ﮛ</text:span><text:span text:style-name="T3"> </text:span><text:span text:style-name="T26">ﮜ</text:span><text:span text:style-name="T3"> </text:span><text:span text:style-name="T26">ﮝ</text:span><text:span text:style-name="T3"> </text:span><text:span text:style-name="T26">ﮞ</text:span><text:span text:style-name="T3"> </text:span><text:span text:style-name="T26">ﮟ</text:span></text:p>
      <text:p text:style-name="P15"><text:span text:style-name="T26">ﮠ</text:span><text:span text:style-name="T3"> </text:span><text:span text:style-name="T26">ﮡ</text:span><text:span text:style-name="T3"> </text:span><text:span text:style-name="T26">ﮢ</text:span><text:span text:style-name="T3"> </text:span><text:span text:style-name="T26">ﮣ</text:span><text:span text:style-name="T3"> </text:span><text:span text:style-name="T26">ﮤ</text:span><text:span text:style-name="T3"> </text:span><text:span text:style-name="T26">ﮥ</text:span><text:span text:style-name="T3"> </text:span><text:span text:style-name="T26">ﮦ</text:span><text:span text:style-name="T3"> </text:span><text:span text:style-name="T26">ﮧ</text:span><text:span text:style-name="T3"> </text:span><text:span text:style-name="T26">ﮨ</text:span><text:span text:style-name="T3"> </text:span><text:span text:style-name="T26">ﮩ</text:span><text:span text:style-name="T3"> </text:span><text:span text:style-name="T26">ﮪ</text:span><text:span text:style-name="T3"> </text:span><text:span text:style-name="T26">ﮫ</text:span><text:span text:style-name="T3"> </text:span><text:span text:style-name="T26">ﮬ</text:span><text:span text:style-name="T3"> </text:span><text:span text:style-name="T26">ﮭ</text:span><text:span text:style-name="T3"> </text:span><text:span text:style-name="T26">ﮮ</text:span><text:span text:style-name="T3"> </text:span><text:span text:style-name="T26">ﮯ</text:span><text:span text:style-name="T3"> </text:span><text:span text:style-name="T26">ﮰ</text:span><text:span text:style-name="T3"> </text:span><text:span text:style-name="T26">ﮱﯓ</text:span><text:span text:style-name="T3"> </text:span><text:span text:style-name="T26">ﯔ</text:span><text:span text:style-name="T3"> </text:span><text:span text:style-name="T26">ﯕ</text:span><text:span text:style-name="T3"> </text:span><text:span text:style-name="T26">ﯖ</text:span><text:span text:style-name="T3"> </text:span><text:span text:style-name="T26">ﯗ</text:span><text:span text:style-name="T3"> </text:span><text:span text:style-name="T26">ﯘ</text:span><text:span text:style-name="T3"> </text:span><text:span text:style-name="T26">ﯙ</text:span><text:span text:style-name="T3"> </text:span><text:span text:style-name="T26">ﯚ</text:span><text:span text:style-name="T3"> </text:span><text:span text:style-name="T26">ﯛﯜ</text:span><text:span text:style-name="T3"> </text:span><text:span text:style-name="T26">ﯝ</text:span><text:span text:style-name="T3"> </text:span><text:span text:style-name="T26">ﯞ</text:span><text:span text:style-name="T3"> </text:span><text:span text:style-name="T26">ﯟ</text:span><text:span text:style-name="T3"> </text:span><text:span text:style-name="T26">ﯠ</text:span><text:span text:style-name="T3"> </text:span><text:span text:style-name="T26">ﯡ</text:span><text:span text:style-name="T3"> </text:span><text:span text:style-name="T26">ﯢ</text:span><text:span text:style-name="T3"> </text:span><text:span text:style-name="T26">ﯣ</text:span><text:span text:style-name="T3"> </text:span><text:span text:style-name="T26">ﯤ</text:span><text:span text:style-name="T3"> </text:span><text:span text:style-name="T26">ﯥ</text:span><text:span text:style-name="T3"> </text:span><text:span text:style-name="T26">ﯦ</text:span><text:span text:style-name="T3"> </text:span><text:span text:style-name="T26">ﯧ</text:span><text:span text:style-name="T3"> </text:span><text:span text:style-name="T26">ﯨﯩ</text:span><text:span text:style-name="T3"> </text:span><text:span text:style-name="T26">ﯪ</text:span><text:span text:style-name="T3"> </text:span><text:span text:style-name="T26">ﯫ</text:span><text:span text:style-name="T3"> </text:span><text:span text:style-name="T26">ﯬ</text:span><text:span text:style-name="T3"> </text:span><text:span text:style-name="T26">ﯭ</text:span><text:span text:style-name="T3"> </text:span><text:span text:style-name="T26">ﯮ</text:span><text:span text:style-name="T3"> </text:span><text:span text:style-name="T26">ﯯ</text:span><text:span text:style-name="T3"> </text:span><text:span text:style-name="T26">ﯰ</text:span><text:span text:style-name="T3"> </text:span><text:span text:style-name="T26">ﯱ</text:span></text:p>
      <text:p text:style-name="P39"><text:span text:style-name="T27">ﭑ</text:span><text:span text:style-name="T3"> </text:span><text:span text:style-name="T27">ﭒ</text:span><text:span text:style-name="T3"> </text:span><text:span text:style-name="T27">ﭓ</text:span><text:span text:style-name="T3"> </text:span><text:span text:style-name="T27">ﭔ</text:span><text:span text:style-name="T3"> </text:span><text:span text:style-name="T27">ﭕ</text:span><text:span text:style-name="T3"> </text:span><text:span text:style-name="T27">ﭖ</text:span><text:span text:style-name="T3"> </text:span><text:span text:style-name="T27">ﭗ</text:span><text:span text:style-name="T3"> </text:span><text:span text:style-name="T27">ﭘ</text:span><text:span text:style-name="T3"> </text:span><text:span text:style-name="T27">ﭙ</text:span><text:span text:style-name="T3"> </text:span><text:span text:style-name="T27">ﭚ</text:span><text:span text:style-name="T3"> </text:span><text:span text:style-name="T27">ﭛ</text:span><text:span text:style-name="T3"> </text:span><text:span text:style-name="T27">ﭜ</text:span><text:span text:style-name="T3"> </text:span><text:span text:style-name="T27">ﭝ</text:span><text:span text:style-name="T3"> </text:span><text:span text:style-name="T27">ﭞ</text:span><text:span text:style-name="T3"> </text:span><text:span text:style-name="T27">ﭟ</text:span><text:span text:style-name="T3"> </text:span><text:span text:style-name="T27">ﭠﭡ</text:span><text:span text:style-name="T3"> </text:span><text:span text:style-name="T27">ﭢ</text:span><text:span text:style-name="T3"> </text:span><text:span text:style-name="T27">ﭣ</text:span><text:span text:style-name="T3"> </text:span><text:span text:style-name="T27">ﭤ</text:span><text:span text:style-name="T3"> </text:span><text:span text:style-name="T27">ﭥ</text:span><text:span text:style-name="T3"> </text:span><text:span text:style-name="T27">ﭦ</text:span><text:span text:style-name="T3"> </text:span><text:span text:style-name="T27">ﭧ</text:span><text:span text:style-name="T3"> </text:span><text:span text:style-name="T27">ﭨ</text:span><text:span text:style-name="T3"> </text:span><text:span text:style-name="T27">ﭩﭪ</text:span><text:span text:style-name="T3"> </text:span><text:span text:style-name="T27">ﭫ</text:span><text:span text:style-name="T3"> </text:span><text:span text:style-name="T27">ﭬ</text:span><text:span text:style-name="T3"> </text:span><text:span text:style-name="T27">ﭭ</text:span><text:span text:style-name="T3"> </text:span><text:span text:style-name="T27">ﭮ</text:span><text:span text:style-name="T3"> </text:span><text:span text:style-name="T27">ﭯ</text:span><text:span text:style-name="T3"> </text:span><text:span text:style-name="T27">ﭰ</text:span><text:span text:style-name="T3"> </text:span><text:span text:style-name="T27">ﭱ</text:span><text:span text:style-name="T3"> </text:span><text:span text:style-name="T27">ﭲ</text:span><text:span text:style-name="T3"> </text:span><text:span text:style-name="T27">ﭳ</text:span><text:span text:style-name="T3"> </text:span><text:span text:style-name="T27">ﭴ</text:span><text:span text:style-name="T3"> </text:span><text:span text:style-name="T27">ﭵﭶ</text:span><text:span text:style-name="T3"> </text:span><text:span text:style-name="T27">ﭷ</text:span><text:span text:style-name="T3"> </text:span><text:span text:style-name="T27">ﭸ</text:span><text:span text:style-name="T3"> </text:span><text:span text:style-name="T27">ﭹ</text:span><text:span text:style-name="T3"> </text:span><text:span text:style-name="T27">ﭺ</text:span><text:span text:style-name="T3"> </text:span><text:span text:style-name="T27">ﭻ</text:span><text:span text:style-name="T3"> </text:span><text:span text:style-name="T27">ﭼ</text:span><text:span text:style-name="T3"> </text:span><text:span text:style-name="T27">ﭽ</text:span><text:span text:style-name="T3"> </text:span><text:span text:style-name="T27">ﭾ</text:span><text:span text:style-name="T3"> </text:span><text:span text:style-name="T27">ﭿ</text:span><text:span text:style-name="T3"> </text:span><text:span text:style-name="T27">ﮀ</text:span><text:span text:style-name="T3"> </text:span><text:span text:style-name="T27">ﮁ</text:span><text:span text:style-name="T3"> </text:span><text:span text:style-name="T27">ﮂ</text:span><text:span text:style-name="T3"> </text:span><text:span text:style-name="T27">ﮃﮄ</text:span><text:span text:style-name="T3"> </text:span><text:span text:style-name="T27">ﮅ</text:span><text:span text:style-name="T3"> </text:span><text:span text:style-name="T27">ﮆ</text:span><text:span text:style-name="T3"> </text:span><text:span text:style-name="T27">ﮇ</text:span><text:span text:style-name="T3"> </text:span><text:span text:style-name="T27">ﮈ</text:span><text:span text:style-name="T3"> </text:span><text:span text:style-name="T27">ﮉ</text:span><text:span text:style-name="T3"> </text:span><text:span text:style-name="T27">ﮊ</text:span><text:span text:style-name="T3"> </text:span><text:span text:style-name="T27">ﮋﮌ</text:span><text:span text:style-name="T3"> </text:span><text:span text:style-name="T27">ﮍ</text:span><text:span text:style-name="T3"> </text:span><text:span text:style-name="T27">ﮎ</text:span><text:span text:style-name="T3"> </text:span><text:span text:style-name="T27">ﮏ</text:span><text:span text:style-name="T3"> </text:span><text:span text:style-name="T27">ﮐ</text:span><text:span text:style-name="T3"> </text:span><text:span text:style-name="T27">ﮑ</text:span><text:span text:style-name="T3"> </text:span><text:span text:style-name="T27">ﮒ</text:span><text:span text:style-name="T3"> </text:span><text:span text:style-name="T27">ﮓ</text:span><text:span text:style-name="T3"> </text:span><text:span text:style-name="T27">ﮔ</text:span><text:span text:style-name="T3"> </text:span><text:span text:style-name="T27">ﮕ</text:span><text:span text:style-name="T3"> </text:span><text:span text:style-name="T27">ﮖ</text:span><text:span text:style-name="T3"> </text:span><text:span text:style-name="T27">ﮗ</text:span><text:span text:style-name="T3"> </text:span><text:span text:style-name="T27">ﮘ</text:span><text:span text:style-name="T3"> </text:span><text:span text:style-name="T27">ﮙ</text:span><text:span text:style-name="T3"> </text:span><text:span text:style-name="T27">ﮚ</text:span><text:span text:style-name="T3"> </text:span><text:span text:style-name="T27">ﮛ</text:span><text:span text:style-name="T3"> </text:span><text:span text:style-name="T27">ﮜ</text:span><text:span text:style-name="T3"> </text:span><text:span text:style-name="T27">ﮝ</text:span><text:span text:style-name="T3"> </text:span><text:span text:style-name="T27">ﮞ</text:span><text:span text:style-name="T3"> </text:span><text:span text:style-name="T27">ﮟ</text:span><text:span text:style-name="T3"> </text:span><text:span text:style-name="T27">ﮠﮡ</text:span><text:span text:style-name="T3"> </text:span><text:span text:style-name="T27">ﮢ</text:span><text:span text:style-name="T3"> </text:span><text:span text:style-name="T27">ﮣ</text:span><text:span text:style-name="T3"> </text:span><text:span text:style-name="T27">ﮤ</text:span><text:span text:style-name="T3"> </text:span><text:span text:style-name="T27">ﮥ</text:span><text:span text:style-name="T3"> </text:span><text:span text:style-name="T27">ﮦ</text:span><text:span text:style-name="T3"> </text:span><text:span text:style-name="T27">ﮧ</text:span><text:span text:style-name="T3"> </text:span><text:span text:style-name="T27">ﮨ</text:span><text:span text:style-name="T3"> </text:span><text:span text:style-name="T27">ﮩ</text:span><text:span text:style-name="T3"> </text:span><text:span text:style-name="T27">ﮪ</text:span><text:span text:style-name="T3"> </text:span><text:span text:style-name="T27">ﮫ</text:span><text:span text:style-name="T3"> </text:span><text:span text:style-name="T27">ﮬﮭ</text:span><text:span text:style-name="T3"> </text:span><text:span text:style-name="T27">ﮮ</text:span><text:span text:style-name="T3"> </text:span><text:span text:style-name="T27">ﮯ</text:span><text:span text:style-name="T3"> </text:span><text:span text:style-name="T27">ﮰ</text:span><text:span text:style-name="T3"> </text:span><text:span text:style-name="T27">ﮱ</text:span><text:span text:style-name="T3"> </text:span><text:span text:style-name="T27">ﯓ</text:span></text:p>
      <text:p text:style-name="P35"><text:span text:style-name="T30">ﮌﮥ</text:span></text:p>
      <text:p text:style-name="P35"><text:span text:style-name="T30">ﭤﭥﭦ</text:span></text:p>
      <text:p text:style-name="P36">ﯔ<text:span text:style-name="T3"> <text:s/></text:span>ﯕ<text:span text:style-name="T3"> <text:s/></text:span>ﯖ<text:span text:style-name="T3"> <text:s/></text:span>ﯗ<text:span text:style-name="T3"> <text:s/></text:span>ﯘ<text:span text:style-name="T3"> <text:s/></text:span>ﯙ<text:span text:style-name="T3"> <text:s/></text:span>ﯚ<text:span text:style-name="T3"> <text:s/></text:span>ﯛ<text:span text:style-name="T3"> <text:s/></text:span>ﯜ<text:span text:style-name="T3"> <text:s text:c="2"/></text:span>ﯝ<text:span text:style-name="T3"> <text:s/></text:span>ﯞ<text:span text:style-name="T3"> <text:s/></text:span>ﯟ<text:span text:style-name="T3"> <text:s/></text:span>ﯠ<text:span text:style-name="T3"> <text:s/></text:span>ﯡ<text:span text:style-name="T3"> <text:s/></text:span>ﯢ<text:span text:style-name="T3"> <text:s/></text:span>ﯣ<text:span text:style-name="T3"> <text:s/></text:span>ﯤ<text:span text:style-name="T3"> <text:s/></text:span>ﯥ<text:span text:style-name="T3"> <text:s/></text:span>ﯦ<text:span text:style-name="T3"> <text:s text:c="2"/></text:span>ﯧ<text:span text:style-name="T3"> <text:s/></text:span>ﯨ<text:span text:style-name="T3"> <text:s/></text:span>ﯩ<text:span text:style-name="T3"> <text:s/></text:span>ﯪ<text:span text:style-name="T3"> <text:s/></text:span>ﯫ<text:span text:style-name="T3"> <text:s text:c="3"/></text:span>ﯬ<text:span text:style-name="T3"> <text:s/></text:span>ﯭ<text:span text:style-name="T3"> <text:s/></text:span>ﯮ<text:span text:style-name="T3"> <text:s/></text:span>ﯯ<text:span text:style-name="T3"> </text:span>ﯰﯱ</text:p>
      <text:p text:style-name="P32"><text:span text:style-name="T28">ﭑ</text:span><text:span text:style-name="T3"> </text:span><text:span text:style-name="T28">ﭒ</text:span><text:span text:style-name="T3"> </text:span><text:span text:style-name="T28">ﭓ</text:span><text:span text:style-name="T3"> </text:span><text:span text:style-name="T28">ﭔ</text:span><text:span text:style-name="T3"> </text:span><text:span text:style-name="T28">ﭕ</text:span><text:span text:style-name="T3"> </text:span><text:span text:style-name="T28">ﭖ</text:span><text:span text:style-name="T3"> </text:span><text:span text:style-name="T28">ﭗ</text:span><text:span text:style-name="T3"> </text:span><text:span text:style-name="T28">ﭘ</text:span><text:span text:style-name="T3"> </text:span><text:span text:style-name="T28">ﭙ</text:span><text:span text:style-name="T3"> </text:span><text:span text:style-name="T28">ﭚ</text:span><text:span text:style-name="T3"> </text:span><text:span text:style-name="T28">ﭛ</text:span><text:span text:style-name="T3"> </text:span><text:span text:style-name="T28">ﭜ</text:span><text:span text:style-name="T3"> </text:span><text:span text:style-name="T28">ﭝ</text:span><text:span text:style-name="T3"> </text:span><text:span text:style-name="T28">ﭞ</text:span><text:span text:style-name="T3"> </text:span><text:span text:style-name="T28">ﭟ</text:span><text:span text:style-name="T3"> </text:span><text:span text:style-name="T28">ﭠ</text:span><text:span text:style-name="T3"> </text:span><text:span text:style-name="T28">ﭡ</text:span><text:span text:style-name="T3"> </text:span><text:span text:style-name="T28">ﭢ</text:span><text:span text:style-name="T3"> </text:span><text:span text:style-name="T28">ﭣ</text:span><text:span text:style-name="T3"> </text:span><text:span text:style-name="T28">ﭤ</text:span><text:span text:style-name="T3"> </text:span><text:span text:style-name="T28">ﭥ</text:span><text:span text:style-name="T3"> </text:span><text:span text:style-name="T28">ﭦ</text:span><text:span text:style-name="T3"> </text:span><text:span text:style-name="T28">ﭧ</text:span><text:span text:style-name="T3"> </text:span><text:span text:style-name="T28">ﭨ</text:span><text:span text:style-name="T3"> </text:span><text:span text:style-name="T28">ﭩ</text:span><text:span text:style-name="T3"> </text:span><text:span text:style-name="T28">ﭪ</text:span><text:span text:style-name="T3"> </text:span><text:span text:style-name="T28">ﭫ</text:span><text:span text:style-name="T3"> </text:span><text:span text:style-name="T28">ﭬ</text:span><text:span text:style-name="T3"> </text:span><text:span text:style-name="T28">ﭭ</text:span><text:span text:style-name="T3"> </text:span><text:span text:style-name="T28">ﭮ</text:span><text:span text:style-name="T3"> </text:span><text:span text:style-name="T28">ﭯ</text:span><text:span text:style-name="T3"> </text:span><text:span text:style-name="T28">ﭰ</text:span><text:span text:style-name="T3"> </text:span><text:span text:style-name="T28">ﭱ</text:span><text:span text:style-name="T3"> </text:span><text:span text:style-name="T28">ﭲ</text:span><text:span text:style-name="T3"> </text:span><text:span text:style-name="T28">ﭳﭴ</text:span><text:span text:style-name="T3"> </text:span><text:span text:style-name="T28">ﭵ</text:span><text:span text:style-name="T3"> </text:span><text:span text:style-name="T28">ﭶ</text:span><text:span text:style-name="T3"> </text:span><text:span text:style-name="T28">ﭷ</text:span><text:span text:style-name="T3"> </text:span><text:span text:style-name="T28">ﭸ</text:span><text:span text:style-name="T3"> </text:span><text:span text:style-name="T28">ﭹ</text:span><text:span text:style-name="T3"> </text:span><text:span text:style-name="T28">ﭺ</text:span><text:span text:style-name="T3"> </text:span><text:span text:style-name="T28">ﭻ</text:span><text:span text:style-name="T3"> </text:span><text:span text:style-name="T28">ﭼ</text:span><text:span text:style-name="T3"> </text:span><text:span text:style-name="T28">ﭽ</text:span><text:span text:style-name="T3"> </text:span><text:span text:style-name="T28">ﭾ</text:span><text:span text:style-name="T3"> </text:span><text:span text:style-name="T28">ﭿ</text:span><text:span text:style-name="T3"> </text:span><text:span text:style-name="T28">ﮀ</text:span><text:span text:style-name="T3"> </text:span><text:span text:style-name="T28">ﮁ</text:span><text:span text:style-name="T3"> </text:span><text:span text:style-name="T28">ﮂ</text:span><text:span text:style-name="T3"> </text:span><text:span text:style-name="T28">ﮃ</text:span><text:span text:style-name="T3"> </text:span><text:span text:style-name="T28">ﮄ</text:span><text:span text:style-name="T3"> </text:span><text:span text:style-name="T28">ﮅ</text:span><text:span text:style-name="T3"> </text:span><text:span text:style-name="T28">ﮆ</text:span><text:span text:style-name="T3"> </text:span><text:span text:style-name="T28">ﮇ</text:span><text:span text:style-name="T3"> </text:span><text:span text:style-name="T28">ﮈ</text:span></text:p>
      <text:p text:style-name="P16"><text:span text:style-name="T28">ﮉ</text:span><text:span text:style-name="T3"> </text:span><text:span text:style-name="T28">ﮊ</text:span><text:span text:style-name="T3"> </text:span><text:span text:style-name="T28">ﮋﮌ</text:span><text:span text:style-name="T3"> </text:span><text:span text:style-name="T28">ﮍ</text:span><text:span text:style-name="T3"> </text:span><text:span text:style-name="T28">ﮎ</text:span><text:span text:style-name="T3"> </text:span><text:span text:style-name="T28">ﮏ</text:span><text:span text:style-name="T3"> </text:span><text:span text:style-name="T28">ﮐ</text:span><text:span text:style-name="T3"> </text:span><text:span text:style-name="T28">ﮑ</text:span><text:span text:style-name="T3"> </text:span><text:span text:style-name="T28">ﮒ</text:span><text:span text:style-name="T3"> </text:span><text:span text:style-name="T28">ﮓ</text:span><text:span text:style-name="T3"> </text:span><text:span text:style-name="T28">ﮔ</text:span><text:span text:style-name="T3"> </text:span><text:span text:style-name="T28">ﮕ</text:span><text:span text:style-name="T3"> </text:span><text:span text:style-name="T28">ﮖ</text:span><text:span text:style-name="T3"> </text:span><text:span text:style-name="T28">ﮗ</text:span><text:span text:style-name="T3"> </text:span><text:span text:style-name="T28">ﮘ</text:span><text:span text:style-name="T3"> </text:span><text:span text:style-name="T28">ﮙ</text:span><text:span text:style-name="T3"> </text:span><text:span text:style-name="T28">ﮚﮛ</text:span><text:span text:style-name="T3"> </text:span><text:span text:style-name="T28">ﮜ</text:span><text:span text:style-name="T3"> </text:span><text:span text:style-name="T28">ﮝ</text:span><text:span text:style-name="T3"> </text:span><text:span text:style-name="T28">ﮞ</text:span><text:span text:style-name="T3"> </text:span><text:span text:style-name="T28">ﮟ</text:span><text:span text:style-name="T3"> </text:span><text:span text:style-name="T28">ﮠ</text:span><text:span text:style-name="T3"> </text:span><text:span text:style-name="T28">ﮡ</text:span><text:span text:style-name="T3"> </text:span><text:span text:style-name="T28">ﮢ</text:span><text:span text:style-name="T3"> </text:span><text:span text:style-name="T28">ﮣ</text:span></text:p>
      <text:p text:style-name="P16"><text:span text:style-name="T28">ﮤ</text:span><text:span text:style-name="T3"> </text:span><text:span text:style-name="T28">ﮥ</text:span><text:span text:style-name="T3"> </text:span><text:span text:style-name="T28">ﮦ</text:span><text:span text:style-name="T3"> </text:span><text:span text:style-name="T28">ﮧ</text:span><text:span text:style-name="T3"> </text:span><text:span text:style-name="T28">ﮨ</text:span><text:span text:style-name="T3"> </text:span><text:span text:style-name="T28">ﮩ</text:span><text:span text:style-name="T3"> </text:span><text:span text:style-name="T28">ﮪ</text:span><text:span text:style-name="T3"> </text:span><text:span text:style-name="T28">ﮫ</text:span><text:span text:style-name="T3"> </text:span><text:span text:style-name="T28">ﮬ</text:span><text:span text:style-name="T3"> </text:span><text:span text:style-name="T28">ﮭﮮ</text:span><text:span text:style-name="T3"> </text:span><text:span text:style-name="T28">ﮯ</text:span><text:span text:style-name="T3"> </text:span><text:span text:style-name="T28">ﮰ</text:span><text:span text:style-name="T3"> </text:span><text:span text:style-name="T28">ﮱ</text:span><text:span text:style-name="T3"> </text:span><text:span text:style-name="T28">ﯓ</text:span><text:span text:style-name="T3"> </text:span><text:span text:style-name="T28">ﯔ</text:span><text:span text:style-name="T3"> </text:span><text:span text:style-name="T28">ﯕ</text:span><text:span text:style-name="T3"> </text:span><text:span text:style-name="T28">ﯖ</text:span><text:span text:style-name="T3"> </text:span><text:span text:style-name="T28">ﯗ</text:span><text:span text:style-name="T3"> </text:span><text:span text:style-name="T28">ﯘ</text:span><text:span text:style-name="T3"> </text:span><text:span text:style-name="T28">ﯙ</text:span><text:span text:style-name="T3"> </text:span><text:span text:style-name="T28">ﯚ</text:span><text:span text:style-name="T3"> </text:span><text:span text:style-name="T28">ﯛ</text:span><text:span text:style-name="T3"> </text:span><text:span text:style-name="T28">ﯜ</text:span><text:span text:style-name="T3"> </text:span><text:span text:style-name="T28">ﯝ</text:span><text:span text:style-name="T3"> </text:span><text:span text:style-name="T28">ﯞ</text:span><text:span text:style-name="T3"> </text:span><text:span text:style-name="T28">ﯟ</text:span><text:span text:style-name="T3"> </text:span><text:span text:style-name="T28">ﯠ</text:span><text:span text:style-name="T3"> </text:span><text:span text:style-name="T28">ﯡ</text:span><text:span text:style-name="T3"> </text:span><text:span text:style-name="T28">ﯢ</text:span><text:span text:style-name="T3"> </text:span><text:span text:style-name="T28">ﯣ</text:span><text:span text:style-name="T3"> </text:span><text:span text:style-name="T28">ﯤ</text:span><text:span text:style-name="T3"> </text:span><text:span text:style-name="T28">ﯥ</text:span><text:span text:style-name="T3"> </text:span><text:span text:style-name="T28">ﯦ</text:span><text:span text:style-name="T3"> </text:span><text:span text:style-name="T28">ﯧ</text:span><text:span text:style-name="T3"> </text:span><text:span text:style-name="T28">ﯨ</text:span><text:span text:style-name="T3"> </text:span><text:span text:style-name="T28">ﯩ</text:span><text:span text:style-name="T3"> </text:span><text:span text:style-name="T28">ﯪ</text:span><text:span text:style-name="T3"> </text:span><text:span text:style-name="T28">ﯫ</text:span><text:span text:style-name="T3"> </text:span><text:span text:style-name="T28">ﯬ</text:span><text:span text:style-name="T3"> </text:span><text:span text:style-name="T28">ﯭ</text:span><text:span text:style-name="T3"> </text:span><text:span text:style-name="T28">ﯮ</text:span><text:span text:style-name="T3"> </text:span><text:span text:style-name="T28">ﯯ</text:span><text:span text:style-name="T3"> </text:span><text:span text:style-name="T28">ﯰ</text:span><text:span text:style-name="T3"> </text:span><text:span text:style-name="T28">ﯱ</text:span><text:span text:style-name="T3"> </text:span><text:span text:style-name="T28">ﯲ</text:span><text:span text:style-name="T3"> </text:span><text:span text:style-name="T28">ﯳ</text:span><text:span text:style-name="T3"> </text:span><text:span text:style-name="T28">ﯴ</text:span><text:span text:style-name="T3"> </text:span><text:span text:style-name="T28">ﯵ</text:span><text:span text:style-name="T3"> </text:span><text:span text:style-name="T28">ﯶﯷ</text:span><text:span text:style-name="T3"> </text:span><text:span text:style-name="T28">ﯸ</text:span><text:span text:style-name="T3"> </text:span><text:span text:style-name="T28">ﯹ</text:span><text:span text:style-name="T3"> </text:span><text:span text:style-name="T28">ﯺ</text:span><text:span text:style-name="T3"> </text:span><text:span text:style-name="T28">ﯻ</text:span><text:span text:style-name="T3"> </text:span><text:span text:style-name="T28">ﯼ</text:span><text:span text:style-name="T3"> </text:span><text:span text:style-name="T28">ﯽ</text:span></text:p>
      <text:p text:style-name="P33"><text:span text:style-name="T29">ﭑ</text:span><text:span text:style-name="T3"> </text:span><text:span text:style-name="T29">ﭒ</text:span><text:span text:style-name="T3"> </text:span><text:span text:style-name="T29">ﭓ</text:span><text:span text:style-name="T3"> </text:span><text:span text:style-name="T29">ﭔ</text:span><text:span text:style-name="T3"> </text:span><text:span text:style-name="T29">ﭕ</text:span><text:span text:style-name="T3"> </text:span><text:span text:style-name="T29">ﭖ</text:span><text:span text:style-name="T3"> </text:span><text:span text:style-name="T29">ﭗ</text:span><text:span text:style-name="T3"> </text:span><text:span text:style-name="T29">ﭘ</text:span><text:span text:style-name="T3"> </text:span><text:span text:style-name="T29">ﭙﭚ</text:span><text:span text:style-name="T3"> </text:span><text:span text:style-name="T29">ﭛ</text:span><text:span text:style-name="T3"> </text:span><text:span text:style-name="T29">ﭜ</text:span><text:span text:style-name="T3"> </text:span><text:span text:style-name="T29">ﭝ</text:span><text:span text:style-name="T3"> </text:span><text:span text:style-name="T29">ﭞ</text:span><text:span text:style-name="T3"> </text:span><text:span text:style-name="T29">ﭟ</text:span><text:span text:style-name="T3"> </text:span><text:span text:style-name="T29">ﭠ</text:span><text:span text:style-name="T3"> </text:span><text:span text:style-name="T29">ﭡ</text:span><text:span text:style-name="T3"> </text:span><text:span text:style-name="T29">ﭢ</text:span><text:span text:style-name="T3"> </text:span><text:span text:style-name="T29">ﭣ</text:span><text:span text:style-name="T3"> </text:span><text:span text:style-name="T29">ﭤ</text:span><text:span text:style-name="T3"> </text:span><text:span text:style-name="T29">ﭥ</text:span><text:span text:style-name="T3"> </text:span><text:span text:style-name="T29">ﭦ</text:span><text:span text:style-name="T3"> </text:span><text:span text:style-name="T29">ﭧ</text:span><text:span text:style-name="T3"> </text:span><text:span text:style-name="T29">ﭨ</text:span><text:span text:style-name="T3"> </text:span><text:span text:style-name="T29">ﭩ</text:span><text:span text:style-name="T3"> </text:span><text:span text:style-name="T29">ﭪ</text:span><text:span text:style-name="T3"> </text:span><text:span text:style-name="T29">ﭫ</text:span><text:span text:style-name="T3"> </text:span><text:span text:style-name="T29">ﭬ</text:span><text:span text:style-name="T3"> </text:span><text:span text:style-name="T29">ﭭ</text:span><text:span text:style-name="T3"> </text:span><text:span text:style-name="T29">ﭮ</text:span><text:span text:style-name="T3"> </text:span><text:span text:style-name="T29">ﭯ</text:span><text:span text:style-name="T3"> </text:span><text:span text:style-name="T29">ﭰ</text:span><text:span text:style-name="T3"> </text:span><text:span text:style-name="T29">ﭱ</text:span><text:span text:style-name="T3"> </text:span><text:span text:style-name="T29">ﭲ</text:span><text:span text:style-name="T3"> </text:span><text:span text:style-name="T29">ﭳ</text:span><text:span text:style-name="T3"> </text:span><text:span text:style-name="T29">ﭴ</text:span><text:span text:style-name="T3"> </text:span><text:span text:style-name="T29">ﭵ</text:span><text:span text:style-name="T3"> </text:span><text:span text:style-name="T29">ﭶﭷ</text:span><text:span text:style-name="T3"> </text:span><text:span text:style-name="T29">ﭸ</text:span><text:span text:style-name="T3"> </text:span><text:span text:style-name="T29">ﭹ</text:span><text:span text:style-name="T3"> </text:span><text:span text:style-name="T29">ﭺ</text:span><text:span text:style-name="T3"> </text:span><text:span text:style-name="T29">ﭻ</text:span><text:span text:style-name="T3"> </text:span><text:span text:style-name="T29">ﭼ</text:span><text:span text:style-name="T3"> </text:span><text:span text:style-name="T29">ﭽ</text:span><text:span text:style-name="T3"> </text:span><text:span text:style-name="T29">ﭾ</text:span><text:span text:style-name="T3"> </text:span><text:span text:style-name="T29">ﭿ</text:span><text:span text:style-name="T3"> </text:span><text:span text:style-name="T29">ﮀ</text:span><text:span text:style-name="T3"> </text:span><text:span text:style-name="T29">ﮁﮂ</text:span><text:span text:style-name="T3"> </text:span><text:span text:style-name="T29">ﮃ</text:span><text:span text:style-name="T3"> </text:span><text:span text:style-name="T29">ﮄ</text:span><text:span text:style-name="T3"> </text:span><text:span text:style-name="T29">ﮅ</text:span><text:span text:style-name="T3"> </text:span><text:span text:style-name="T29">ﮆ</text:span><text:span text:style-name="T3"> </text:span><text:span text:style-name="T29">ﮇ</text:span><text:span text:style-name="T3"> </text:span><text:span text:style-name="T29">ﮈ</text:span><text:span text:style-name="T3"> </text:span><text:span text:style-name="T29">ﮉ</text:span><text:span text:style-name="T3"> </text:span><text:span text:style-name="T29">ﮊ</text:span><text:span text:style-name="T3"> </text:span><text:span text:style-name="T29">ﮋ</text:span><text:span text:style-name="T3"> </text:span><text:span text:style-name="T29">ﮌ</text:span><text:span text:style-name="T3"> </text:span><text:span text:style-name="T29">ﮍ</text:span><text:span text:style-name="T3"> </text:span><text:span text:style-name="T29">ﮎ</text:span><text:span text:style-name="T3"> </text:span><text:span text:style-name="T29">ﮏ</text:span><text:span text:style-name="T3"> </text:span><text:span text:style-name="T29">ﮐ</text:span><text:span text:style-name="T3"> </text:span><text:span text:style-name="T29">ﮑ</text:span><text:span text:style-name="T3"> </text:span><text:span text:style-name="T29">ﮒ</text:span><text:span text:style-name="T3"> </text:span><text:span text:style-name="T29">ﮓ</text:span><text:span text:style-name="T3"> </text:span><text:span text:style-name="T29">ﮔ</text:span><text:span text:style-name="T3"> </text:span><text:span text:style-name="T29">ﮕ</text:span><text:span text:style-name="T3"> </text:span><text:span text:style-name="T29">ﮖ</text:span><text:span text:style-name="T3"> </text:span><text:span text:style-name="T29">ﮗ</text:span><text:span text:style-name="T3"> </text:span><text:span text:style-name="T29">ﮘ</text:span><text:span text:style-name="T3"> </text:span><text:span text:style-name="T29">ﮙ</text:span><text:span text:style-name="T3"> </text:span><text:span text:style-name="T29">ﮚ</text:span><text:span text:style-name="T3"> </text:span><text:span text:style-name="T29">ﮛ</text:span><text:span text:style-name="T3"> </text:span><text:span text:style-name="T29">ﮜ</text:span><text:span text:style-name="T3"> </text:span><text:span text:style-name="T29">ﮝ</text:span><text:span text:style-name="T3"> </text:span><text:span text:style-name="T29">ﮞ</text:span><text:span text:style-name="T3"> </text:span><text:span text:style-name="T29">ﮟ</text:span><text:span text:style-name="T3"> </text:span><text:span text:style-name="T29">ﮠ</text:span><text:span text:style-name="T3"> </text:span><text:span text:style-name="T29">ﮡ</text:span><text:span text:style-name="T3"> </text:span><text:span text:style-name="T29">ﮢ</text:span><text:span text:style-name="T3"> </text:span><text:span text:style-name="T29">ﮣ</text:span><text:span text:style-name="T3"> </text:span><text:span text:style-name="T29">ﮤ</text:span><text:span text:style-name="T3"> </text:span><text:span text:style-name="T29">ﮥ</text:span><text:span text:style-name="T3"> </text:span><text:span text:style-name="T29">ﮦ</text:span><text:span text:style-name="T3"> </text:span><text:span text:style-name="T29">ﮧ</text:span><text:span text:style-name="T3"> </text:span><text:span text:style-name="T29">ﮨ</text:span><text:span text:style-name="T3"> </text:span><text:span text:style-name="T29">ﮩ</text:span><text:span text:style-name="T3"> </text:span><text:span text:style-name="T29">ﮪ</text:span><text:span text:style-name="T3"> </text:span><text:span text:style-name="T29">ﮫ</text:span><text:span text:style-name="T3"> </text:span><text:span text:style-name="T29">ﮬ</text:span><text:span text:style-name="T3"> </text:span><text:span text:style-name="T29">ﮭ</text:span><text:span text:style-name="T3"> </text:span><text:span text:style-name="T29">ﮮ</text:span><text:span text:style-name="T3"> </text:span><text:span text:style-name="T29">ﮯ</text:span><text:span text:style-name="T3"> </text:span><text:span text:style-name="T29">ﮰ</text:span><text:span text:style-name="T3"> </text:span><text:span text:style-name="T29">ﮱ</text:span><text:span text:style-name="T3"> </text:span><text:span text:style-name="T29">ﯓ</text:span><text:span text:style-name="T3"> </text:span><text:span text:style-name="T29">ﯔ</text:span><text:span text:style-name="T3"> </text:span><text:span text:style-name="T29">ﯕ</text:span><text:span text:style-name="T3"> </text:span><text:span text:style-name="T29">ﯖ</text:span><text:span text:style-name="T3"> </text:span><text:span text:style-name="T29">ﯗ</text:span><text:span text:style-name="T3"> </text:span><text:span text:style-name="T29">ﯘ</text:span><text:span text:style-name="T3"> </text:span><text:span text:style-name="T29">ﯙﯚ</text:span><text:span text:style-name="T3"> </text:span><text:span text:style-name="T29">ﯛ</text:span><text:span text:style-name="T3"> </text:span><text:span text:style-name="T29">ﯜ</text:span><text:span text:style-name="T3"> </text:span><text:span text:style-name="T29">ﯝ</text:span><text:span text:style-name="T3"> </text:span><text:span text:style-name="T29">ﯞ</text:span><text:span text:style-name="T3"> </text:span><text:span text:style-name="T29">ﯟ</text:span><text:span text:style-name="T3"> </text:span><text:span text:style-name="T29">ﯠ</text:span><text:span text:style-name="T3"> </text:span><text:span text:style-name="T29">ﯡ</text:span><text:span text:style-name="T3"> </text:span><text:span text:style-name="T29">ﯢ</text:span><text:span text:style-name="T3"> </text:span><text:span text:style-name="T29">ﯣ</text:span><text:span text:style-name="T3"> </text:span><text:span text:style-name="T29">ﯤ</text:span><text:span text:style-name="T3"> </text:span><text:span text:style-name="T29">ﯥ</text:span><text:span text:style-name="T3"> </text:span><text:span text:style-name="T29">ﯦ</text:span><text:span text:style-name="T3"> </text:span><text:span text:style-name="T29">ﯧ</text:span><text:span text:style-name="T3"> </text:span><text:span text:style-name="T29">ﯨ</text:span><text:span text:style-name="T3"> </text:span><text:span text:style-name="T29">ﯩ</text:span><text:span text:style-name="T3"> </text:span><text:span text:style-name="T29">ﯪ</text:span><text:span text:style-name="T3"> </text:span><text:span text:style-name="T29">ﯫ</text:span><text:span text:style-name="T3"> </text:span><text:span text:style-name="T29">ﯬ</text:span><text:span text:style-name="T3"> </text:span><text:span text:style-name="T29">ﯭﯮ</text:span><text:span text:style-name="T3"> </text:span><text:span text:style-name="T29">ﯯ</text:span><text:span text:style-name="T3"> </text:span><text:span text:style-name="T29">ﯰ</text:span><text:span text:style-name="T3"> </text:span><text:span text:style-name="T29">ﯱ</text:span><text:span text:style-name="T3"> </text:span><text:span text:style-name="T29">ﯲ</text:span><text:span text:style-name="T3"> </text:span><text:span text:style-name="T29">ﯳﯴ</text:span><text:span text:style-name="T3"> </text:span><text:span text:style-name="T29">ﯵ</text:span><text:span text:style-name="T3"> </text:span><text:span text:style-name="T29">ﯶ</text:span><text:span text:style-name="T3"> </text:span><text:span text:style-name="T29">ﯷ</text:span><text:span text:style-name="T3"> </text:span><text:span text:style-name="T29">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342" svg:font-family="MSI_Z342" style:font-pitch="variable"/>
    <style:font-face style:name="MSI_Z343" svg:font-family="MSI_Z343" style:font-pitch="variable"/>
    <style:font-face style:name="MSI_Z344" svg:font-family="MSI_Z344" style:font-pitch="variable"/>
    <style:font-face style:name="MSI_Z345" svg:font-family="MSI_Z345" style:font-pitch="variable"/>
    <style:font-face style:name="MSI_Z346" svg:font-family="MSI_Z346" style:font-pitch="variable"/>
    <style:font-face style:name="MSI_Z347" svg:font-family="MSI_Z347" style:font-pitch="variable"/>
    <style:font-face style:name="MSI_Z348" svg:font-family="MSI_Z348" style:font-pitch="variable"/>
    <style:font-face style:name="MSI_Z349" svg:font-family="MSI_Z349" style:font-pitch="variable"/>
    <style:font-face style:name="MSI_Z350" svg:font-family="MSI_Z350" style:font-pitch="variable"/>
    <style:font-face style:name="MSI_Z351" svg:font-family="MSI_Z351" style:font-pitch="variable"/>
    <style:font-face style:name="MSI_Z352" svg:font-family="MSI_Z352" style:font-pitch="variable"/>
    <style:font-face style:name="MSI_Z353" svg:font-family="MSI_Z353" style:font-pitch="variable"/>
    <style:font-face style:name="MSI_Z354" svg:font-family="MSI_Z354" style:font-pitch="variable"/>
    <style:font-face style:name="MSI_Z355" svg:font-family="MSI_Z355" style:font-pitch="variable"/>
    <style:font-face style:name="MSI_Z356" svg:font-family="MSI_Z356" style:font-pitch="variable"/>
    <style:font-face style:name="MSI_Z357" svg:font-family="MSI_Z357" style:font-pitch="variable"/>
    <style:font-face style:name="MSI_Z358" svg:font-family="MSI_Z358" style:font-pitch="variable"/>
    <style:font-face style:name="MSI_Z359" svg:font-family="MSI_Z359" style:font-pitch="variable"/>
    <style:font-face style:name="MSI_Z360" svg:font-family="MSI_Z360" style:font-pitch="variable"/>
    <style:font-face style:name="MSI_Z361" svg:font-family="MSI_Z361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P342" svg:font-family="QCF_P342" style:font-family-generic="roman" style:font-pitch="variable"/>
    <style:font-face style:name="QCF_P343" svg:font-family="QCF_P343" style:font-family-generic="roman" style:font-pitch="variable"/>
    <style:font-face style:name="QCF_P344" svg:font-family="QCF_P344" style:font-family-generic="roman" style:font-pitch="variable"/>
    <style:font-face style:name="QCF_P345" svg:font-family="QCF_P345" style:font-family-generic="roman" style:font-pitch="variable"/>
    <style:font-face style:name="QCF_P346" svg:font-family="QCF_P346" style:font-family-generic="roman" style:font-pitch="variable"/>
    <style:font-face style:name="QCF_P347" svg:font-family="QCF_P347" style:font-family-generic="roman" style:font-pitch="variable"/>
    <style:font-face style:name="QCF_P348" svg:font-family="QCF_P348" style:font-family-generic="roman" style:font-pitch="variable"/>
    <style:font-face style:name="QCF_P349" svg:font-family="QCF_P349" style:font-family-generic="roman" style:font-pitch="variable"/>
    <style:font-face style:name="QCF_P350" svg:font-family="QCF_P350" style:font-family-generic="roman" style:font-pitch="variable"/>
    <style:font-face style:name="QCF_P351" svg:font-family="QCF_P351" style:font-family-generic="roman" style:font-pitch="variable"/>
    <style:font-face style:name="QCF_P352" svg:font-family="QCF_P352" style:font-family-generic="roman" style:font-pitch="variable"/>
    <style:font-face style:name="QCF_P353" svg:font-family="QCF_P353" style:font-family-generic="roman" style:font-pitch="variable"/>
    <style:font-face style:name="QCF_P354" svg:font-family="QCF_P354" style:font-family-generic="roman" style:font-pitch="variable"/>
    <style:font-face style:name="QCF_P355" svg:font-family="QCF_P355" style:font-family-generic="roman" style:font-pitch="variable"/>
    <style:font-face style:name="QCF_P356" svg:font-family="QCF_P356" style:font-family-generic="roman" style:font-pitch="variable"/>
    <style:font-face style:name="QCF_P357" svg:font-family="QCF_P357" style:font-family-generic="roman" style:font-pitch="variable"/>
    <style:font-face style:name="QCF_P358" svg:font-family="QCF_P358" style:font-family-generic="roman" style:font-pitch="variable"/>
    <style:font-face style:name="QCF_P359" svg:font-family="QCF_P359" style:font-family-generic="roman" style:font-pitch="variable"/>
    <style:font-face style:name="QCF_P360" svg:font-family="QCF_P360" style:font-family-generic="roman" style:font-pitch="variable"/>
    <style:font-face style:name="QCF_P361" svg:font-family="QCF_P3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441" svg:font-family="QCF_P344" style:font-family-generic="system" style:font-pitch="variable"/>
    <style:font-face style:name="QCF_P3451" svg:font-family="QCF_P345" style:font-family-generic="system" style:font-pitch="variable"/>
    <style:font-face style:name="QCF_P3461" svg:font-family="QCF_P346" style:font-family-generic="system" style:font-pitch="variable"/>
    <style:font-face style:name="QCF_P3471" svg:font-family="QCF_P347" style:font-family-generic="system" style:font-pitch="variable"/>
    <style:font-face style:name="QCF_P3481" svg:font-family="QCF_P348" style:font-family-generic="system" style:font-pitch="variable"/>
    <style:font-face style:name="QCF_P3491" svg:font-family="QCF_P349" style:font-family-generic="system" style:font-pitch="variable"/>
    <style:font-face style:name="QCF_P3501" svg:font-family="QCF_P350" style:font-family-generic="system" style:font-pitch="variable"/>
    <style:font-face style:name="QCF_P3511" svg:font-family="QCF_P351" style:font-family-generic="system" style:font-pitch="variable"/>
    <style:font-face style:name="QCF_P3521" svg:font-family="QCF_P352" style:font-family-generic="system" style:font-pitch="variable"/>
    <style:font-face style:name="QCF_P3531" svg:font-family="QCF_P353" style:font-family-generic="system" style:font-pitch="variable"/>
    <style:font-face style:name="QCF_P3541" svg:font-family="QCF_P354" style:font-family-generic="system" style:font-pitch="variable"/>
    <style:font-face style:name="QCF_P3551" svg:font-family="QCF_P355" style:font-family-generic="system" style:font-pitch="variable"/>
    <style:font-face style:name="QCF_P3561" svg:font-family="QCF_P356" style:font-family-generic="system" style:font-pitch="variable"/>
    <style:font-face style:name="QCF_P3571" svg:font-family="QCF_P357" style:font-family-generic="system" style:font-pitch="variable"/>
    <style:font-face style:name="QCF_P3581" svg:font-family="QCF_P358" style:font-family-generic="system" style:font-pitch="variable"/>
    <style:font-face style:name="QCF_P3591" svg:font-family="QCF_P359" style:font-family-generic="system" style:font-pitch="variable"/>
    <style:font-face style:name="QCF_P3601" svg:font-family="QCF_P360" style:font-family-generic="system" style:font-pitch="variable"/>
    <style:font-face style:name="QCF_P3611" svg:font-family="QCF_P36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2706cb"/>
    </style:style>
    <style:style style:name="MT3" style:family="text">
      <style:text-properties style:font-name="Liberation Sans Narrow" officeooo:rsid="012706cb"/>
    </style:style>
    <style:style style:name="MT4" style:family="text">
      <style:text-properties officeooo:rsid="01390bc4"/>
    </style:style>
    <style:style style:name="MT5" style:family="text">
      <style:text-properties style:font-name="Liberation Sans Narrow" fo:font-size="10pt" officeooo:rsid="0075019c" style:font-size-asian="10pt" style:font-size-complex="10pt"/>
    </style:style>
    <style:style style:name="MT6" style:family="text">
      <style:text-properties style:font-name="Liberation Sans Narrow" fo:font-size="10pt" officeooo:rsid="0136b361" style:font-size-asian="10pt" style:font-size-complex="10pt"/>
    </style:style>
    <style:style style:name="MT7" style:family="text">
      <style:text-properties style:font-name="Liberation Sans Narrow" fo:font-size="10pt" officeooo:rsid="014b1ed1" style:font-size-asian="10pt" style:font-size-complex="10pt"/>
    </style:style>
    <style:style style:name="MT8" style:family="text">
      <style:text-properties style:font-name="Liberation Sans Narrow" fo:font-size="10pt" officeooo:rsid="00b43692" style:font-size-asian="10pt" style:font-size-complex="10pt"/>
    </style:style>
    <style:style style:name="MT9" style:family="text">
      <style:text-properties officeooo:rsid="014b1ed1"/>
    </style:style>
    <style:style style:name="MT10" style:family="text">
      <style:text-properties style:font-name="Liberation Sans Narrow" officeooo:rsid="014b1ed1"/>
    </style:style>
    <style:style style:name="MT11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l</text:span><text:span text:style-name="MT3"> </text:span><text:span text:style-name="MT2">Mu’minun</text:span><text:tab/><text:tab/>Juz<text:span text:style-name="MT1"> </text:span>1<text:span text:style-name="MT4">8</text:span></text:p>
      </style:header>
      <style:footer>
        <text:p text:style-name="MP2"><text:page-number text:select-page="current">349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5">Surat</text:span><text:span text:style-name="MT5"> </text:span><text:span text:style-name="MT6">A</text:span><text:span text:style-name="MT7">n</text:span><text:span text:style-name="MT7"> </text:span><text:span text:style-name="MT7">Nur</text:span><text:span text:style-name="MT5"><text:tab/><text:tab/>Juz</text:span><text:span text:style-name="MT5"> </text:span><text:span text:style-name="MT8">1</text:span><text:span text:style-name="MT7">8</text:span></text:p>
      </style:header>
      <style:footer>
        <text:p text:style-name="MP2"><text:page-number text:select-page="current">358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9">Al</text:span><text:span text:style-name="MT10"> </text:span><text:span text:style-name="MT9">Furqan<text:tab/><text:tab/></text:span>Juz<text:span text:style-name="MT1"> </text:span><text:span text:style-name="MT11">18</text:span></text:p>
      </style:header>
      <style:footer>
        <text:p text:style-name="MP2"><text:page-number text:select-page="current">36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02T14:19:00.396608371</dc:date>
    <meta:editing-duration>PT13H8M11S</meta:editing-duration>
    <meta:editing-cycles>272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45" meta:word-count="2850" meta:character-count="5896" meta:non-whitespace-character-count="3057"/>
  </office:meta>
</office:document-meta>
</file>